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8870000018B0000018B903A573EF2CBD1FA.svg" manifest:media-type="image/svg+xml"/>
  <manifest:file-entry manifest:full-path="Pictures/1000000000000462000000589ACB62EABBDEC34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3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2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0.61cm" style:rel-column-width="4367*"/>
    </style:style>
    <style:style style:name="Tableau5.B" style:family="table-column">
      <style:table-column-properties style:column-width="4.27cm" style:rel-column-width="30583*"/>
    </style:style>
    <style:style style:name="Tableau5.C" style:family="table-column">
      <style:table-column-properties style:column-width="4.27cm" style:rel-column-width="30585*"/>
    </style:style>
    <style:style style:name="Tableau5.A1" style:family="table-cell">
      <style:table-cell-properties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5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5.2" style:family="table-row">
      <style:table-row-properties style:row-height="0.801cm"/>
    </style:style>
    <style:style style:name="Tableau5.A2" style:family="table-cell">
      <style:table-cell-properties style:vertical-align="middle" fo:background-color="transparent" fo:padding-left="0cm" fo:padding-right="0cm" fo:padding-top="0.101cm" fo:padding-bottom="0.101cm" fo:border="none">
        <style:background-image/>
      </style:table-cell-properties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paragraph-rsid="00812de4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812de4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officeooo:paragraph-rsid="00812de4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6" style:family="paragraph" style:parent-style-name="_5f_Paragraphe_20_livret_20_">
      <style:paragraph-properties fo:margin-top="0cm" fo:margin-bottom="0cm" style:contextual-spacing="false"/>
      <style:text-properties officeooo:paragraph-rsid="00812de4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fo:font-weight="bold" officeooo:paragraph-rsid="00812de4" style:font-size-asian="9pt" style:font-weight-asian="bold" style:font-size-complex="9pt" style:font-weight-complex="bold"/>
    </style:style>
    <style:style style:name="P28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1.693cm" style:type="right" style:leader-style="dotted" style:leader-text="."/>
          <style:tab-stop style:position="2.566cm" style:type="right"/>
          <style:tab-stop style:position="2.646cm"/>
          <style:tab-stop style:position="3.466cm" style:type="right" style:leader-style="dotted" style:leader-text="."/>
          <style:tab-stop style:position="7.673cm" style:type="right" style:leader-style="dotted" style:leader-text="."/>
        </style:tab-stops>
      </style:paragraph-properties>
      <style:text-properties officeooo:paragraph-rsid="00c25af7"/>
    </style:style>
    <style:style style:name="P29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c25af7"/>
    </style:style>
    <style:style style:name="P30" style:family="paragraph" style:parent-style-name="FILET_5f_POINTILLES">
      <style:text-properties officeooo:paragraph-rsid="00812de4"/>
    </style:style>
    <style:style style:name="P31" style:family="paragraph" style:parent-style-name="FILET_5f_POINTILLES">
      <style:paragraph-properties>
        <style:tab-stops>
          <style:tab-stop style:position="4.2cm" style:type="right" style:leader-style="dotted" style:leader-text="."/>
        </style:tab-stops>
      </style:paragraph-properties>
      <style:text-properties officeooo:paragraph-rsid="00a07303"/>
    </style:style>
    <style:style style:name="P32" style:family="paragraph" style:parent-style-name="FILET_5f_POINTILLES">
      <style:paragraph-properties>
        <style:tab-stops>
          <style:tab-stop style:position="4.2cm" style:type="right" style:leader-style="dotted" style:leader-text="."/>
        </style:tab-stops>
      </style:paragraph-properties>
      <style:text-properties officeooo:paragraph-rsid="00be7680"/>
    </style:style>
    <style:style style:name="P33" style:family="paragraph" style:parent-style-name="FILET_5f_POINTILLES">
      <style:paragraph-properties>
        <style:tab-stops>
          <style:tab-stop style:position="4.701cm" style:type="right" style:leader-style="dotted" style:leader-text="."/>
        </style:tab-stops>
      </style:paragraph-properties>
      <style:text-properties officeooo:paragraph-rsid="00be7680"/>
    </style:style>
    <style:style style:name="P34" style:family="paragraph" style:parent-style-name="FILET_5f_POINTILLES">
      <style:paragraph-properties>
        <style:tab-stops>
          <style:tab-stop style:position="4.701cm" style:type="right" style:leader-style="dotted" style:leader-text="."/>
        </style:tab-stops>
      </style:paragraph-properties>
      <style:text-properties officeooo:paragraph-rsid="00c25af7"/>
    </style:style>
    <style:style style:name="P35" style:family="paragraph" style:parent-style-name="FILET_5f_POINTILLES">
      <style:text-properties officeooo:paragraph-rsid="009b4100"/>
    </style:style>
    <style:style style:name="P36" style:family="paragraph" style:parent-style-name="FILET_5f_POINTILLES">
      <style:text-properties officeooo:paragraph-rsid="00be7680"/>
    </style:style>
    <style:style style:name="P37" style:family="paragraph" style:parent-style-name="FILET_5f_POINTILLES">
      <style:text-properties officeooo:paragraph-rsid="00c3a6de"/>
    </style:style>
    <style:style style:name="P38" style:family="paragraph" style:parent-style-name="Standard" style:master-page-name="">
      <style:paragraph-properties style:page-number="auto" fo:break-before="auto" fo:break-after="auto"/>
      <style:text-properties officeooo:paragraph-rsid="00812de4"/>
    </style:style>
    <style:style style:name="P39" style:family="paragraph" style:parent-style-name="FILET_5f_POINTILLES" style:master-page-name="">
      <style:paragraph-properties style:page-number="auto">
        <style:tab-stops>
          <style:tab-stop style:position="4.2cm" style:type="right" style:leader-style="dotted" style:leader-text="."/>
        </style:tab-stops>
      </style:paragraph-properties>
      <style:text-properties officeooo:paragraph-rsid="00be7680"/>
    </style:style>
    <style:style style:name="P40" style:family="paragraph" style:parent-style-name="_5f_Paragraphe_20_livret_20_">
      <style:paragraph-properties fo:margin-top="0.199cm" fo:margin-bottom="0cm" style:contextual-spacing="false"/>
      <style:text-properties officeooo:paragraph-rsid="00812de4"/>
    </style:style>
    <style:style style:name="P41" style:family="paragraph" style:parent-style-name="_5f_Paragraphe_20_livret_20_">
      <style:paragraph-properties fo:margin-top="0.199cm" fo:margin-bottom="0cm" style:contextual-spacing="false"/>
      <style:text-properties officeooo:paragraph-rsid="00bf36b5"/>
    </style:style>
    <style:style style:name="P42" style:family="paragraph" style:parent-style-name="_5f_Paragraphe_20_livret_20_réponse_20_élève">
      <style:paragraph-properties fo:margin-top="0.199cm" fo:margin-bottom="0cm" style:contextual-spacing="false"/>
      <style:text-properties officeooo:paragraph-rsid="00812de4"/>
    </style:style>
    <style:style style:name="P43" style:family="paragraph" style:parent-style-name="_5f_Paragraphe_20_livret_20_réponse_20_élève">
      <style:paragraph-properties fo:margin-top="0.199cm" fo:margin-bottom="0cm" style:contextual-spacing="false"/>
      <style:text-properties officeooo:paragraph-rsid="00c02cd5"/>
    </style:style>
    <style:style style:name="P44" style:family="paragraph" style:parent-style-name="Standard">
      <style:paragraph-properties fo:margin-top="0.199cm" fo:margin-bottom="0cm" style:contextual-spacing="false" fo:text-align="justify" style:justify-single-word="false"/>
      <style:text-properties officeooo:paragraph-rsid="00812de4"/>
    </style:style>
    <style:style style:name="P45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812de4"/>
    </style:style>
    <style:style style:name="P46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91874e"/>
    </style:style>
    <style:style style:name="P47" style:family="paragraph" style:parent-style-name="_5f_Paragraphe_20_livret_20_réponse_20_élève">
      <style:paragraph-properties>
        <style:tab-stops>
          <style:tab-stop style:position="1.423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12de4"/>
    </style:style>
    <style:style style:name="P48" style:family="paragraph" style:parent-style-name="_5f_Paragraphe_20_livret_20_réponse_20_élève">
      <style:paragraph-properties>
        <style:tab-stops>
          <style:tab-stop style:position="1.423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c3a6de"/>
    </style:style>
    <style:style style:name="P49" style:family="paragraph" style:parent-style-name="_5f_Paragraphe_20_livret_20_">
      <style:paragraph-properties fo:text-align="center" style:justify-single-word="false"/>
      <style:text-properties officeooo:paragraph-rsid="00812de4"/>
    </style:style>
    <style:style style:name="P50" style:family="paragraph" style:parent-style-name="_5f_Paragraphe_20_livret_20_">
      <style:paragraph-properties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26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93b903"/>
    </style:style>
    <style:style style:name="P51" style:family="paragraph" style:parent-style-name="Table_20_Contents">
      <style:paragraph-properties fo:text-align="center" style:justify-single-word="false"/>
      <style:text-properties style:font-name="Bitstream Vera Sans5" fo:font-size="10pt" officeooo:paragraph-rsid="00812de4"/>
    </style:style>
    <style:style style:name="P52" style:family="paragraph" style:parent-style-name="Standard">
      <style:paragraph-properties fo:margin-top="0.101cm" fo:margin-bottom="0cm" style:contextual-spacing="false" fo:text-align="justify" style:justify-single-word="false"/>
      <style:text-properties officeooo:paragraph-rsid="00812de4"/>
    </style:style>
    <style:style style:name="P53" style:family="paragraph" style:parent-style-name="_5f_Paragraphe_20_livret_20_réponse_20_élève">
      <style:paragraph-properties fo:margin-top="0cm" fo:margin-bottom="0.101cm" style:contextual-spacing="false" fo:line-height="100%"/>
      <style:text-properties officeooo:paragraph-rsid="00812de4"/>
    </style:style>
    <style:style style:name="P54" style:family="paragraph" style:parent-style-name="_5f_Paragraphe_20_livret_20_réponse_20_élève">
      <style:paragraph-properties fo:margin-top="0cm" fo:margin-bottom="0.101cm" style:contextual-spacing="false" fo:line-height="100%" fo:break-before="column"/>
      <style:text-properties officeooo:paragraph-rsid="00812de4"/>
    </style:style>
    <style:style style:name="P55" style:family="paragraph" style:parent-style-name="FILET_5f_POINTILLES">
      <loext:graphic-properties draw:fill-gradient-name="gradient" draw:fill-hatch-name="hatch"/>
      <style:paragraph-properties fo:margin-top="0.101cm" fo:margin-bottom="0.101cm" style:contextual-spacing="false" fo:line-height="100%">
        <style:tab-stops>
          <style:tab-stop style:position="4.2cm" style:type="right" style:leader-style="dotted" style:leader-text="."/>
        </style:tab-stops>
      </style:paragraph-properties>
      <style:text-properties officeooo:paragraph-rsid="00c25af7"/>
    </style:style>
    <style:style style:name="P56" style:family="paragraph" style:parent-style-name="FILET_5f_POINTILLES">
      <style:paragraph-properties style:line-height-at-least="0.6cm">
        <style:tab-stops>
          <style:tab-stop style:position="4.2cm" style:type="right" style:leader-style="dotted" style:leader-text="."/>
        </style:tab-stops>
      </style:paragraph-properties>
      <style:text-properties officeooo:paragraph-rsid="00c25af7"/>
    </style:style>
    <style:style style:name="P57" style:family="paragraph" style:parent-style-name="FILET_5f_POINTILLES">
      <style:paragraph-properties style:line-height-at-least="0.6cm">
        <style:tab-stops>
          <style:tab-stop style:position="4.2cm" style:type="right" style:leader-style="dotted" style:leader-text="."/>
        </style:tab-stops>
      </style:paragraph-properties>
      <style:text-properties officeooo:paragraph-rsid="00be7680"/>
    </style:style>
    <style:style style:name="P58" style:family="paragraph" style:parent-style-name="FILET_5f_POINTILLES">
      <style:paragraph-properties style:line-height-at-least="0.6cm">
        <style:tab-stops>
          <style:tab-stop style:position="4.2cm" style:type="right" style:leader-style="dotted" style:leader-text="."/>
        </style:tab-stops>
      </style:paragraph-properties>
      <style:text-properties officeooo:paragraph-rsid="009f996d"/>
    </style:style>
    <style:style style:name="P59" style:family="paragraph" style:parent-style-name="FILET_5f_POINTILLES">
      <style:paragraph-properties style:line-height-at-least="0.6cm">
        <style:tab-stops>
          <style:tab-stop style:position="4.2cm" style:type="right" style:leader-style="dotted" style:leader-text="."/>
        </style:tab-stops>
      </style:paragraph-properties>
      <style:text-properties officeooo:paragraph-rsid="00a07303"/>
    </style:style>
    <style:style style:name="P60" style:family="paragraph" style:parent-style-name="FILET_5f_POINTILLES">
      <style:paragraph-properties style:line-height-at-least="0.6cm">
        <style:tab-stops>
          <style:tab-stop style:position="5.001cm" style:type="right" style:leader-style="dotted" style:leader-text="."/>
        </style:tab-stops>
      </style:paragraph-properties>
      <style:text-properties officeooo:paragraph-rsid="00c25af7"/>
    </style:style>
    <style:style style:name="P61" style:family="paragraph" style:parent-style-name="FILET_5f_POINTILLES">
      <style:paragraph-properties style:line-height-at-least="0.6cm">
        <style:tab-stops>
          <style:tab-stop style:position="5.001cm" style:type="right" style:leader-style="dotted" style:leader-text="."/>
        </style:tab-stops>
      </style:paragraph-properties>
      <style:text-properties officeooo:paragraph-rsid="009a11f6"/>
    </style:style>
    <style:style style:name="P62" style:family="paragraph" style:parent-style-name="FILET_5f_POINTILLES">
      <style:paragraph-properties style:line-height-at-least="0.6cm">
        <style:tab-stops>
          <style:tab-stop style:position="5.001cm" style:type="right" style:leader-style="dotted" style:leader-text="."/>
        </style:tab-stops>
      </style:paragraph-properties>
      <style:text-properties officeooo:paragraph-rsid="00be7680"/>
    </style:style>
    <style:style style:name="P63" style:family="paragraph" style:parent-style-name="FILET_5f_POINTILLES">
      <style:paragraph-properties fo:line-height="100%"/>
      <style:text-properties officeooo:paragraph-rsid="009b4100"/>
    </style:style>
    <style:style style:name="P64" style:family="paragraph" style:parent-style-name="FILET_5f_POINTILLES">
      <style:paragraph-properties fo:line-height="100%"/>
      <style:text-properties officeooo:paragraph-rsid="00812de4"/>
    </style:style>
    <style:style style:name="P65" style:family="paragraph" style:parent-style-name="FILET_5f_POINTILLES">
      <style:paragraph-properties fo:line-height="100%">
        <style:tab-stops>
          <style:tab-stop style:position="4.2cm" style:type="right" style:leader-style="dotted" style:leader-text="."/>
        </style:tab-stops>
      </style:paragraph-properties>
      <style:text-properties officeooo:paragraph-rsid="00be7680"/>
    </style:style>
    <style:style style:name="P66" style:family="paragraph" style:parent-style-name="FILET_5f_POINTILLES">
      <style:paragraph-properties fo:line-height="100%">
        <style:tab-stops>
          <style:tab-stop style:position="4.2cm" style:type="right" style:leader-style="dotted" style:leader-text="."/>
        </style:tab-stops>
      </style:paragraph-properties>
      <style:text-properties officeooo:paragraph-rsid="009f996d"/>
    </style:style>
    <style:style style:name="P67" style:family="paragraph" style:parent-style-name="FILET_5f_POINTILLES">
      <style:paragraph-properties fo:line-height="100%">
        <style:tab-stops>
          <style:tab-stop style:position="5.001cm" style:type="right" style:leader-style="dotted" style:leader-text="."/>
        </style:tab-stops>
      </style:paragraph-properties>
      <style:text-properties officeooo:paragraph-rsid="0097b62e"/>
    </style:style>
    <style:style style:name="P68" style:family="paragraph" style:parent-style-name="FILET_5f_POINTILLES">
      <style:paragraph-properties fo:line-height="100%">
        <style:tab-stops>
          <style:tab-stop style:position="5.001cm" style:type="right" style:leader-style="dotted" style:leader-text="."/>
        </style:tab-stops>
      </style:paragraph-properties>
      <style:text-properties officeooo:paragraph-rsid="00c25af7"/>
    </style:style>
    <style:style style:name="P69" style:family="paragraph" style:parent-style-name="Exo_5f_Num">
      <style:paragraph-properties fo:margin-top="0.801cm" fo:margin-bottom="0.101cm" style:contextual-spacing="false"/>
      <style:text-properties officeooo:paragraph-rsid="00812de4"/>
    </style:style>
    <style:style style:name="P70" style:family="paragraph" style:parent-style-name="Exo_5f_Num" style:list-style-name="">
      <style:paragraph-properties fo:margin-top="0.801cm" fo:margin-bottom="0.101cm" style:contextual-spacing="false"/>
      <style:text-properties officeooo:paragraph-rsid="00812de4"/>
    </style:style>
    <style:style style:name="P71" style:family="paragraph" style:parent-style-name="Exo_5f_Num">
      <style:paragraph-properties fo:margin-top="0.801cm" fo:margin-bottom="0.3cm" style:contextual-spacing="false"/>
      <style:text-properties officeooo:paragraph-rsid="00812de4"/>
    </style:style>
    <style:style style:name="P72" style:family="paragraph" style:parent-style-name="Exo_5f_Num">
      <style:paragraph-properties fo:margin-top="0.9cm" fo:margin-bottom="0.3cm" style:contextual-spacing="false"/>
      <style:text-properties officeooo:paragraph-rsid="00812de4"/>
    </style:style>
    <style:style style:name="P73" style:family="paragraph" style:parent-style-name="Exo_5f_Num">
      <style:paragraph-properties fo:margin-top="0.6cm" fo:margin-bottom="0.3cm" style:contextual-spacing="false"/>
      <style:text-properties officeooo:paragraph-rsid="00812de4"/>
    </style:style>
    <style:style style:name="P74" style:family="paragraph" style:parent-style-name="Exo_5f_Num">
      <style:paragraph-properties fo:margin-top="0.82cm" fo:margin-bottom="0.101cm" style:contextual-spacing="false"/>
      <style:text-properties officeooo:paragraph-rsid="00812de4"/>
    </style:style>
    <style:style style:name="P75" style:family="paragraph" style:parent-style-name="Exo_5f_Num">
      <style:paragraph-properties fo:margin-top="0.801cm" fo:margin-bottom="0.199cm" style:contextual-spacing="false" fo:break-before="column"/>
      <style:text-properties officeooo:paragraph-rsid="00812de4"/>
    </style:style>
    <style:style style:name="P76" style:family="paragraph" style:parent-style-name="_5f_Paragraphe_20_livret_20_" style:list-style-name="liste_5f_abc">
      <style:text-properties officeooo:paragraph-rsid="00812de4"/>
    </style:style>
    <style:style style:name="P77" style:family="paragraph" style:parent-style-name="_5f_Paragraphe_20_livret_20_" style:list-style-name="liste_5f_abc">
      <style:paragraph-properties fo:margin-top="0.3cm" fo:margin-bottom="0cm" style:contextual-spacing="false" fo:line-height="100%">
        <style:tab-stops>
          <style:tab-stop style:position="1.693cm" style:type="right" style:leader-style="dotted" style:leader-text="."/>
          <style:tab-stop style:position="2.566cm" style:type="right"/>
          <style:tab-stop style:position="2.646cm"/>
          <style:tab-stop style:position="3.466cm" style:type="right" style:leader-style="dotted" style:leader-text="."/>
          <style:tab-stop style:position="7.673cm" style:type="right" style:leader-style="dotted" style:leader-text="."/>
        </style:tab-stops>
      </style:paragraph-properties>
      <style:text-properties fo:letter-spacing="-0.004cm" officeooo:paragraph-rsid="00830b46"/>
    </style:style>
    <style:style style:name="P78" style:family="paragraph" style:parent-style-name="_5f_Paragraphe_20_livret_20_" style:list-style-name="liste_5f_abc">
      <style:paragraph-properties fo:margin-top="0.3cm" fo:margin-bottom="0cm" style:contextual-spacing="false">
        <style:tab-stops/>
      </style:paragraph-properties>
      <style:text-properties officeooo:paragraph-rsid="00812de4"/>
    </style:style>
    <style:style style:name="P79" style:family="paragraph" style:parent-style-name="_5f_Paragraphe_20_livret_20_">
      <style:paragraph-properties fo:margin-top="0.199cm" fo:margin-bottom="0cm" style:contextual-spacing="false" fo:line-height="100%"/>
      <style:text-properties officeooo:paragraph-rsid="00a27d31"/>
    </style:style>
    <style:style style:name="P80" style:family="paragraph" style:parent-style-name="_5f_Paragraphe_20_livret_20_">
      <style:paragraph-properties fo:margin-top="0.199cm" fo:margin-bottom="0cm" style:contextual-spacing="false" fo:line-height="100%"/>
      <style:text-properties officeooo:paragraph-rsid="00a0a2b8"/>
    </style:style>
    <style:style style:name="P81" style:family="paragraph" style:parent-style-name="_5f_Paragraphe_20_livret_20_">
      <style:paragraph-properties fo:margin-top="0.199cm" fo:margin-bottom="0cm" style:contextual-spacing="false" fo:line-height="100%" fo:text-align="start" style:justify-single-word="false"/>
      <style:text-properties officeooo:paragraph-rsid="00bf36b5"/>
    </style:style>
    <style:style style:name="P82" style:family="paragraph" style:parent-style-name="_5f_Paragraphe_20_livret_20_">
      <style:paragraph-properties fo:margin-top="0.199cm" fo:margin-bottom="0cm" style:contextual-spacing="false" fo:line-height="100%" fo:text-align="start" style:justify-single-word="false"/>
      <style:text-properties officeooo:paragraph-rsid="00c3a6de"/>
    </style:style>
    <style:style style:name="P83" style:family="paragraph" style:parent-style-name="_5f_Paragraphe_20_livret_20_" style:list-style-name="_5f_Numérotation_20_des_20_exercices_20_livrets">
      <style:paragraph-properties fo:margin-top="0.199cm" fo:margin-bottom="0cm" style:contextual-spacing="false" fo:line-height="100%" fo:text-align="start" style:justify-single-word="false"/>
      <style:text-properties officeooo:paragraph-rsid="00c8bcd4"/>
    </style:style>
    <style:style style:name="P84" style:family="paragraph" style:parent-style-name="_5f_Paragraphe_20_livret_20_" style:list-style-name="_5f_Numérotation_20_des_20_exercices_20_livrets">
      <style:paragraph-properties fo:margin-top="0.199cm" fo:margin-bottom="0cm" style:contextual-spacing="false" fo:line-height="100%"/>
      <style:text-properties officeooo:paragraph-rsid="00c8bcd4"/>
    </style:style>
    <style:style style:name="P85" style:family="paragraph" style:parent-style-name="_5f_Paragraphe_20_livret_20_">
      <style:paragraph-properties fo:margin-top="0.199cm" fo:margin-bottom="0cm" style:contextual-spacing="false" fo:line-height="100%"/>
      <style:text-properties officeooo:paragraph-rsid="00c3a6de"/>
    </style:style>
    <style:style style:name="P86" style:family="paragraph" style:parent-style-name="_5f_Paragraphe_20_livret_20_">
      <style:paragraph-properties fo:margin-top="0.199cm" fo:margin-bottom="0cm" style:contextual-spacing="false" fo:line-height="100%"/>
      <style:text-properties officeooo:paragraph-rsid="00bf36b5"/>
    </style:style>
    <style:style style:name="P87" style:family="paragraph" style:parent-style-name="_5f_Paragraphe_20_livret_20_" style:list-style-name="_5f_Numérotation_20_des_20_exercices_20_livrets">
      <style:paragraph-properties fo:margin-top="0.4cm" fo:margin-bottom="0cm" style:contextual-spacing="false"/>
      <style:text-properties officeooo:paragraph-rsid="00812de4"/>
    </style:style>
    <style:style style:name="P88" style:family="paragraph" style:parent-style-name="_5f_Paragraphe_20_livret_20_" style:list-style-name="_5f_Numérotation_20_des_20_exercices_20_livrets" style:master-page-name="">
      <loext:graphic-properties draw:fill="none"/>
      <style:paragraph-properties fo:margin-left="0cm" fo:margin-right="-0.199cm" fo:margin-top="0.199cm" fo:margin-bottom="0cm" style:contextual-spacing="false" fo:line-height="100%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c8bcd4"/>
    </style:style>
    <style:style style:name="P89" style:family="paragraph" style:parent-style-name="_5f_Paragraphe_20_livret_20_">
      <style:paragraph-properties fo:margin-top="0cm" fo:margin-bottom="0cm" style:contextual-spacing="false" style:line-height-at-least="0.7cm"/>
      <style:text-properties officeooo:paragraph-rsid="00812de4"/>
    </style:style>
    <style:style style:name="P90" style:family="paragraph" style:parent-style-name="_5f_Paragraphe_20_livret_20_réponse_20_élève" style:list-style-name="liste_5f_abc">
      <style:paragraph-properties fo:margin-top="0cm" fo:margin-bottom="0cm" style:contextual-spacing="false" fo:line-height="100%">
        <style:tab-stops>
          <style:tab-stop style:position="1.693cm" style:type="right" style:leader-style="dotted" style:leader-text="."/>
          <style:tab-stop style:position="2.566cm" style:type="right"/>
          <style:tab-stop style:position="2.646cm"/>
          <style:tab-stop style:position="3.466cm" style:type="right" style:leader-style="dotted" style:leader-text="."/>
          <style:tab-stop style:position="7.673cm" style:type="right" style:leader-style="dotted" style:leader-text="."/>
        </style:tab-stops>
      </style:paragraph-properties>
      <style:text-properties officeooo:paragraph-rsid="00830b46"/>
    </style:style>
    <style:style style:name="P91" style:family="paragraph" style:parent-style-name="_5f_Paragraphe_20_livret_20_réponse_20_élève" style:list-style-name="liste_5f_abc">
      <style:paragraph-properties fo:margin-top="0cm" fo:margin-bottom="0cm" style:contextual-spacing="false">
        <style:tab-stops>
          <style:tab-stop style:position="1.693cm" style:type="right" style:leader-style="dotted" style:leader-text="."/>
          <style:tab-stop style:position="2.566cm" style:type="right"/>
          <style:tab-stop style:position="2.646cm"/>
          <style:tab-stop style:position="3.466cm" style:type="right" style:leader-style="dotted" style:leader-text="."/>
          <style:tab-stop style:position="7.673cm" style:type="right" style:leader-style="dotted" style:leader-text="."/>
        </style:tab-stops>
      </style:paragraph-properties>
      <style:text-properties officeooo:paragraph-rsid="00c25af7"/>
    </style:style>
    <style:style style:name="P92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615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d108d"/>
    </style:style>
    <style:style style:name="P93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1.372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339cm" style:leader-style="dotted" style:leader-text="."/>
          <style:tab-stop style:position="7.001cm" style:leader-style="dotted" style:leader-text="."/>
          <style:tab-stop style:position="8.311cm" style:leader-style="dotted" style:leader-text="."/>
          <style:tab-stop style:position="8.961cm" style:leader-style="dotted" style:leader-text="."/>
        </style:tab-stops>
      </style:paragraph-properties>
      <style:text-properties officeooo:paragraph-rsid="00812de4"/>
    </style:style>
    <style:style style:name="P94" style:family="paragraph" style:parent-style-name="_5f_Paragraphe_20_livret_20_réponse_20_élève" style:list-style-name="L1" style:master-page-name="">
      <loext:graphic-properties draw:fill="none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95" style:family="paragraph" style:parent-style-name="_5f_Paragraphe_20_livret_20_réponse_20_élève">
      <style:paragraph-properties fo:margin-top="0.199cm" fo:margin-bottom="0cm" style:contextual-spacing="false" fo:line-height="100%"/>
      <style:text-properties fo:letter-spacing="-0.004cm" officeooo:paragraph-rsid="00b1e853"/>
    </style:style>
    <style:style style:name="P96" style:family="paragraph" style:parent-style-name="_5f_Paragraphe_20_livret_20_réponse_20_élève">
      <style:paragraph-properties fo:margin-top="0.199cm" fo:margin-bottom="0cm" style:contextual-spacing="false" fo:line-height="100%"/>
      <style:text-properties officeooo:paragraph-rsid="00c3a6de"/>
    </style:style>
    <style:style style:name="P97" style:family="paragraph" style:parent-style-name="_5f_Paragraphe_20_livret_20_réponse_20_élève">
      <style:paragraph-properties fo:margin-top="0.199cm" fo:margin-bottom="0cm" style:contextual-spacing="false" fo:line-height="100%"/>
      <style:text-properties officeooo:paragraph-rsid="00a9b277"/>
    </style:style>
    <style:style style:name="P98" style:family="paragraph" style:parent-style-name="_5f_Paragraphe_20_livret_20_réponse_20_élève">
      <style:paragraph-properties fo:margin-top="0.199cm" fo:margin-bottom="0cm" style:contextual-spacing="false" fo:line-height="100%"/>
      <style:text-properties officeooo:paragraph-rsid="00b1e853"/>
    </style:style>
    <style:style style:name="P99" style:family="paragraph" style:parent-style-name="_5f_Paragraphe_20_livret_20_réponse_20_élève">
      <style:paragraph-properties fo:margin-top="0.199cm" fo:margin-bottom="0cm" style:contextual-spacing="false" fo:line-height="100%"/>
      <style:text-properties officeooo:paragraph-rsid="00c02cd5"/>
    </style:style>
    <style:style style:name="P100" style:family="paragraph" style:parent-style-name="_5f_Paragraphe_20_livret_20_réponse_20_élève">
      <style:paragraph-properties fo:margin-top="0.199cm" fo:margin-bottom="0cm" style:contextual-spacing="false" fo:line-height="100%"/>
      <style:text-properties officeooo:paragraph-rsid="00c4a895"/>
    </style:style>
    <style:style style:name="P101" style:family="paragraph" style:parent-style-name="_5f_Paragraphe_20_livret_20_réponse_20_élève">
      <style:paragraph-properties fo:margin-top="0.199cm" fo:margin-bottom="0cm" style:contextual-spacing="false" fo:line-height="100%"/>
      <style:text-properties officeooo:paragraph-rsid="00b47231"/>
    </style:style>
    <style:style style:name="P102" style:family="paragraph" style:parent-style-name="_5f_Paragraphe_20_livret_20_réponse_20_élève">
      <style:paragraph-properties fo:margin-top="0.199cm" fo:margin-bottom="0cm" style:contextual-spacing="false" fo:line-height="100%"/>
      <style:text-properties officeooo:paragraph-rsid="00b84c2b"/>
    </style:style>
    <style:style style:name="P103" style:family="paragraph" style:parent-style-name="_5f_Paragraphe_20_livret_20_réponse_20_élève">
      <style:paragraph-properties fo:margin-top="0.199cm" fo:margin-bottom="0cm" style:contextual-spacing="false" fo:line-height="100%"/>
      <style:text-properties officeooo:paragraph-rsid="00b8de6b"/>
    </style:style>
    <style:style style:name="P104" style:family="paragraph" style:parent-style-name="_5f_Paragraphe_20_livret_20_réponse_20_élève">
      <style:paragraph-properties fo:margin-top="0.101cm" fo:margin-bottom="0cm" style:contextual-spacing="false" style:line-height-at-least="0.6cm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615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9a11f6"/>
    </style:style>
    <style:style style:name="P105" style:family="paragraph" style:parent-style-name="_5f_Paragraphe_20_livret_20_réponse_20_élève">
      <style:paragraph-properties fo:margin-top="0.101cm" fo:margin-bottom="0cm" style:contextual-spacing="false" fo:line-height="100%">
        <style:tab-stops>
          <style:tab-stop style:position="1.423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12de4"/>
    </style:style>
    <style:style style:name="P106" style:family="paragraph" style:parent-style-name="_5f_Paragraphe_20_livret_20_réponse_20_élève" style:master-page-name="">
      <loext:graphic-properties draw:fill="none"/>
      <style:paragraph-properties fo:margin-left="0cm" fo:margin-right="-0.199cm" fo:margin-top="0cm" fo:margin-bottom="0cm" style:contextual-spacing="false" fo:line-height="100%" fo:text-align="justify" style:justify-single-word="false" fo:text-indent="0cm" style:auto-text-indent="false" style:page-number="auto" fo:break-before="column" fo:background-color="transparent" style:shadow="none">
        <style:tab-stops>
          <style:tab-stop style:position="1.423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12de4"/>
    </style:style>
    <style:style style:name="P107" style:family="paragraph" style:parent-style-name="_5f_Paragraphe_20_livret_20_réponse_20_élève">
      <style:paragraph-properties fo:margin-top="0.4cm" fo:margin-bottom="0cm" style:contextual-spacing="false" fo:line-height="100%"/>
      <style:text-properties officeooo:paragraph-rsid="00812de4"/>
    </style:style>
    <style:style style:name="P108" style:family="paragraph" style:parent-style-name="_5f_Paragraphe_20_livret_20_réponse_20_élève">
      <style:paragraph-properties fo:margin-top="0.4cm" fo:margin-bottom="0cm" style:contextual-spacing="false" fo:line-height="100%"/>
      <style:text-properties officeooo:paragraph-rsid="008a17f2"/>
    </style:style>
    <style:style style:name="P109" style:family="paragraph" style:parent-style-name="_5f_Paragraphe_20_livret_20_réponse_20_élève">
      <style:paragraph-properties fo:margin-top="0.4cm" fo:margin-bottom="0cm" style:contextual-spacing="false" fo:line-height="100%"/>
      <style:text-properties fo:letter-spacing="-0.004cm" officeooo:paragraph-rsid="00812de4"/>
    </style:style>
    <style:style style:name="P110" style:family="paragraph" style:parent-style-name="_5f_Pied_20_de_20_page" style:list-style-name="">
      <style:paragraph-properties fo:text-align="end" style:justify-single-word="false"/>
    </style:style>
    <style:style style:name="P111" style:family="paragraph" style:parent-style-name="_5f_Pied_20_de_20_page">
      <style:paragraph-properties fo:text-align="end" style:justify-single-word="false"/>
    </style:style>
    <style:style style:name="P112" style:family="paragraph" style:parent-style-name="_5f_Pied_20_de_20_page" style:list-style-name=""/>
    <style:style style:name="P11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20" fo:break-before="auto" fo:break-after="auto" style:shadow="none"/>
      <style:text-properties style:font-name="Bitstream Vera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_5f_Titre_20_d_27_exercices_20_livret_20_sans_20_titre" style:list-style-name="Num_5f_Exo">
      <style:paragraph-properties fo:margin-top="0.621cm" fo:margin-bottom="0.101cm" style:contextual-spacing="false"/>
      <style:text-properties officeooo:paragraph-rsid="00812de4"/>
    </style:style>
    <style:style style:name="P116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17" style:family="paragraph">
      <loext:graphic-properties draw:fill-color="#ce181e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18" style:family="paragraph">
      <style:paragraph-properties fo:text-align="center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d7e12c"/>
    </style:style>
    <style:style style:name="P12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d2ede" style:font-size-asian="12pt" style:font-weight-asian="normal" style:font-size-complex="12pt" style:font-weight-complex="normal"/>
    </style:style>
    <style:style style:name="T7" style:family="text">
      <style:text-properties fo:font-size="12pt" fo:background-color="#ffff00" loext:char-shading-value="0" style:font-size-asian="12pt" style:font-size-complex="12pt"/>
    </style:style>
    <style:style style:name="T8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T9" style:family="text">
      <style:text-properties fo:font-variant="normal" fo:text-transform="none" style:use-window-font-color="true" loext:opacity="0%" style:text-position="0% 100%" style:font-name="Bitstream Vera Sans1" fo:font-size="10pt" fo:letter-spacing="-0.004cm" fo:language="zxx" fo:country="none" fo:font-style="normal" fo:text-shadow="none" style:text-underline-style="none" fo:font-weight="normal" officeooo:rsid="00177b7d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0" style:family="text">
      <style:text-properties fo:font-variant="normal" fo:text-transform="none" style:use-window-font-color="true" loext:opacity="0%" style:text-position="0% 100%" style:font-name="OpenSymbol" fo:font-size="10pt" fo:letter-spacing="-0.004cm" fo:language="zxx" fo:country="none" fo:text-shadow="none" style:text-underline-style="none" fo:font-weight="normal" officeooo:rsid="00177b7d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1" style:family="text">
      <style:text-properties fo:font-variant="normal" fo:text-transform="none" fo:color="#7fb241" loext:opacity="100%" style:text-position="0% 100%" style:font-name="Bitstream Vera Sans1" fo:font-size="10pt" fo:letter-spacing="-0.004cm" fo:language="zxx" fo:country="none" fo:font-style="normal" fo:text-shadow="none" style:text-underline-style="none" fo:font-weight="bold" officeooo:rsid="00177b7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2" style:family="text">
      <style:text-properties fo:font-variant="normal" fo:text-transform="none" fo:color="#7fb241" loext:opacity="100%" style:text-position="0% 100%" fo:font-size="12pt" fo:letter-spacing="-0.004cm" fo:language="zxx" fo:country="none" fo:text-shadow="none" style:text-underline-style="none" fo:font-weight="bold" officeooo:rsid="00177b7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font-weight-complex="bold" style:font-relief="none"/>
    </style:style>
    <style:style style:name="T13" style:family="text">
      <style:text-properties fo:font-variant="normal" fo:text-transform="none" fo:color="#9d0f89" loext:opacity="100%" style:text-position="0% 100%" style:font-name="Bitstream Vera Sans1" fo:font-size="10pt" fo:letter-spacing="-0.004cm" fo:language="zxx" fo:country="none" fo:font-style="normal" fo:text-shadow="none" style:text-underline-style="none" fo:font-weight="bold" officeooo:rsid="00177b7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4" style:family="text">
      <style:text-properties fo:font-variant="normal" fo:text-transform="none" fo:color="#9d0f89" loext:opacity="100%" style:text-position="0% 100%" fo:font-size="12pt" fo:letter-spacing="-0.004cm" fo:language="zxx" fo:country="none" fo:text-shadow="none" style:text-underline-style="none" fo:font-weight="bold" officeooo:rsid="00177b7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font-weight-complex="bold" style:font-relief="none"/>
    </style:style>
    <style:style style:name="T15" style:family="text">
      <style:text-properties fo:font-variant="normal" fo:text-transform="none" fo:color="#000000" loext:opacity="100%" style:text-position="0% 100%" style:font-name="OpenSymbol2" fo:font-size="10pt" fo:letter-spacing="-0.004cm" fo:language="zxx" fo:country="none" fo:font-style="normal" fo:text-shadow="none" style:text-underline-style="none" fo:font-weight="normal" officeooo:rsid="00177b7d" fo:background-color="transparent" loext:char-shading-value="0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font-relief="none"/>
    </style:style>
    <style:style style:name="T16" style:family="text">
      <style:text-properties fo:font-variant="normal" fo:text-transform="none" fo:color="#1ca2b8" loext:opacity="100%" style:text-position="0% 100%" style:font-name="Bitstream Vera Sans1" fo:font-size="10pt" fo:letter-spacing="-0.004cm" fo:language="zxx" fo:country="none" fo:font-style="normal" fo:text-shadow="none" style:text-underline-style="none" fo:font-weight="bold" officeooo:rsid="00177b7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7" style:family="text">
      <style:text-properties fo:font-variant="normal" fo:text-transform="none" style:text-position="0% 100%" style:font-name="OpenSymbol" fo:font-size="10pt" fo:letter-spacing="-0.004cm" fo:language="zxx" fo:country="none" fo:font-style="normal" fo:text-shadow="none" fo:font-weight="normal" officeooo:rsid="00177b7d" fo:background-color="transparent" loext:char-shading-value="0" style:font-name-asian="OpenSymbol" style:font-size-asian="10pt" style:language-asian="zxx" style:country-asian="none" style:font-style-asian="normal" style:font-weight-asian="normal" style:font-name-complex="OpenSymbol" style:font-size-complex="10pt" style:font-style-complex="normal" style:font-weight-complex="normal" style:text-scale="100%" style:font-relief="none"/>
    </style:style>
    <style:style style:name="T18" style:family="text">
      <style:text-properties officeooo:rsid="00812de4"/>
    </style:style>
    <style:style style:name="T19" style:family="text">
      <style:text-properties fo:text-transform="uppercase" fo:color="#808080" loext:opacity="100%" style:font-name="Bitstream Vera Sans" fo:font-size="9pt" officeooo:rsid="003163d5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062063b" fo:background-color="transparent" loext:char-shading-value="0"/>
    </style:style>
    <style:style style:name="T21" style:family="text">
      <style:text-properties officeooo:rsid="00308c81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text-position="0% 100%"/>
    </style:style>
    <style:style style:name="T24" style:family="text">
      <style:text-properties fo:color="#000000" loext:opacity="100%" style:text-position="0% 100%" style:font-name="OpenSymbol" fo:font-size="10pt" fo:letter-spacing="-0.004cm" fo:font-style="normal" style:font-name-asian="OpenSymbol" style:font-size-asian="10pt" style:font-style-asian="normal" style:font-name-complex="OpenSymbol" style:font-size-complex="10pt" style:font-style-complex="normal"/>
    </style:style>
    <style:style style:name="T25" style:family="text">
      <style:text-properties fo:color="#000000" loext:opacity="100%" style:text-position="0% 100%" style:font-name="OpenSymbol" fo:font-size="10pt" fo:letter-spacing="-0.004cm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6" style:family="text">
      <style:text-properties fo:color="#000000" loext:opacity="100%" style:text-position="0% 100%" style:font-name="OpenSymbol" fo:font-size="10pt" fo:letter-spacing="-0.004cm" fo:font-style="normal" officeooo:rsid="00aa4236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7" style:family="text">
      <style:text-properties fo:color="#000000" loext:opacity="100%" style:text-position="0% 100%" style:font-name="OpenSymbol" fo:font-size="10pt" fo:letter-spacing="-0.004cm" fo:language="pt" fo:country="BR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8" style:family="text">
      <style:text-properties fo:color="#000000" loext:opacity="100%" style:text-position="0% 100%" style:font-name="OpenSymbol" fo:font-size="10pt" fo:letter-spacing="-0.004cm" fo:language="pt" fo:country="BR" fo:font-style="normal" officeooo:rsid="009a11f6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9" style:family="text">
      <style:text-properties fo:color="#000000" loext:opacity="100%" style:text-position="0% 100%" style:font-name="OpenSymbol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0" style:family="text">
      <style:text-properties fo:color="#000000" loext:opacity="100%" style:text-position="0% 100%" style:font-name="OpenSymbol" fo:font-size="10pt" fo:font-style="normal" officeooo:rsid="00a9cb5b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1" style:family="text">
      <style:text-properties fo:color="#000000" loext:opacity="100%" style:text-position="0% 100%" style:font-name="OpenSymbol" fo:font-size="10pt" fo:font-style="normal" officeooo:rsid="0057d8a0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2" style:family="text">
      <style:text-properties fo:color="#000000" loext:opacity="100%" style:text-position="0% 100%" style:font-name="OpenSymbol" fo:font-size="10pt" fo:font-style="normal" officeooo:rsid="00ad83a0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3" style:family="text">
      <style:text-properties fo:color="#000000" loext:opacity="100%" style:text-position="0% 100%" style:font-name="OpenSymbol" fo:font-size="10pt" fo:font-style="normal" officeooo:rsid="00bf36b5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4" style:family="text">
      <style:text-properties fo:color="#000000" loext:opacity="100%" style:text-position="0% 100%" style:font-name="OpenSymbol" fo:font-size="10pt" fo:font-style="normal" officeooo:rsid="00b009e4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5" style:family="text">
      <style:text-properties fo:color="#000000" loext:opacity="100%" style:text-position="0% 100%" style:font-name="OpenSymbol" fo:font-size="10pt" fo:font-style="normal" officeooo:rsid="00c8bcd4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6" style:family="text">
      <style:text-properties fo:color="#000000" loext:opacity="100%" style:text-position="0% 100%" style:font-name="OpenSymbol" fo:font-size="10pt" fo:font-style="normal" officeooo:rsid="00a27d31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7" style:family="text">
      <style:text-properties fo:color="#000000" loext:opacity="100%" style:text-position="0% 100%" style:font-name="OpenSymbol" fo:font-size="10pt" fo:font-style="normal" officeooo:rsid="00a4b493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8" style:family="text">
      <style:text-properties fo:color="#000000" loext:opacity="100%" style:text-position="0% 100%" style:font-name="OpenSymbol" fo:font-size="10pt" fo:letter-spacing="-0.011cm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 style:text-scale="100%" loext:shadow="none"/>
    </style:style>
    <style:style style:name="T39" style:family="text">
      <style:text-properties fo:color="#000000" loext:opacity="100%" style:text-position="0% 100%" style:font-name="OpenSymbol" fo:font-size="10pt" fo:letter-spacing="-0.011cm" fo:font-style="normal" officeooo:rsid="0057d8a0" fo:background-color="#ffff00" loext:char-shading-value="0" style:font-name-asian="OpenSymbol" style:font-size-asian="10pt" style:font-style-asian="normal" style:font-name-complex="OpenSymbol" style:font-size-complex="10pt" style:font-style-complex="normal" style:text-scale="100%" loext:shadow="none"/>
    </style:style>
    <style:style style:name="T40" style:family="text">
      <style:text-properties fo:color="#000000" loext:opacity="100%" style:text-position="0% 100%" style:font-name="OpenSymbol" fo:font-size="10pt" fo:letter-spacing="-0.011cm" fo:font-style="normal" style:text-underline-style="none" fo:font-weight="normal" officeooo:rsid="00c02cd5" fo:background-color="#ffff00" loext:char-shading-value="0" style:font-name-asian="OpenSymbol" style:font-size-asian="10pt" style:font-style-asian="normal" style:font-name-complex="OpenSymbol" style:font-size-complex="10pt" style:font-style-complex="normal" style:text-scale="100%" loext:shadow="none"/>
    </style:style>
    <style:style style:name="T41" style:family="text">
      <style:text-properties fo:color="#000000" loext:opacity="100%" style:text-position="0% 100%" style:font-name="OpenSymbol" fo:font-style="normal" style:font-name-asian="OpenSymbol" style:font-style-asian="normal" style:font-name-complex="OpenSymbol" style:font-style-complex="normal"/>
    </style:style>
    <style:style style:name="T42" style:family="text">
      <style:text-properties fo:color="#000000" loext:opacity="100%" style:text-position="0% 100%" style:font-name="OpenSymbol" fo:font-style="normal" fo:background-color="#ffff00" loext:char-shading-value="0" style:font-name-asian="OpenSymbol" style:font-style-asian="normal" style:font-name-complex="OpenSymbol" style:font-style-complex="normal"/>
    </style:style>
    <style:style style:name="T43" style:family="text">
      <style:text-properties fo:color="#000000" loext:opacity="100%" style:text-position="0% 100%" style:font-name="OpenSymbol" fo:font-style="normal" officeooo:rsid="009b4100" fo:background-color="#ffff00" loext:char-shading-value="0" style:font-name-asian="OpenSymbol" style:font-style-asian="normal" style:font-name-complex="OpenSymbol" style:font-style-complex="normal"/>
    </style:style>
    <style:style style:name="T44" style:family="text">
      <style:text-properties fo:color="#000000" loext:opacity="100%" style:text-position="0% 100%" style:font-name="OpenSymbol" fo:font-style="normal" officeooo:rsid="0092a3b6" fo:background-color="#ffff00" loext:char-shading-value="0" style:font-name-asian="OpenSymbol" style:font-style-asian="normal" style:font-name-complex="OpenSymbol" style:font-style-complex="normal"/>
    </style:style>
    <style:style style:name="T45" style:family="text">
      <style:text-properties fo:color="#000000" loext:opacity="100%" style:text-position="0% 100%" style:font-name="OpenSymbol" fo:font-style="normal" officeooo:rsid="0097b62e" fo:background-color="#ffff00" loext:char-shading-value="0" style:font-name-asian="OpenSymbol" style:font-style-asian="normal" style:font-name-complex="OpenSymbol" style:font-style-complex="normal"/>
    </style:style>
    <style:style style:name="T46" style:family="text">
      <style:text-properties fo:color="#000000" loext:opacity="100%" style:text-position="0% 100%" style:font-name="OpenSymbol" fo:font-style="normal" officeooo:rsid="00a0a2b8" fo:background-color="#ffff00" loext:char-shading-value="0" style:font-name-asian="OpenSymbol" style:font-style-asian="normal" style:font-name-complex="OpenSymbol" style:font-style-complex="normal"/>
    </style:style>
    <style:style style:name="T47" style:family="text">
      <style:text-properties fo:color="#000000" loext:opacity="100%" style:text-position="0% 100%" style:font-name="OpenSymbol" fo:font-style="normal" officeooo:rsid="00a4b493" fo:background-color="#ffff00" loext:char-shading-value="0" style:font-name-asian="OpenSymbol" style:font-style-asian="normal" style:font-name-complex="OpenSymbol" style:font-style-complex="normal"/>
    </style:style>
    <style:style style:name="T48" style:family="text">
      <style:text-properties fo:color="#000000" loext:opacity="100%" style:text-position="0% 100%" style:font-name="OpenSymbol" fo:font-style="normal" officeooo:rsid="00b009e4" fo:background-color="#ffff00" loext:char-shading-value="0" style:font-name-asian="OpenSymbol" style:font-style-asian="normal" style:font-name-complex="OpenSymbol" style:font-style-complex="normal"/>
    </style:style>
    <style:style style:name="T49" style:family="text">
      <style:text-properties fo:color="#000000" loext:opacity="100%" style:text-position="0% 100%" style:font-name="OpenSymbol" fo:font-style="normal" officeooo:rsid="0057d8a0" fo:background-color="#ffff00" loext:char-shading-value="0" style:font-name-asian="OpenSymbol" style:font-style-asian="normal" style:font-name-complex="OpenSymbol" style:font-style-complex="normal"/>
    </style:style>
    <style:style style:name="T50" style:family="text">
      <style:text-properties fo:color="#000000" loext:opacity="100%" style:text-position="0% 100%" style:font-name="OpenSymbol" fo:font-style="normal" officeooo:rsid="00ad83a0" fo:background-color="#ffff00" loext:char-shading-value="0" style:font-name-asian="OpenSymbol" style:font-style-asian="normal" style:font-name-complex="OpenSymbol" style:font-style-complex="normal"/>
    </style:style>
    <style:style style:name="T51" style:family="text">
      <style:text-properties fo:color="#000000" loext:opacity="100%" style:text-position="0% 100%" style:font-name="OpenSymbol" fo:font-style="normal" officeooo:rsid="00be7680" fo:background-color="#ffff00" loext:char-shading-value="0" style:font-name-asian="OpenSymbol" style:font-style-asian="normal" style:font-name-complex="OpenSymbol" style:font-style-complex="normal"/>
    </style:style>
    <style:style style:name="T52" style:family="text">
      <style:text-properties fo:color="#000000" loext:opacity="100%" style:text-position="0% 100%" style:font-name="OpenSymbol" fo:font-style="normal" officeooo:rsid="00bf36b5" fo:background-color="#ffff00" loext:char-shading-value="0" style:font-name-asian="OpenSymbol" style:font-style-asian="normal" style:font-name-complex="OpenSymbol" style:font-style-complex="normal"/>
    </style:style>
    <style:style style:name="T53" style:family="text">
      <style:text-properties fo:color="#000000" loext:opacity="100%" style:text-position="0% 100%" style:font-name="OpenSymbol" fo:font-style="normal" officeooo:rsid="00c02cd5" fo:background-color="#ffff00" loext:char-shading-value="0" style:font-name-asian="OpenSymbol" style:font-style-asian="normal" style:font-name-complex="OpenSymbol" style:font-style-complex="normal"/>
    </style:style>
    <style:style style:name="T54" style:family="text">
      <style:text-properties fo:color="#000000" loext:opacity="100%" style:text-position="0% 100%" style:font-name="OpenSymbol" fo:font-style="normal" officeooo:rsid="00bcc458" fo:background-color="#ffff00" loext:char-shading-value="0" style:font-name-asian="OpenSymbol" style:font-style-asian="normal" style:font-name-complex="OpenSymbol" style:font-style-complex="normal"/>
    </style:style>
    <style:style style:name="T55" style:family="text">
      <style:text-properties fo:color="#000000" loext:opacity="100%" style:text-position="0% 100%" style:font-name="OpenSymbol" fo:font-style="normal" officeooo:rsid="00a27d31" fo:background-color="#ffff00" loext:char-shading-value="0" style:font-name-asian="OpenSymbol" style:font-style-asian="normal" style:font-name-complex="OpenSymbol" style:font-style-complex="normal"/>
    </style:style>
    <style:style style:name="T56" style:family="text">
      <style:text-properties fo:color="#000000" loext:opacity="100%" style:text-position="0% 100%" style:font-name="OpenSymbol" fo:font-style="normal" officeooo:rsid="00c8bcd4" fo:background-color="#ffff00" loext:char-shading-value="0" style:font-name-asian="OpenSymbol" style:font-style-asian="normal" style:font-name-complex="OpenSymbol" style:font-style-complex="normal"/>
    </style:style>
    <style:style style:name="T57" style:family="text">
      <style:text-properties fo:color="#000000" loext:opacity="100%" style:text-position="0% 100%" style:font-name="OpenSymbol" fo:letter-spacing="-0.004cm" fo:font-style="normal" style:font-name-asian="OpenSymbol" style:font-style-asian="normal" style:font-name-complex="OpenSymbol" style:font-style-complex="normal"/>
    </style:style>
    <style:style style:name="T58" style:family="text">
      <style:text-properties fo:color="#000000" loext:opacity="100%" style:text-position="0% 100%" style:font-name="OpenSymbol" fo:letter-spacing="-0.004cm" fo:font-style="normal" fo:background-color="#ffff00" loext:char-shading-value="0" style:font-name-asian="OpenSymbol" style:font-style-asian="normal" style:font-name-complex="OpenSymbol" style:font-style-complex="normal"/>
    </style:style>
    <style:style style:name="T59" style:family="text">
      <style:text-properties fo:color="#000000" loext:opacity="100%" style:text-position="0% 100%" style:font-name="OpenSymbol" fo:letter-spacing="-0.004cm" fo:font-style="normal" officeooo:rsid="0097b62e" fo:background-color="#ffff00" loext:char-shading-value="0" style:font-name-asian="OpenSymbol" style:font-style-asian="normal" style:font-name-complex="OpenSymbol" style:font-style-complex="normal"/>
    </style:style>
    <style:style style:name="T60" style:family="text">
      <style:text-properties fo:color="#000000" loext:opacity="100%" style:text-position="0% 100%" style:font-name="OpenSymbol" fo:letter-spacing="-0.004cm" fo:language="pt" fo:country="BR" fo:font-style="normal" style:font-name-asian="OpenSymbol" style:font-style-asian="normal" style:font-name-complex="OpenSymbol" style:font-style-complex="normal"/>
    </style:style>
    <style:style style:name="T61" style:family="text">
      <style:text-properties fo:color="#000000" loext:opacity="100%" style:text-position="0% 100%" style:font-name="OpenSymbol" fo:letter-spacing="-0.004cm" fo:language="pt" fo:country="BR" fo:font-style="normal" fo:background-color="#ffff00" loext:char-shading-value="0" style:font-name-asian="OpenSymbol" style:font-style-asian="normal" style:font-name-complex="OpenSymbol" style:font-style-complex="normal"/>
    </style:style>
    <style:style style:name="T62" style:family="text">
      <style:text-properties fo:color="#000000" loext:opacity="100%" style:text-position="0% 100%" style:font-name="OpenSymbol" fo:letter-spacing="-0.004cm" fo:language="pt" fo:country="BR" fo:font-style="normal" officeooo:rsid="00be7680" fo:background-color="#ffff00" loext:char-shading-value="0" style:font-name-asian="OpenSymbol" style:font-style-asian="normal" style:font-name-complex="OpenSymbol" style:font-style-complex="normal"/>
    </style:style>
    <style:style style:name="T63" style:family="text">
      <style:text-properties fo:color="#000000" loext:opacity="100%" style:text-position="0% 100%" style:font-name="OpenSymbol" fo:font-size="12pt" fo:font-style="normal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64" style:family="text">
      <style:text-properties fo:color="#000000" loext:opacity="100%" style:text-position="0% 100%" style:font-name="OpenSymbol" fo:font-size="12pt" fo:font-style="normal" officeooo:rsid="00be7680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65" style:family="text">
      <style:text-properties fo:color="#000000" loext:opacity="100%" style:text-position="0% 100%" style:font-name="OpenSymbol" fo:font-style="italic" officeooo:rsid="00a4b493" fo:background-color="#ffff00" loext:char-shading-value="0" style:font-name-asian="OpenSymbol" style:font-style-asian="italic" style:font-name-complex="OpenSymbol" style:font-style-complex="italic"/>
    </style:style>
    <style:style style:name="T66" style:family="text">
      <style:text-properties fo:color="#000000" loext:opacity="100%" style:text-position="0% 100%" style:font-name="OpenSymbol" fo:font-style="italic" officeooo:rsid="00b009e4" fo:background-color="#ffff00" loext:char-shading-value="0" style:font-name-asian="OpenSymbol" style:font-style-asian="italic" style:font-name-complex="OpenSymbol" style:font-style-complex="italic"/>
    </style:style>
    <style:style style:name="T67" style:family="text">
      <style:text-properties fo:color="#000000" loext:opacity="100%" style:text-position="0% 100%" style:font-name="OpenSymbol" fo:letter-spacing="-0.011cm" fo:font-style="normal" fo:background-color="#ffff00" loext:char-shading-value="0" style:font-name-asian="OpenSymbol" style:font-style-asian="normal" style:font-name-complex="OpenSymbol" style:font-style-complex="normal" style:text-scale="100%" loext:shadow="none"/>
    </style:style>
    <style:style style:name="T68" style:family="text">
      <style:text-properties fo:color="#000000" loext:opacity="100%" style:text-position="0% 100%" style:font-name="OpenSymbol" fo:letter-spacing="-0.011cm" fo:font-style="normal" officeooo:rsid="00b3b804" fo:background-color="#ffff00" loext:char-shading-value="0" style:font-name-asian="OpenSymbol" style:font-style-asian="normal" style:font-name-complex="OpenSymbol" style:font-style-complex="normal" style:text-scale="100%" loext:shadow="none"/>
    </style:style>
    <style:style style:name="T69" style:family="text">
      <style:text-properties fo:color="#000000" loext:opacity="100%" style:text-position="0% 100%" style:font-name="OpenSymbol" fo:letter-spacing="-0.011cm" fo:font-style="normal" officeooo:rsid="00c02cd5" fo:background-color="#ffff00" loext:char-shading-value="0" style:font-name-asian="OpenSymbol" style:font-style-asian="normal" style:font-name-complex="OpenSymbol" style:font-style-complex="normal" style:text-scale="100%" loext:shadow="none"/>
    </style:style>
    <style:style style:name="T70" style:family="text">
      <style:text-properties fo:color="#000000" loext:opacity="100%" style:text-position="0% 100%" style:font-name="OpenSymbol" fo:font-size="9pt" fo:letter-spacing="normal" fo:font-style="normal" fo:background-color="#ffff00" loext:char-shading-value="0" style:font-name-asian="OpenSymbol" style:font-size-asian="9pt" style:font-style-asian="normal" style:font-name-complex="OpenSymbol" style:font-size-complex="9pt" style:font-style-complex="normal" style:text-scale="100%"/>
    </style:style>
    <style:style style:name="T71" style:family="text">
      <style:text-properties fo:color="#000000" loext:opacity="100%" style:text-position="0% 100%" style:font-name="OpenSymbol" fo:font-size="9pt" fo:letter-spacing="normal" fo:font-style="normal" officeooo:rsid="00b47231" fo:background-color="#ffff00" loext:char-shading-value="0" style:font-name-asian="OpenSymbol" style:font-size-asian="9pt" style:font-style-asian="normal" style:font-name-complex="OpenSymbol" style:font-size-complex="9pt" style:font-style-complex="normal" style:text-scale="100%"/>
    </style:style>
    <style:style style:name="T72" style:family="text">
      <style:text-properties fo:color="#000000" loext:opacity="100%" style:text-position="0% 100%" style:font-name="OpenSymbol" fo:font-size="9pt" fo:letter-spacing="normal" fo:font-style="normal" officeooo:rsid="00b6e082" fo:background-color="#ffff00" loext:char-shading-value="0" style:font-name-asian="OpenSymbol" style:font-size-asian="9pt" style:font-style-asian="normal" style:font-name-complex="OpenSymbol" style:font-size-complex="9pt" style:font-style-complex="normal" style:text-scale="100%"/>
    </style:style>
    <style:style style:name="T73" style:family="text">
      <style:text-properties fo:color="#000000" loext:opacity="100%" style:text-position="0% 100%" style:font-name="OpenSymbol" fo:font-size="9pt" fo:letter-spacing="normal" fo:font-style="normal" officeooo:rsid="00c02cd5" fo:background-color="#ffff00" loext:char-shading-value="0" style:font-name-asian="OpenSymbol" style:font-size-asian="9pt" style:font-style-asian="normal" style:font-name-complex="OpenSymbol" style:font-size-complex="9pt" style:font-style-complex="normal" style:text-scale="100%"/>
    </style:style>
    <style:style style:name="T74" style:family="text">
      <style:text-properties fo:color="#000000" loext:opacity="100%" style:text-position="0% 100%" style:font-name="OpenSymbol" fo:letter-spacing="normal" fo:font-style="normal" fo:background-color="#ffff00" loext:char-shading-value="0" style:font-name-asian="OpenSymbol" style:font-style-asian="normal" style:font-name-complex="OpenSymbol" style:font-style-complex="normal" style:text-scale="100%"/>
    </style:style>
    <style:style style:name="T75" style:family="text">
      <style:text-properties fo:color="#000000" loext:opacity="100%" style:text-position="0% 100%" style:font-name="OpenSymbol" fo:letter-spacing="normal" fo:font-style="normal" officeooo:rsid="00c02cd5" fo:background-color="#ffff00" loext:char-shading-value="0" style:font-name-asian="OpenSymbol" style:font-style-asian="normal" style:font-name-complex="OpenSymbol" style:font-style-complex="normal" style:text-scale="100%"/>
    </style:style>
    <style:style style:name="T76" style:family="text">
      <style:text-properties fo:color="#000000" loext:opacity="100%" style:text-position="0% 100%" style:font-name="OpenSymbol" fo:letter-spacing="normal" fo:font-style="normal" officeooo:rsid="00b47231" fo:background-color="#ffff00" loext:char-shading-value="0" style:font-name-asian="OpenSymbol" style:font-style-asian="normal" style:font-name-complex="OpenSymbol" style:font-style-complex="normal" style:text-scale="100%"/>
    </style:style>
    <style:style style:name="T77" style:family="text">
      <style:text-properties fo:color="#000000" loext:opacity="100%" style:text-position="0% 100%" style:font-name="OpenSymbol" fo:letter-spacing="normal" fo:font-style="normal" officeooo:rsid="00b6e082" fo:background-color="#ffff00" loext:char-shading-value="0" style:font-name-asian="OpenSymbol" style:font-style-asian="normal" style:font-name-complex="OpenSymbol" style:font-style-complex="normal" style:text-scale="100%"/>
    </style:style>
    <style:style style:name="T78" style:family="text">
      <style:text-properties fo:color="#000000" loext:opacity="100%" style:text-position="0% 100%" style:font-name-asian="OpenSymbol" style:font-size-asian="10pt" style:font-style-asian="italic" style:font-name-complex="OpenSymbol" style:font-size-complex="10pt" style:font-style-complex="italic"/>
    </style:style>
    <style:style style:name="T79" style:family="text">
      <style:text-properties fo:color="#000000" loext:opacity="100%" style:text-position="0% 100%" officeooo:rsid="00be7680" style:font-name-asian="OpenSymbol" style:font-style-asian="normal" style:font-name-complex="OpenSymbol" style:font-style-complex="normal"/>
    </style:style>
    <style:style style:name="T80" style:family="text">
      <style:text-properties fo:color="#000000" loext:opacity="100%" style:text-position="0% 100%" officeooo:rsid="0095ebc2" style:font-name-asian="OpenSymbol" style:font-style-asian="normal" style:font-name-complex="OpenSymbol" style:font-style-complex="normal"/>
    </style:style>
    <style:style style:name="T81" style:family="text">
      <style:text-properties fo:color="#000000" loext:opacity="100%" style:text-position="0% 100%" fo:letter-spacing="-0.004cm"/>
    </style:style>
    <style:style style:name="T82" style:family="text">
      <style:text-properties fo:color="#000000" loext:opacity="100%" style:text-position="0% 100%" fo:letter-spacing="-0.004cm" fo:background-color="#ffff00" loext:char-shading-value="0"/>
    </style:style>
    <style:style style:name="T83" style:family="text">
      <style:text-properties fo:color="#000000" loext:opacity="100%" style:text-position="0% 100%" fo:letter-spacing="-0.004cm" officeooo:rsid="0097b62e" fo:background-color="#ffff00" loext:char-shading-value="0"/>
    </style:style>
    <style:style style:name="T84" style:family="text">
      <style:text-properties fo:color="#000000" loext:opacity="100%" style:text-position="0% 100%" fo:letter-spacing="-0.004cm" fo:background-color="#ffff00" loext:char-shading-value="0" style:font-name-asian="OpenSymbol" style:font-style-asian="normal" style:font-name-complex="OpenSymbol" style:font-style-complex="normal"/>
    </style:style>
    <style:style style:name="T85" style:family="text">
      <style:text-properties fo:color="#000000" loext:opacity="100%" style:text-position="0% 100%" fo:letter-spacing="-0.004cm" officeooo:rsid="0097b62e" fo:background-color="#ffff00" loext:char-shading-value="0" style:font-name-asian="OpenSymbol" style:font-style-asian="normal" style:font-name-complex="OpenSymbol" style:font-style-complex="normal"/>
    </style:style>
    <style:style style:name="T86" style:family="text">
      <style:text-properties fo:color="#000000" loext:opacity="100%" style:text-position="0% 100%" fo:font-size="12pt" fo:letter-spacing="-0.004cm" style:font-size-asian="12pt" style:font-size-complex="12pt"/>
    </style:style>
    <style:style style:name="T87" style:family="text">
      <style:text-properties fo:color="#000000" loext:opacity="100%" style:text-position="0% 100%" fo:font-size="12pt" fo:letter-spacing="-0.004cm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88" style:family="text">
      <style:text-properties fo:color="#000000" loext:opacity="100%" style:text-position="0% 100%" fo:font-size="12pt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89" style:family="text">
      <style:text-properties fo:color="#000000" loext:opacity="100%" style:text-position="0% 100%" fo:font-size="12pt" officeooo:rsid="0092a3b6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90" style:family="text">
      <style:text-properties fo:color="#000000" loext:opacity="100%" style:text-position="0% 100%" fo:font-size="12pt" officeooo:rsid="0094bfde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91" style:family="text">
      <style:text-properties fo:color="#000000" loext:opacity="100%" style:text-position="0% 100%" fo:font-size="12pt" fo:font-style="normal" officeooo:rsid="0092a3b6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92" style:family="text">
      <style:text-properties fo:color="#000000" loext:opacity="100%" style:text-position="0% 100%" fo:background-color="#ffff00" loext:char-shading-value="0"/>
    </style:style>
    <style:style style:name="T93" style:family="text">
      <style:text-properties fo:color="#000000" loext:opacity="100%" style:text-position="0% 100%" fo:background-color="#ffff00" loext:char-shading-value="0" style:font-name-asian="OpenSymbol" style:font-style-asian="normal" style:font-name-complex="OpenSymbol" style:font-style-complex="normal"/>
    </style:style>
    <style:style style:name="T94" style:family="text">
      <style:text-properties fo:color="#000000" loext:opacity="100%" style:text-position="0% 100%" officeooo:rsid="009b4100" fo:background-color="#ffff00" loext:char-shading-value="0" style:font-name-asian="OpenSymbol" style:font-style-asian="normal" style:font-name-complex="OpenSymbol" style:font-style-complex="normal"/>
    </style:style>
    <style:style style:name="T95" style:family="text">
      <style:text-properties fo:color="#000000" loext:opacity="100%" style:text-position="0% 100%" officeooo:rsid="008ed9d6" fo:background-color="#ffff00" loext:char-shading-value="0" style:font-name-asian="OpenSymbol" style:font-style-asian="normal" style:font-name-complex="OpenSymbol" style:font-style-complex="normal"/>
    </style:style>
    <style:style style:name="T96" style:family="text">
      <style:text-properties fo:color="#000000" loext:opacity="100%" style:text-position="0% 100%" officeooo:rsid="0092a3b6" fo:background-color="#ffff00" loext:char-shading-value="0" style:font-name-asian="OpenSymbol" style:font-style-asian="normal" style:font-name-complex="OpenSymbol" style:font-style-complex="normal"/>
    </style:style>
    <style:style style:name="T97" style:family="text">
      <style:text-properties fo:color="#000000" loext:opacity="100%" style:text-position="0% 100%" officeooo:rsid="0094bfde" fo:background-color="#ffff00" loext:char-shading-value="0" style:font-name-asian="OpenSymbol" style:font-style-asian="normal" style:font-name-complex="OpenSymbol" style:font-style-complex="normal"/>
    </style:style>
    <style:style style:name="T98" style:family="text">
      <style:text-properties fo:color="#000000" loext:opacity="100%" style:text-position="0% 100%" officeooo:rsid="0095ebc2" fo:background-color="#ffff00" loext:char-shading-value="0" style:font-name-asian="OpenSymbol" style:font-style-asian="normal" style:font-name-complex="OpenSymbol" style:font-style-complex="normal"/>
    </style:style>
    <style:style style:name="T99" style:family="text">
      <style:text-properties fo:color="#000000" loext:opacity="100%" style:text-position="0% 100%" officeooo:rsid="00a07303" fo:background-color="#ffff00" loext:char-shading-value="0" style:font-name-asian="OpenSymbol" style:font-style-asian="normal" style:font-name-complex="OpenSymbol" style:font-style-complex="normal"/>
    </style:style>
    <style:style style:name="T100" style:family="text">
      <style:text-properties fo:color="#000000" loext:opacity="100%" style:text-position="0% 100%" officeooo:rsid="00a0a2b8" fo:background-color="#ffff00" loext:char-shading-value="0" style:font-name-asian="OpenSymbol" style:font-style-asian="normal" style:font-name-complex="OpenSymbol" style:font-style-complex="normal"/>
    </style:style>
    <style:style style:name="T101" style:family="text">
      <style:text-properties fo:color="#000000" loext:opacity="100%" style:text-position="0% 100%" officeooo:rsid="00a27d31" fo:background-color="#ffff00" loext:char-shading-value="0" style:font-name-asian="OpenSymbol" style:font-style-asian="normal" style:font-name-complex="OpenSymbol" style:font-style-complex="normal"/>
    </style:style>
    <style:style style:name="T102" style:family="text">
      <style:text-properties fo:color="#000000" loext:opacity="100%" style:text-position="0% 100%" officeooo:rsid="00a9cb5b" fo:background-color="#ffff00" loext:char-shading-value="0" style:font-name-asian="OpenSymbol" style:font-style-asian="normal" style:font-name-complex="OpenSymbol" style:font-style-complex="normal"/>
    </style:style>
    <style:style style:name="T103" style:family="text">
      <style:text-properties fo:color="#000000" loext:opacity="100%" style:text-position="0% 100%" officeooo:rsid="00ad83a0" fo:background-color="#ffff00" loext:char-shading-value="0" style:font-name-asian="OpenSymbol" style:font-style-asian="normal" style:font-name-complex="OpenSymbol" style:font-style-complex="normal"/>
    </style:style>
    <style:style style:name="T104" style:family="text">
      <style:text-properties fo:color="#000000" loext:opacity="100%" style:text-position="0% 100%" officeooo:rsid="00be7680" fo:background-color="#ffff00" loext:char-shading-value="0" style:font-name-asian="OpenSymbol" style:font-style-asian="normal" style:font-name-complex="OpenSymbol" style:font-style-complex="normal"/>
    </style:style>
    <style:style style:name="T105" style:family="text">
      <style:text-properties fo:color="#000000" loext:opacity="100%" style:text-position="0% 100%" officeooo:rsid="00c02cd5" fo:background-color="#ffff00" loext:char-shading-value="0" style:font-name-asian="OpenSymbol" style:font-style-asian="normal" style:font-name-complex="OpenSymbol" style:font-style-complex="normal"/>
    </style:style>
    <style:style style:name="T106" style:family="text">
      <style:text-properties fo:color="#000000" loext:opacity="100%" style:text-position="0% 100%" officeooo:rsid="0097b62e" fo:background-color="#ffff00" loext:char-shading-value="0" style:font-name-asian="OpenSymbol" style:font-style-asian="normal" style:font-name-complex="OpenSymbol" style:font-style-complex="normal"/>
    </style:style>
    <style:style style:name="T107" style:family="text">
      <style:text-properties fo:color="#000000" loext:opacity="100%" style:text-position="0% 100%" officeooo:rsid="0091874e" fo:background-color="#ffff00" loext:char-shading-value="0" style:font-name-asian="OpenSymbol" style:font-size-asian="10pt" style:font-style-asian="italic" style:font-name-complex="OpenSymbol" style:font-size-complex="10pt" style:font-style-complex="italic"/>
    </style:style>
    <style:style style:name="T108" style:family="text">
      <style:text-properties fo:color="#000000" loext:opacity="100%" style:text-position="0% 100%" fo:background-color="#ffff00" loext:char-shading-value="0" style:font-style-asian="normal" style:font-style-complex="normal"/>
    </style:style>
    <style:style style:name="T109" style:family="text">
      <style:text-properties fo:color="#000000" loext:opacity="100%" style:text-position="0% 100%" officeooo:rsid="008ed9d6" fo:background-color="#ffff00" loext:char-shading-value="0" style:font-size-asian="10pt" style:font-style-asian="normal" style:font-size-complex="10pt" style:font-style-complex="normal"/>
    </style:style>
    <style:style style:name="T110" style:family="text">
      <style:text-properties fo:color="#000000" loext:opacity="100%" style:text-position="0% 100%" style:font-name="OpenSymbol1" fo:background-color="#ffff00" loext:char-shading-value="0" style:font-name-asian="OpenSymbol1" style:font-style-asian="normal" style:font-name-complex="OpenSymbol1" style:font-style-complex="normal"/>
    </style:style>
    <style:style style:name="T111" style:family="text">
      <style:text-properties fo:color="#000000" loext:opacity="100%" style:text-position="0% 100%" style:font-name="OpenSymbol1" officeooo:rsid="008ed9d6" fo:background-color="#ffff00" loext:char-shading-value="0" style:font-name-asian="OpenSymbol1" style:font-style-asian="normal" style:font-name-complex="OpenSymbol1" style:font-style-complex="normal"/>
    </style:style>
    <style:style style:name="T112" style:family="text">
      <style:text-properties fo:color="#000000" loext:opacity="100%" style:text-position="0% 100%" style:font-name="OpenSymbol1" officeooo:rsid="0092a3b6" fo:background-color="#ffff00" loext:char-shading-value="0" style:font-name-asian="OpenSymbol1" style:font-style-asian="normal" style:font-name-complex="OpenSymbol1" style:font-style-complex="normal"/>
    </style:style>
    <style:style style:name="T113" style:family="text">
      <style:text-properties fo:color="#000000" loext:opacity="100%" style:text-position="0% 100%" style:font-name="OpenSymbol1" officeooo:rsid="00a5f812" fo:background-color="#ffff00" loext:char-shading-value="0" style:font-name-asian="OpenSymbol1" style:font-style-asian="normal" style:font-name-complex="OpenSymbol1" style:font-style-complex="normal"/>
    </style:style>
    <style:style style:name="T114" style:family="text">
      <style:text-properties fo:color="#000000" loext:opacity="100%" style:text-position="0% 100%" style:font-name="OpenSymbol1" officeooo:rsid="00be7680" fo:background-color="#ffff00" loext:char-shading-value="0" style:font-name-asian="OpenSymbol1" style:font-style-asian="normal" style:font-name-complex="OpenSymbol1" style:font-style-complex="normal"/>
    </style:style>
    <style:style style:name="T115" style:family="text">
      <style:text-properties fo:color="#000000" loext:opacity="100%" style:text-position="0% 100%" style:font-name="OpenSymbol1" fo:letter-spacing="-0.004cm" fo:background-color="#ffff00" loext:char-shading-value="0" style:font-name-asian="OpenSymbol1" style:font-style-asian="normal" style:font-name-complex="OpenSymbol1" style:font-style-complex="normal"/>
    </style:style>
    <style:style style:name="T116" style:family="text">
      <style:text-properties fo:color="#000000" loext:opacity="100%" style:text-position="0% 100%" style:font-name="Times New Roman" fo:font-size="12pt" fo:font-style="italic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117" style:family="text">
      <style:text-properties fo:color="#000000" loext:opacity="100%" style:text-position="0% 100%" style:font-name="Times New Roman" fo:font-size="12pt" fo:font-style="italic" officeooo:rsid="008ed9d6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118" style:family="text">
      <style:text-properties fo:color="#000000" loext:opacity="100%" style:text-position="0% 100%" style:font-name="Times New Roman" fo:font-size="12pt" fo:font-style="italic" officeooo:rsid="00a552d3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119" style:family="text">
      <style:text-properties fo:color="#000000" loext:opacity="100%" style:text-position="0% 100%" style:font-name="Times New Roman" fo:font-size="12pt" fo:font-style="italic" officeooo:rsid="00a5f812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120" style:family="text">
      <style:text-properties fo:color="#000000" loext:opacity="100%" style:text-position="0% 100%" style:font-name="Times New Roman" fo:font-size="12pt" fo:font-style="italic" officeooo:rsid="0057d8a0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121" style:family="text">
      <style:text-properties fo:color="#000000" loext:opacity="100%" style:text-position="0% 100%" style:font-name="Times New Roman" fo:font-size="12pt" fo:font-style="italic" officeooo:rsid="00ad83a0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122" style:family="text">
      <style:text-properties fo:color="#000000" loext:opacity="100%" style:text-position="0% 100%" style:font-name="Times New Roman" fo:font-size="12pt" fo:font-style="italic" style:text-underline-style="none" fo:font-weight="normal" officeooo:rsid="00c02cd5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123" style:family="text">
      <style:text-properties fo:color="#000000" loext:opacity="100%" style:text-position="0% 100%" style:font-name="Times New Roman" fo:font-size="12pt" fo:font-style="normal" officeooo:rsid="00a5f812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124" style:family="text">
      <style:text-properties fo:color="#000000" loext:opacity="100%" style:text-position="0% 100%" style:font-name="Times New Roman" fo:font-size="12pt" fo:font-style="normal" officeooo:rsid="00a552d3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125" style:family="text">
      <style:text-properties fo:color="#000000" loext:opacity="100%" style:text-position="0% 100%" style:font-name="Times New Roman" fo:font-size="12pt" fo:letter-spacing="-0.004cm" fo:font-style="italic" officeooo:rsid="00ad83a0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126" style:family="text">
      <style:text-properties fo:color="#000000" loext:opacity="100%" style:text-position="0% 100%" style:font-name="Times New Roman" fo:font-size="12pt" fo:letter-spacing="-0.011cm" fo:font-style="italic" officeooo:rsid="0057d8a0" fo:background-color="#ffff00" loext:char-shading-value="0" style:font-name-asian="OpenSymbol" style:font-size-asian="12pt" style:font-style-asian="italic" style:font-name-complex="OpenSymbol" style:font-size-complex="12pt" style:font-style-complex="italic" style:text-scale="100%" loext:shadow="none"/>
    </style:style>
    <style:style style:name="T127" style:family="text">
      <style:text-properties fo:color="#000000" loext:opacity="100%" style:text-position="0% 100%" style:font-name="Times New Roman" fo:font-size="12pt" fo:letter-spacing="-0.011cm" fo:font-style="italic" fo:background-color="#ffff00" loext:char-shading-value="0" style:font-name-asian="OpenSymbol" style:font-size-asian="12pt" style:font-style-asian="italic" style:font-name-complex="OpenSymbol" style:font-size-complex="12pt" style:font-style-complex="italic" style:text-scale="100%" loext:shadow="none"/>
    </style:style>
    <style:style style:name="T128" style:family="text">
      <style:text-properties fo:color="#000000" loext:opacity="100%" style:text-position="0% 100%" style:font-name="Times New Roman" fo:font-size="11pt" fo:letter-spacing="normal" fo:font-style="italic" fo:background-color="#ffff00" loext:char-shading-value="0" style:font-name-asian="OpenSymbol" style:font-size-asian="11pt" style:font-style-asian="italic" style:font-name-complex="OpenSymbol" style:font-size-complex="11pt" style:font-style-complex="italic" style:text-scale="100%"/>
    </style:style>
    <style:style style:name="T129" style:family="text">
      <style:text-properties fo:color="#000000" loext:opacity="100%" style:text-position="0% 100%" style:font-name="Times New Roman" fo:font-size="11pt" fo:letter-spacing="normal" fo:font-style="italic" officeooo:rsid="0057d8a0" fo:background-color="#ffff00" loext:char-shading-value="0" style:font-name-asian="OpenSymbol" style:font-size-asian="11pt" style:font-style-asian="italic" style:font-name-complex="OpenSymbol" style:font-size-complex="11pt" style:font-style-complex="italic" style:text-scale="100%"/>
    </style:style>
    <style:style style:name="T130" style:family="text">
      <style:text-properties fo:color="#000000" loext:opacity="100%" style:text-position="0% 100%" style:font-name="Times New Roman" fo:font-size="11pt" fo:letter-spacing="normal" fo:font-style="italic" officeooo:rsid="00b84c2b" fo:background-color="#ffff00" loext:char-shading-value="0" style:font-name-asian="OpenSymbol" style:font-size-asian="11pt" style:font-style-asian="italic" style:font-name-complex="OpenSymbol" style:font-size-complex="11pt" style:font-style-complex="italic" style:text-scale="100%"/>
    </style:style>
    <style:style style:name="T131" style:family="text">
      <style:text-properties fo:color="#000000" loext:opacity="100%" style:text-position="0% 100%" style:font-name="Times New Roman" fo:font-size="6pt" fo:letter-spacing="normal" fo:font-style="italic" fo:background-color="#ffff00" loext:char-shading-value="0" style:font-name-asian="OpenSymbol" style:font-size-asian="6pt" style:font-style-asian="italic" style:font-name-complex="OpenSymbol" style:font-size-complex="6pt" style:font-style-complex="italic" style:text-scale="100%"/>
    </style:style>
    <style:style style:name="T132" style:family="text">
      <style:text-properties fo:color="#000000" loext:opacity="100%" style:text-position="0% 100%" style:font-name="Times New Roman" fo:font-size="9pt" fo:letter-spacing="normal" fo:font-style="normal" officeooo:rsid="00b84c2b" fo:background-color="#ffff00" loext:char-shading-value="0" style:font-name-asian="OpenSymbol" style:font-size-asian="9pt" style:font-style-asian="normal" style:font-name-complex="OpenSymbol" style:font-size-complex="9pt" style:font-style-complex="normal" style:text-scale="100%"/>
    </style:style>
    <style:style style:name="T133" style:family="text">
      <style:text-properties fo:color="#000000" loext:opacity="100%" style:text-position="0% 100%" style:font-name="Times New Roman" fo:font-size="10pt" fo:font-style="italic" fo:background-color="#ffff00" loext:char-shading-value="0" style:font-name-asian="OpenSymbol" style:font-size-asian="10pt" style:font-style-asian="italic" style:font-name-complex="OpenSymbol" style:font-size-complex="10pt" style:font-style-complex="italic"/>
    </style:style>
    <style:style style:name="T134" style:family="text">
      <style:text-properties fo:color="#000000" loext:opacity="100%" style:text-position="0% 100%" style:font-name="Times New Roman" fo:font-size="10pt" fo:font-style="italic" officeooo:rsid="00a4b493" fo:background-color="#ffff00" loext:char-shading-value="0" style:font-name-asian="OpenSymbol" style:font-size-asian="10pt" style:font-style-asian="italic" style:font-name-complex="OpenSymbol" style:font-size-complex="10pt" style:font-style-complex="italic"/>
    </style:style>
    <style:style style:name="T135" style:family="text">
      <style:text-properties fo:color="#000000" loext:opacity="100%" style:text-position="0% 100%" style:font-name="Times New Roman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36" style:family="text">
      <style:text-properties fo:color="#000000" loext:opacity="100%" style:text-position="0% 100%" style:font-name="Times New Roman" fo:font-size="10pt" fo:font-style="normal" officeooo:rsid="00a4b493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37" style:family="text">
      <style:text-properties fo:color="#000000" loext:opacity="100%" style:text-position="0% 100%" style:font-name="Times New Roman" fo:letter-spacing="normal" fo:font-style="italic" fo:background-color="#ffff00" loext:char-shading-value="0" style:font-name-asian="OpenSymbol" style:font-style-asian="italic" style:font-name-complex="OpenSymbol" style:font-style-complex="italic" style:text-scale="100%"/>
    </style:style>
    <style:style style:name="T138" style:family="text">
      <style:text-properties fo:color="#000000" loext:opacity="100%" style:text-position="0% 100%" style:font-name="Times New Roman" fo:letter-spacing="normal" fo:font-style="italic" officeooo:rsid="0057d8a0" fo:background-color="#ffff00" loext:char-shading-value="0" style:font-name-asian="OpenSymbol" style:font-style-asian="italic" style:font-name-complex="OpenSymbol" style:font-style-complex="italic" style:text-scale="100%"/>
    </style:style>
    <style:style style:name="T139" style:family="text">
      <style:text-properties fo:color="#000000" loext:opacity="100%" style:text-position="0% 100%" style:font-name="Times New Roman" fo:letter-spacing="normal" fo:font-style="italic" officeooo:rsid="00b84c2b" fo:background-color="#ffff00" loext:char-shading-value="0" style:font-name-asian="OpenSymbol" style:font-style-asian="italic" style:font-name-complex="OpenSymbol" style:font-style-complex="italic" style:text-scale="100%"/>
    </style:style>
    <style:style style:name="T140" style:family="text">
      <style:text-properties fo:color="#000000" loext:opacity="100%" style:text-position="0% 100%" style:font-name="Times New Roman" fo:letter-spacing="normal" fo:font-style="normal" officeooo:rsid="00b84c2b" fo:background-color="#ffff00" loext:char-shading-value="0" style:font-name-asian="OpenSymbol" style:font-style-asian="normal" style:font-name-complex="OpenSymbol" style:font-style-complex="normal" style:text-scale="100%"/>
    </style:style>
    <style:style style:name="T141" style:family="text">
      <style:text-properties fo:color="#000000" loext:opacity="100%" style:text-position="0% 100%" style:font-name="OpenSymbol3" fo:background-color="#ffff00" loext:char-shading-value="0" style:font-name-asian="OpenSymbol" style:font-style-asian="normal" style:font-name-complex="OpenSymbol" style:font-style-complex="normal"/>
    </style:style>
    <style:style style:name="T142" style:family="text">
      <style:text-properties fo:color="#000000" loext:opacity="100%" style:text-position="0% 100%" style:font-name="OpenSymbol3" officeooo:rsid="00a0a2b8" fo:background-color="#ffff00" loext:char-shading-value="0" style:font-name-asian="OpenSymbol" style:font-style-asian="normal" style:font-name-complex="OpenSymbol" style:font-style-complex="normal"/>
    </style:style>
    <style:style style:name="T143" style:family="text">
      <style:text-properties fo:color="#000000" loext:opacity="100%" style:text-position="0% 100%" style:font-name="OpenSymbol3" officeooo:rsid="00a27d31" fo:background-color="#ffff00" loext:char-shading-value="0" style:font-name-asian="OpenSymbol" style:font-style-asian="normal" style:font-name-complex="OpenSymbol" style:font-style-complex="normal"/>
    </style:style>
    <style:style style:name="T144" style:family="text">
      <style:text-properties fo:color="#000000" loext:opacity="100%" style:text-position="0% 100%" style:font-name="OpenSymbol3" officeooo:rsid="00be7680" fo:background-color="#ffff00" loext:char-shading-value="0" style:font-name-asian="OpenSymbol" style:font-style-asian="normal" style:font-name-complex="OpenSymbol" style:font-style-complex="normal"/>
    </style:style>
    <style:style style:name="T145" style:family="text">
      <style:text-properties fo:color="#000000" loext:opacity="100%" style:text-position="0% 100%" style:font-name="OpenSymbol3" fo:font-size="12pt" fo:font-style="normal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146" style:family="text">
      <style:text-properties fo:color="#000000" loext:opacity="100%" style:text-position="0% 100%" style:font-name="OpenSymbol3" fo:font-size="12pt" fo:font-style="normal" officeooo:rsid="00a5f812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147" style:family="text">
      <style:text-properties fo:color="#000000" loext:opacity="100%" style:text-position="0% 100%" style:font-name="OpenSymbol3" fo:font-size="12pt" fo:font-style="normal" fo:font-weight="normal" officeooo:rsid="00bf36b5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148" style:family="text">
      <style:text-properties fo:color="#000000" loext:opacity="100%" style:text-position="0% 100%" style:font-name="OpenSymbol3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49" style:family="text">
      <style:text-properties fo:color="#000000" loext:opacity="100%" style:text-position="0% 100%" style:font-name="OpenSymbol3" fo:font-size="10pt" fo:font-style="normal" officeooo:rsid="00a27d31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50" style:family="text">
      <style:text-properties fo:color="#000000" loext:opacity="100%" style:text-position="0% 100%" style:font-name="OpenSymbol3" fo:font-size="10pt" fo:font-style="normal" officeooo:rsid="00a4b493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51" style:family="text">
      <style:text-properties fo:color="#000000" loext:opacity="100%" style:text-position="0% 100%" style:font-name="Bitstream Vera Sans5" fo:background-color="#ffff00" loext:char-shading-value="0" style:font-name-asian="OpenSymbol" style:font-style-asian="normal" style:font-name-complex="OpenSymbol" style:font-style-complex="normal"/>
    </style:style>
    <style:style style:name="T152" style:family="text">
      <style:text-properties fo:color="#000000" loext:opacity="100%" style:text-position="0% 100%" style:font-name="Bitstream Vera Sans5" officeooo:rsid="008ed9d6" fo:background-color="#ffff00" loext:char-shading-value="0" style:font-name-asian="OpenSymbol" style:font-style-asian="normal" style:font-name-complex="OpenSymbol" style:font-style-complex="normal"/>
    </style:style>
    <style:style style:name="T153" style:family="text">
      <style:text-properties fo:color="#000000" loext:opacity="100%" style:text-position="0% 100%" style:font-name="Bitstream Vera Sans5" officeooo:rsid="00906df3" fo:background-color="#ffff00" loext:char-shading-value="0" style:font-name-asian="OpenSymbol" style:font-style-asian="normal" style:font-name-complex="OpenSymbol" style:font-style-complex="normal"/>
    </style:style>
    <style:style style:name="T154" style:family="text">
      <style:text-properties fo:color="#000000" loext:opacity="100%" style:text-position="0% 100%" style:font-name="Bitstream Vera Sans5" officeooo:rsid="00be7680" fo:background-color="#ffff00" loext:char-shading-value="0" style:font-name-asian="OpenSymbol" style:font-style-asian="normal" style:font-name-complex="OpenSymbol" style:font-style-complex="normal"/>
    </style:style>
    <style:style style:name="T155" style:family="text">
      <style:text-properties fo:color="#000000" loext:opacity="100%" style:text-position="0% 100%" style:font-name="Bitstream Vera Sans5" fo:font-size="10pt" fo:font-style="normal" style:text-underline-style="none" fo:font-weight="normal" officeooo:rsid="00b009e4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56" style:family="text">
      <style:text-properties fo:color="#000000" loext:opacity="100%" style:text-position="0% 100%" style:font-name="Bitstream Vera Sans5" fo:font-size="10pt" fo:font-style="normal" style:text-underline-style="none" fo:font-weight="normal" officeooo:rsid="00be7680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57" style:family="text">
      <style:text-properties fo:color="#000000" loext:opacity="100%" style:text-position="0% 100%" style:font-name="Bitstream Vera Sans5" fo:font-size="10pt" fo:font-style="normal" style:text-underline-style="none" fo:font-weight="normal" officeooo:rsid="00bf36b5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58" style:family="text">
      <style:text-properties fo:color="#000000" loext:opacity="100%" style:text-position="0% 100%" style:font-name="Bitstream Vera Sans5" fo:font-size="10pt" fo:font-style="normal" style:text-underline-style="none" fo:font-weight="normal" officeooo:rsid="00c02cd5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59" style:family="text">
      <style:text-properties fo:color="#000000" loext:opacity="100%" style:text-position="0% 100%" style:font-name="Bitstream Vera Sans1" fo:font-style="normal" fo:background-color="#ffff00" loext:char-shading-value="0" style:font-name-asian="OpenSymbol" style:font-style-asian="normal" style:font-name-complex="OpenSymbol" style:font-style-complex="normal"/>
    </style:style>
    <style:style style:name="T160" style:family="text">
      <style:text-properties fo:color="#000000" loext:opacity="100%" style:text-position="0% 100%" style:font-name="Bitstream Vera Sans1" fo:font-style="normal" officeooo:rsid="00ad83a0" fo:background-color="#ffff00" loext:char-shading-value="0" style:font-name-asian="OpenSymbol" style:font-style-asian="normal" style:font-name-complex="OpenSymbol" style:font-style-complex="normal"/>
    </style:style>
    <style:style style:name="T161" style:family="text">
      <style:text-properties fo:color="#000000" loext:opacity="100%" style:text-position="0% 100%" style:font-name="Bitstream Vera Sans1" fo:font-style="normal" officeooo:rsid="00bf36b5" fo:background-color="#ffff00" loext:char-shading-value="0" style:font-name-asian="OpenSymbol" style:font-style-asian="normal" style:font-name-complex="OpenSymbol" style:font-style-complex="normal"/>
    </style:style>
    <style:style style:name="T162" style:family="text">
      <style:text-properties fo:color="#000000" loext:opacity="100%" style:text-position="0% 100%" style:font-name="Bitstream Vera Sans1" fo:font-style="normal" officeooo:rsid="00c02cd5" fo:background-color="#ffff00" loext:char-shading-value="0" style:font-name-asian="OpenSymbol" style:font-style-asian="normal" style:font-name-complex="OpenSymbol" style:font-style-complex="normal"/>
    </style:style>
    <style:style style:name="T163" style:family="text">
      <style:text-properties fo:color="#000000" loext:opacity="100%" style:text-position="0% 100%" style:font-name="Bitstream Vera Sans1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64" style:family="text">
      <style:text-properties fo:color="#000000" loext:opacity="100%" style:text-position="0% 100%" style:font-name="Bitstream Vera Sans1" fo:font-size="10pt" fo:font-style="normal" officeooo:rsid="00ad83a0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65" style:family="text">
      <style:text-properties fo:color="#000000" loext:opacity="100%" style:text-position="0% 100%" style:font-name="Bitstream Vera Sans1" fo:font-size="10pt" fo:font-style="normal" officeooo:rsid="0092a3b6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66" style:family="text">
      <style:text-properties fo:color="#000000" loext:opacity="100%" style:text-position="0% 100%" style:font-name="Bitstream Vera Sans1" fo:font-size="10pt" fo:font-style="normal" officeooo:rsid="00bcc458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67" style:family="text">
      <style:text-properties fo:color="#000000" loext:opacity="100%" style:text-position="0% 100%" style:font-name="Bitstream Vera Sans1" fo:font-size="10pt" fo:font-style="normal" officeooo:rsid="00bf36b5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68" style:family="text">
      <style:text-properties fo:color="#000000" loext:opacity="100%" style:text-position="0% 100%" style:font-name="Bitstream Vera Sans1" fo:font-size="10pt" fo:letter-spacing="-0.004cm" fo:language="pt" fo:country="BR" fo:font-style="normal" style:text-underline-style="none" fo:font-weight="normal" officeooo:rsid="00be7680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169" style:family="text">
      <style:text-properties fo:color="#000000" loext:opacity="100%" style:text-position="0% 100%" style:font-name="Bitstream Vera Sans1" fo:font-size="10pt" fo:letter-spacing="-0.004cm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70" style:family="text">
      <style:text-properties fo:color="#000000" loext:opacity="100%" style:text-position="0% 100%" style:font-name="Bitstream Vera Sans1" fo:font-size="8pt" fo:letter-spacing="-0.011cm" fo:font-style="normal" fo:background-color="#ffff00" loext:char-shading-value="0" style:font-name-asian="OpenSymbol" style:font-size-asian="8pt" style:font-style-asian="normal" style:font-name-complex="OpenSymbol" style:font-size-complex="8pt" style:font-style-complex="normal" style:text-scale="100%" loext:shadow="none"/>
    </style:style>
    <style:style style:name="T171" style:family="text">
      <style:text-properties fo:color="#000000" loext:opacity="100%" style:text-position="0% 100%" style:font-name="Bitstream Vera Sans1" fo:font-size="8pt" fo:letter-spacing="-0.011cm" fo:font-style="normal" officeooo:rsid="0057d8a0" fo:background-color="#ffff00" loext:char-shading-value="0" style:font-name-asian="OpenSymbol" style:font-size-asian="8pt" style:font-style-asian="normal" style:font-name-complex="OpenSymbol" style:font-size-complex="8pt" style:font-style-complex="normal" style:text-scale="100%" loext:shadow="none"/>
    </style:style>
    <style:style style:name="T172" style:family="text">
      <style:text-properties fo:color="#000000" loext:opacity="100%" style:text-position="0% 100%" style:font-name="Bitstream Vera Sans1" fo:font-size="6pt" fo:letter-spacing="normal" fo:font-style="normal" fo:background-color="#ffff00" loext:char-shading-value="0" style:font-name-asian="OpenSymbol" style:font-size-asian="6pt" style:font-style-asian="normal" style:font-name-complex="OpenSymbol" style:font-size-complex="6pt" style:font-style-complex="normal" style:text-scale="100%"/>
    </style:style>
    <style:style style:name="T173" style:family="text">
      <style:text-properties fo:color="#000000" loext:opacity="100%" style:text-position="0% 100%" style:font-name="Bitstream Vera Sans1" fo:font-size="6pt" fo:letter-spacing="normal" fo:font-style="normal" officeooo:rsid="00b6e082" fo:background-color="#ffff00" loext:char-shading-value="0" style:font-name-asian="OpenSymbol" style:font-size-asian="6pt" style:font-style-asian="normal" style:font-name-complex="OpenSymbol" style:font-size-complex="6pt" style:font-style-complex="normal" style:text-scale="100%"/>
    </style:style>
    <style:style style:name="T174" style:family="text">
      <style:text-properties fo:color="#000000" loext:opacity="100%" style:text-position="0% 100%" style:font-name="Bitstream Vera Sans1" fo:background-color="#ffff00" loext:char-shading-value="0" style:font-name-asian="OpenSymbol" style:font-style-asian="normal" style:font-name-complex="OpenSymbol" style:font-style-complex="normal"/>
    </style:style>
    <style:style style:name="T175" style:family="text">
      <style:text-properties fo:color="#000000" loext:opacity="100%" style:text-position="0% 100%" style:font-name="Bitstream Vera Sans1" fo:letter-spacing="-0.011cm" fo:font-style="normal" officeooo:rsid="00c02cd5" fo:background-color="#ffff00" loext:char-shading-value="0" style:font-name-asian="OpenSymbol" style:font-style-asian="normal" style:font-name-complex="OpenSymbol" style:font-style-complex="normal" style:text-scale="100%" loext:shadow="none"/>
    </style:style>
    <style:style style:name="T176" style:family="text">
      <style:text-properties fo:color="#000000" loext:opacity="100%" style:text-position="0% 100%" style:font-name="Bitstream Vera Sans1" fo:font-size="9pt" fo:letter-spacing="normal" fo:font-style="normal" officeooo:rsid="00c02cd5" fo:background-color="#ffff00" loext:char-shading-value="0" style:font-name-asian="OpenSymbol" style:font-size-asian="9pt" style:font-style-asian="normal" style:font-name-complex="OpenSymbol" style:font-size-complex="9pt" style:font-style-complex="normal" style:text-scale="100%"/>
    </style:style>
    <style:style style:name="T177" style:family="text">
      <style:text-properties fo:color="#000000" loext:opacity="100%" style:text-position="0% 100%" style:font-name="Bitstream Vera Sans1" fo:font-size="9pt" fo:letter-spacing="normal" officeooo:rsid="00c02cd5" fo:background-color="#ffff00" loext:char-shading-value="0" style:font-name-asian="OpenSymbol" style:font-size-asian="9pt" style:font-style-asian="normal" style:font-name-complex="OpenSymbol" style:font-size-complex="9pt" style:font-style-complex="normal" style:text-scale="100%"/>
    </style:style>
    <style:style style:name="T178" style:family="text">
      <style:text-properties fo:color="#000000" loext:opacity="100%" style:text-position="0% 100%" style:font-name="Bitstream Vera Sans1" fo:letter-spacing="normal" fo:font-style="normal" fo:background-color="#ffff00" loext:char-shading-value="0" style:font-name-asian="OpenSymbol" style:font-style-asian="normal" style:font-name-complex="OpenSymbol" style:font-style-complex="normal" style:text-scale="100%"/>
    </style:style>
    <style:style style:name="T179" style:family="text">
      <style:text-properties fo:color="#000000" loext:opacity="100%" style:text-position="0% 100%" style:font-name="Bitstream Vera Sans1" fo:letter-spacing="normal" fo:font-style="normal" officeooo:rsid="00c02cd5" fo:background-color="#ffff00" loext:char-shading-value="0" style:font-name-asian="OpenSymbol" style:font-style-asian="normal" style:font-name-complex="OpenSymbol" style:font-style-complex="normal" style:text-scale="100%"/>
    </style:style>
    <style:style style:name="T180" style:family="text">
      <style:text-properties fo:color="#000000" loext:opacity="100%" style:text-position="0% 100%" style:font-name="Bitstream Vera Sans1" fo:letter-spacing="normal" fo:font-style="normal" officeooo:rsid="00b6e082" fo:background-color="#ffff00" loext:char-shading-value="0" style:font-name-asian="OpenSymbol" style:font-style-asian="normal" style:font-name-complex="OpenSymbol" style:font-style-complex="normal" style:text-scale="100%"/>
    </style:style>
    <style:style style:name="T181" style:family="text">
      <style:text-properties fo:color="#000000" loext:opacity="100%" style:text-position="0% 100%" style:font-name="Bitstream Vera Sans1" fo:letter-spacing="normal" officeooo:rsid="00c02cd5" fo:background-color="#ffff00" loext:char-shading-value="0" style:font-name-asian="OpenSymbol" style:font-style-asian="normal" style:font-name-complex="OpenSymbol" style:font-style-complex="normal" style:text-scale="100%"/>
    </style:style>
    <style:style style:name="T182" style:family="text">
      <style:text-properties fo:color="#000000" loext:opacity="100%" style:text-position="0% 100%" fo:font-style="normal" fo:background-color="#ffff00" loext:char-shading-value="0" style:font-name-asian="OpenSymbol" style:font-style-asian="normal" style:font-name-complex="OpenSymbol" style:font-style-complex="normal"/>
    </style:style>
    <style:style style:name="T183" style:family="text">
      <style:text-properties fo:color="#000000" loext:opacity="100%" style:text-position="0% 100%" fo:font-style="normal" officeooo:rsid="00a5f812" fo:background-color="#ffff00" loext:char-shading-value="0" style:font-name-asian="OpenSymbol" style:font-style-asian="normal" style:font-name-complex="OpenSymbol" style:font-style-complex="normal"/>
    </style:style>
    <style:style style:name="T184" style:family="text">
      <style:text-properties fo:color="#000000" loext:opacity="100%" style:text-position="0% 100%" fo:font-style="normal" officeooo:rsid="00a27d31" fo:background-color="#ffff00" loext:char-shading-value="0" style:font-name-asian="OpenSymbol" style:font-style-asian="normal" style:font-name-complex="OpenSymbol" style:font-style-complex="normal"/>
    </style:style>
    <style:style style:name="T185" style:family="text">
      <style:text-properties fo:color="#000000" loext:opacity="100%" style:text-position="0% 100%" fo:font-style="normal" officeooo:rsid="00bf36b5" fo:background-color="#ffff00" loext:char-shading-value="0" style:font-name-asian="OpenSymbol" style:font-style-asian="normal" style:font-name-complex="OpenSymbol" style:font-style-complex="normal"/>
    </style:style>
    <style:style style:name="T186" style:family="text">
      <style:text-properties fo:color="#000000" loext:opacity="100%" style:text-position="0% 100%" fo:font-style="normal" style:font-name-asian="OpenSymbol" style:font-style-asian="normal" style:font-name-complex="OpenSymbol" style:font-style-complex="normal"/>
    </style:style>
    <style:style style:name="T187" style:family="text">
      <style:text-properties fo:color="#000000" loext:opacity="100%" style:text-position="0% 100%" fo:font-style="normal" officeooo:rsid="00be7680" style:font-name-asian="OpenSymbol" style:font-style-asian="normal" style:font-name-complex="OpenSymbol" style:font-style-complex="normal"/>
    </style:style>
    <style:style style:name="T188" style:family="text">
      <style:text-properties fo:color="#000000" loext:opacity="100%" style:text-position="0% 100%" fo:font-style="normal" officeooo:rsid="00c02cd5" style:font-name-asian="OpenSymbol" style:font-style-asian="normal" style:font-name-complex="OpenSymbol" style:font-style-complex="normal"/>
    </style:style>
    <style:style style:name="T189" style:family="text">
      <style:text-properties fo:color="#000000" loext:opacity="100%" style:text-position="0% 100%" fo:font-style="normal" officeooo:rsid="0057d8a0" style:font-name-asian="OpenSymbol" style:font-style-asian="normal" style:font-name-complex="OpenSymbol" style:font-style-complex="normal"/>
    </style:style>
    <style:style style:name="T190" style:family="text">
      <style:text-properties fo:color="#000000" loext:opacity="100%" style:text-position="0% 100%" fo:letter-spacing="-0.011cm" fo:background-color="#ffff00" loext:char-shading-value="0" style:font-name-asian="OpenSymbol" style:font-style-asian="normal" style:font-name-complex="OpenSymbol" style:font-style-complex="normal" style:text-scale="100%" loext:shadow="none"/>
    </style:style>
    <style:style style:name="T191" style:family="text">
      <style:text-properties fo:color="#000000" loext:opacity="100%" style:text-position="0% 100%" fo:font-size="8pt" fo:letter-spacing="-0.011cm" fo:background-color="#ffff00" loext:char-shading-value="0" style:font-name-asian="OpenSymbol" style:font-size-asian="8pt" style:font-style-asian="normal" style:font-name-complex="OpenSymbol" style:font-size-complex="8pt" style:font-style-complex="normal" style:text-scale="100%" loext:shadow="none"/>
    </style:style>
    <style:style style:name="T192" style:family="text">
      <style:text-properties fo:color="#000000" loext:opacity="100%" style:text-position="0% 100%" fo:font-size="9pt" fo:letter-spacing="normal" fo:background-color="#ffff00" loext:char-shading-value="0" style:font-name-asian="OpenSymbol" style:font-size-asian="9pt" style:font-style-asian="normal" style:font-name-complex="OpenSymbol" style:font-size-complex="9pt" style:font-style-complex="normal" style:text-scale="100%"/>
    </style:style>
    <style:style style:name="T193" style:family="text">
      <style:text-properties fo:color="#000000" loext:opacity="100%" style:text-position="0% 100%" fo:font-size="9pt" fo:letter-spacing="normal" officeooo:rsid="00b84c2b" fo:background-color="#ffff00" loext:char-shading-value="0" style:font-name-asian="OpenSymbol" style:font-size-asian="9pt" style:font-style-asian="normal" style:font-name-complex="OpenSymbol" style:font-size-complex="9pt" style:font-style-complex="normal" style:text-scale="100%"/>
    </style:style>
    <style:style style:name="T194" style:family="text">
      <style:text-properties fo:color="#000000" loext:opacity="100%" style:text-position="0% 100%" fo:font-size="9pt" fo:letter-spacing="normal" officeooo:rsid="00c02cd5" fo:background-color="#ffff00" loext:char-shading-value="0" style:font-name-asian="OpenSymbol" style:font-size-asian="9pt" style:font-style-asian="normal" style:font-name-complex="OpenSymbol" style:font-size-complex="9pt" style:font-style-complex="normal" style:text-scale="100%"/>
    </style:style>
    <style:style style:name="T195" style:family="text">
      <style:text-properties fo:color="#000000" loext:opacity="100%" style:text-position="0% 100%" fo:font-size="6pt" fo:letter-spacing="normal" fo:background-color="#ffff00" loext:char-shading-value="0" style:font-name-asian="OpenSymbol" style:font-size-asian="6pt" style:font-style-asian="normal" style:font-name-complex="OpenSymbol" style:font-size-complex="6pt" style:font-style-complex="normal" style:text-scale="100%"/>
    </style:style>
    <style:style style:name="T196" style:family="text">
      <style:text-properties fo:color="#000000" loext:opacity="100%" style:text-position="0% 100%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97" style:family="text">
      <style:text-properties fo:color="#000000" loext:opacity="100%" style:text-position="0% 100%" fo:font-size="10pt" fo:font-style="normal" officeooo:rsid="00a27d31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98" style:family="text">
      <style:text-properties fo:color="#000000" loext:opacity="100%" style:text-position="0% 100%" fo:font-size="10pt" fo:font-style="normal" officeooo:rsid="00a552d3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99" style:family="text">
      <style:text-properties fo:color="#000000" loext:opacity="100%" style:text-position="0% 100%" fo:font-size="10pt" fo:letter-spacing="normal" officeooo:rsid="00c02cd5" fo:background-color="#ffff00" loext:char-shading-value="0" style:font-name-asian="OpenSymbol" style:font-size-asian="10pt" style:font-style-asian="normal" style:font-name-complex="OpenSymbol" style:font-size-complex="10pt" style:font-style-complex="normal" style:text-scale="100%"/>
    </style:style>
    <style:style style:name="T200" style:family="text">
      <style:text-properties fo:color="#000000" loext:opacity="100%" style:text-position="0% 100%" fo:font-size="10pt" fo:letter-spacing="normal" officeooo:rsid="00b84c2b" fo:background-color="#ffff00" loext:char-shading-value="0" style:font-name-asian="OpenSymbol" style:font-size-asian="10pt" style:font-style-asian="normal" style:font-name-complex="OpenSymbol" style:font-size-complex="10pt" style:font-style-complex="normal" style:text-scale="100%"/>
    </style:style>
    <style:style style:name="T201" style:family="text">
      <style:text-properties fo:color="#000000" loext:opacity="100%" style:text-position="0% 100%" style:text-underline-style="none" officeooo:rsid="00c02cd5" fo:background-color="#ffff00" loext:char-shading-value="0" style:font-name-asian="OpenSymbol" style:font-style-asian="normal" style:font-name-complex="OpenSymbol" style:font-style-complex="normal"/>
    </style:style>
    <style:style style:name="T202" style:family="text">
      <style:text-properties fo:color="#000000" loext:opacity="100%" style:text-position="0% 100%" fo:letter-spacing="normal" fo:background-color="#ffff00" loext:char-shading-value="0" style:font-name-asian="OpenSymbol" style:font-style-asian="normal" style:font-name-complex="OpenSymbol" style:font-style-complex="normal" style:text-scale="100%"/>
    </style:style>
    <style:style style:name="T203" style:family="text">
      <style:text-properties fo:color="#000000" loext:opacity="100%" style:text-position="0% 100%" fo:letter-spacing="normal" officeooo:rsid="00c02cd5" fo:background-color="#ffff00" loext:char-shading-value="0" style:font-name-asian="OpenSymbol" style:font-style-asian="normal" style:font-name-complex="OpenSymbol" style:font-style-complex="normal" style:text-scale="100%"/>
    </style:style>
    <style:style style:name="T204" style:family="text">
      <style:text-properties fo:color="#000000" loext:opacity="100%" style:text-position="0% 100%" fo:letter-spacing="normal" officeooo:rsid="00b84c2b" fo:background-color="#ffff00" loext:char-shading-value="0" style:font-name-asian="OpenSymbol" style:font-style-asian="normal" style:font-name-complex="OpenSymbol" style:font-style-complex="normal" style:text-scale="100%"/>
    </style:style>
    <style:style style:name="T205" style:family="text">
      <style:text-properties fo:color="#000000" loext:opacity="100%" style:text-position="super 58%"/>
    </style:style>
    <style:style style:name="T206" style:family="text">
      <style:text-properties fo:color="#000000" loext:opacity="100%" style:text-position="super 58%" fo:letter-spacing="-0.004cm"/>
    </style:style>
    <style:style style:name="T207" style:family="text">
      <style:text-properties fo:color="#000000" loext:opacity="100%" style:text-position="super 58%" fo:letter-spacing="-0.004cm" fo:background-color="#ffff00" loext:char-shading-value="0"/>
    </style:style>
    <style:style style:name="T208" style:family="text">
      <style:text-properties fo:color="#000000" loext:opacity="100%" style:text-position="super 58%" fo:background-color="#ffff00" loext:char-shading-value="0"/>
    </style:style>
    <style:style style:name="T209" style:family="text">
      <style:text-properties fo:color="#000000" loext:opacity="100%" style:text-position="super 58%" style:font-name="Bitstream Vera Sans1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10" style:family="text">
      <style:text-properties fo:color="#000000" loext:opacity="100%" style:text-position="super 58%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11" style:family="text">
      <style:text-properties fo:color="#000000" loext:opacity="100%" style:font-name="OpenSymbol"/>
    </style:style>
    <style:style style:name="T212" style:family="text">
      <style:text-properties fo:color="#000000" loext:opacity="100%"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213" style:family="text">
      <style:text-properties fo:color="#000000" loext:opacity="100%" style:font-name="OpenSymbol" fo:font-size="10pt" fo:font-style="normal" style:font-name-asian="OpenSymbol" style:font-size-asian="10pt" style:font-style-asian="normal" style:font-name-complex="OpenSymbol" style:font-size-complex="10pt" style:font-style-complex="normal" style:text-scale="100%"/>
    </style:style>
    <style:style style:name="T214" style:family="text">
      <style:text-properties fo:color="#000000" loext:opacity="100%" style:font-name="OpenSymbol" fo:font-size="10pt" style:font-size-asian="10pt" style:font-style-asian="normal" style:font-size-complex="10pt" style:font-style-complex="normal"/>
    </style:style>
    <style:style style:name="T215" style:family="text">
      <style:text-properties fo:color="#000000" loext:opacity="100%" style:font-name="OpenSymbol" fo:font-size="10pt" fo:letter-spacing="-0.004cm" fo:language="pt" fo:country="BR" fo:font-style="normal" style:font-name-asian="OpenSymbol" style:font-size-asian="10pt" style:font-style-asian="normal" style:font-name-complex="OpenSymbol" style:font-size-complex="10pt" style:font-style-complex="normal"/>
    </style:style>
    <style:style style:name="T216" style:family="text">
      <style:text-properties fo:color="#000000" loext:opacity="100%" style:font-name="OpenSymbol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217" style:family="text">
      <style:text-properties fo:color="#000000" loext:opacity="100%" style:font-name="OpenSymbol" fo:font-style="normal" style:font-style-asian="normal" style:font-style-complex="normal"/>
    </style:style>
    <style:style style:name="T218" style:family="text">
      <style:text-properties fo:color="#000000" loext:opacity="100%" style:font-name="OpenSymbol" fo:font-style="normal" style:font-name-asian="OpenSymbol" style:font-style-asian="normal" style:font-name-complex="OpenSymbol" style:font-style-complex="normal"/>
    </style:style>
    <style:style style:name="T219" style:family="text">
      <style:text-properties fo:color="#000000" loext:opacity="100%" style:font-name="OpenSymbol" fo:font-style="normal" fo:background-color="#ffff00" loext:char-shading-value="0" style:font-name-asian="OpenSymbol" style:font-style-asian="normal" style:font-name-complex="OpenSymbol" style:font-style-complex="normal"/>
    </style:style>
    <style:style style:name="T220" style:family="text">
      <style:text-properties fo:color="#000000" loext:opacity="100%" style:font-name="OpenSymbol" fo:letter-spacing="-0.004cm"/>
    </style:style>
    <style:style style:name="T221" style:family="text">
      <style:text-properties fo:color="#000000" loext:opacity="100%" style:font-name="OpenSymbol" fo:letter-spacing="-0.004cm" fo:font-style="normal" style:font-name-asian="OpenSymbol" style:font-style-asian="normal" style:font-name-complex="OpenSymbol" style:font-style-complex="normal"/>
    </style:style>
    <style:style style:name="T222" style:family="text">
      <style:text-properties fo:color="#000000" loext:opacity="100%" style:font-name="OpenSymbol" fo:letter-spacing="-0.004cm" fo:language="pt" fo:country="BR"/>
    </style:style>
    <style:style style:name="T223" style:family="text">
      <style:text-properties fo:color="#000000" loext:opacity="100%" style:font-name="OpenSymbol" fo:letter-spacing="-0.004cm" fo:language="pt" fo:country="BR" fo:background-color="#ffff00" loext:char-shading-value="0"/>
    </style:style>
    <style:style style:name="T224" style:family="text">
      <style:text-properties fo:color="#000000" loext:opacity="100%" style:font-name="OpenSymbol" fo:letter-spacing="-0.004cm" fo:language="pt" fo:country="BR" officeooo:rsid="00be7680" fo:background-color="#ffff00" loext:char-shading-value="0"/>
    </style:style>
    <style:style style:name="T225" style:family="text">
      <style:text-properties fo:color="#000000" loext:opacity="100%" style:font-name="OpenSymbol" fo:letter-spacing="-0.004cm" fo:language="pt" fo:country="BR" officeooo:rsid="009a11f6" fo:background-color="#ffff00" loext:char-shading-value="0"/>
    </style:style>
    <style:style style:name="T226" style:family="text">
      <style:text-properties fo:color="#000000" loext:opacity="100%" style:font-name="OpenSymbol" fo:letter-spacing="-0.004cm" fo:background-color="#ffff00" loext:char-shading-value="0"/>
    </style:style>
    <style:style style:name="T227" style:family="text">
      <style:text-properties fo:color="#000000" loext:opacity="100%" style:font-name="OpenSymbol" fo:letter-spacing="-0.004cm" officeooo:rsid="00c25af7" fo:background-color="#ffff00" loext:char-shading-value="0"/>
    </style:style>
    <style:style style:name="T228" style:family="text">
      <style:text-properties fo:color="#000000" loext:opacity="100%" style:font-name="OpenSymbol" fo:background-color="#ffff00" loext:char-shading-value="0"/>
    </style:style>
    <style:style style:name="T229" style:family="text">
      <style:text-properties fo:color="#000000" loext:opacity="100%" style:font-name="OpenSymbol" officeooo:rsid="00be7680" fo:background-color="#ffff00" loext:char-shading-value="0"/>
    </style:style>
    <style:style style:name="T230" style:family="text">
      <style:text-properties fo:color="#000000" loext:opacity="100%" style:font-name="OpenSymbol" fo:font-size="9pt" fo:letter-spacing="normal" fo:font-style="normal" fo:background-color="#ffff00" loext:char-shading-value="0" style:font-name-asian="OpenSymbol" style:font-size-asian="9pt" style:font-style-asian="normal" style:font-name-complex="OpenSymbol" style:font-size-complex="9pt" style:font-style-complex="normal" style:text-scale="100%"/>
    </style:style>
    <style:style style:name="T231" style:family="text">
      <style:text-properties fo:color="#000000" loext:opacity="100%" style:font-name="OpenSymbol" fo:font-size="6pt" fo:letter-spacing="normal" fo:font-style="normal" fo:background-color="#ffff00" loext:char-shading-value="0" style:font-name-asian="OpenSymbol" style:font-size-asian="6pt" style:font-style-asian="normal" style:font-name-complex="OpenSymbol" style:font-size-complex="6pt" style:font-style-complex="normal" style:text-scale="100%"/>
    </style:style>
    <style:style style:name="T232" style:family="text">
      <style:text-properties fo:color="#000000" loext:opacity="100%" style:font-name="OpenSymbol" fo:letter-spacing="normal" fo:font-style="normal" fo:background-color="#ffff00" loext:char-shading-value="0" style:font-name-asian="OpenSymbol" style:font-style-asian="normal" style:font-name-complex="OpenSymbol" style:font-style-complex="normal" style:text-scale="100%"/>
    </style:style>
    <style:style style:name="T233" style:family="text">
      <style:text-properties fo:color="#000000" loext:opacity="100%" style:font-name="Bitstream Vera Sans1" fo:font-size="10pt" fo:font-style="normal" style:font-size-asian="10pt" style:font-style-asian="normal" style:font-size-complex="10pt" style:font-style-complex="normal"/>
    </style:style>
    <style:style style:name="T234" style:family="text">
      <style:text-properties fo:color="#000000" loext:opacity="100%" style:font-name="Bitstream Vera Sans1" fo:font-size="10pt" fo:font-style="normal" officeooo:rsid="008d7256" style:font-size-asian="10pt" style:font-style-asian="normal" style:font-size-complex="10pt" style:font-style-complex="normal"/>
    </style:style>
    <style:style style:name="T235" style:family="text">
      <style:text-properties fo:color="#000000" loext:opacity="100%" style:font-name="Bitstream Vera Sans1" fo:font-size="10pt" fo:font-style="normal" officeooo:rsid="00be7680" fo:background-color="#ffff00" loext:char-shading-value="0" style:font-size-asian="10pt" style:font-style-asian="normal" style:font-size-complex="10pt" style:font-style-complex="normal"/>
    </style:style>
    <style:style style:name="T236" style:family="text">
      <style:text-properties fo:color="#000000" loext:opacity="100%" fo:font-size="12pt" style:font-size-asian="12pt" style:font-size-complex="12pt"/>
    </style:style>
    <style:style style:name="T237" style:family="text">
      <style:text-properties fo:color="#000000" loext:opacity="100%" fo:font-size="12pt" style:font-size-asian="12pt" style:font-style-asian="normal" style:font-size-complex="12pt" style:font-style-complex="normal"/>
    </style:style>
    <style:style style:name="T238" style:family="text">
      <style:text-properties fo:color="#000000" loext:opacity="100%" fo:font-size="12pt" fo:letter-spacing="-0.004cm" style:font-size-asian="12pt" style:font-size-complex="12pt"/>
    </style:style>
    <style:style style:name="T239" style:family="text">
      <style:text-properties fo:color="#000000" loext:opacity="100%" fo:font-size="12pt" fo:background-color="#ffff00" loext:char-shading-value="0" style:font-size-asian="12pt" style:font-size-complex="12pt"/>
    </style:style>
    <style:style style:name="T240" style:family="text">
      <style:text-properties fo:color="#000000" loext:opacity="100%" style:font-name="OpenSymbol2" fo:font-size="10pt" fo:font-style="normal" style:font-name-asian="OpenSymbol" style:font-size-asian="10pt" style:font-name-complex="OpenSymbol" style:font-size-complex="10pt"/>
    </style:style>
    <style:style style:name="T241" style:family="text">
      <style:text-properties fo:color="#000000" loext:opacity="100%" style:font-name="OpenSymbol2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242" style:family="text">
      <style:text-properties fo:color="#000000" loext:opacity="100%" style:font-name="OpenSymbol2" fo:font-size="10pt"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43" style:family="text">
      <style:text-properties fo:color="#000000" loext:opacity="100%" style:font-name="OpenSymbol2" fo:font-size="10pt" fo:font-style="normal" style:text-underline-style="none" fo:font-weight="normal" officeooo:rsid="001d2ede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44" style:family="text">
      <style:text-properties fo:color="#000000" loext:opacity="100%" fo:letter-spacing="-0.004cm"/>
    </style:style>
    <style:style style:name="T245" style:family="text">
      <style:text-properties fo:color="#000000" loext:opacity="100%" fo:letter-spacing="-0.004cm" style:font-name-asian="OpenSymbol" style:font-style-asian="normal" style:font-name-complex="OpenSymbol" style:font-style-complex="normal"/>
    </style:style>
    <style:style style:name="T246" style:family="text">
      <style:text-properties fo:color="#000000" loext:opacity="100%" fo:letter-spacing="-0.004cm" officeooo:rsid="0057d8a0" style:font-size-asian="12pt" style:font-style-asian="italic" style:font-size-complex="12pt" style:font-style-complex="italic"/>
    </style:style>
    <style:style style:name="T247" style:family="text">
      <style:text-properties fo:color="#000000" loext:opacity="100%" fo:letter-spacing="-0.004cm" fo:language="pt" fo:country="BR"/>
    </style:style>
    <style:style style:name="T248" style:family="text">
      <style:text-properties fo:color="#000000" loext:opacity="100%" fo:letter-spacing="-0.004cm" fo:language="pt" fo:country="BR" fo:background-color="#ffff00" loext:char-shading-value="0"/>
    </style:style>
    <style:style style:name="T249" style:family="text">
      <style:text-properties fo:color="#000000" loext:opacity="100%" fo:letter-spacing="-0.004cm" fo:language="pt" fo:country="BR" officeooo:rsid="009a11f6" fo:background-color="#ffff00" loext:char-shading-value="0"/>
    </style:style>
    <style:style style:name="T250" style:family="text">
      <style:text-properties fo:color="#000000" loext:opacity="100%" fo:letter-spacing="-0.004cm" fo:background-color="#ffff00" loext:char-shading-value="0"/>
    </style:style>
    <style:style style:name="T251" style:family="text">
      <style:text-properties fo:color="#000000" loext:opacity="100%" fo:letter-spacing="-0.004cm" fo:background-color="#ffff00" loext:char-shading-value="0" style:font-name-asian="OpenSymbol" style:font-style-asian="normal" style:font-name-complex="OpenSymbol" style:font-style-complex="normal"/>
    </style:style>
    <style:style style:name="T252" style:family="text">
      <style:text-properties fo:color="#000000" loext:opacity="100%" fo:letter-spacing="-0.004cm" officeooo:rsid="0057d8a0" fo:background-color="#ffff00" loext:char-shading-value="0" style:font-size-asian="12pt" style:font-style-asian="italic" style:font-size-complex="12pt" style:font-style-complex="italic"/>
    </style:style>
    <style:style style:name="T253" style:family="text">
      <style:text-properties fo:color="#000000" loext:opacity="100%" fo:letter-spacing="-0.004cm" officeooo:rsid="0052f499" fo:background-color="#ffff00" loext:char-shading-value="0"/>
    </style:style>
    <style:style style:name="T254" style:family="text">
      <style:text-properties fo:color="#000000" loext:opacity="100%" fo:font-size="6pt" fo:letter-spacing="normal" style:font-name-asian="OpenSymbol" style:font-size-asian="6pt" style:font-style-asian="normal" style:font-name-complex="OpenSymbol" style:font-size-complex="6pt" style:font-style-complex="normal" style:text-scale="100%"/>
    </style:style>
    <style:style style:name="T255" style:family="text">
      <style:text-properties fo:color="#000000" loext:opacity="100%" fo:font-size="6pt" fo:letter-spacing="normal" style:font-size-asian="6pt" style:font-size-complex="6pt" style:text-scale="100%"/>
    </style:style>
    <style:style style:name="T256" style:family="text">
      <style:text-properties fo:color="#000000" loext:opacity="100%" fo:font-size="6pt" fo:letter-spacing="normal" fo:background-color="#ffff00" loext:char-shading-value="0" style:font-name-asian="OpenSymbol" style:font-size-asian="6pt" style:font-style-asian="normal" style:font-name-complex="OpenSymbol" style:font-size-complex="6pt" style:font-style-complex="normal" style:text-scale="100%"/>
    </style:style>
    <style:style style:name="T257" style:family="text">
      <style:text-properties fo:color="#000000" loext:opacity="100%" fo:font-size="6pt" fo:letter-spacing="normal" fo:background-color="#ffff00" loext:char-shading-value="0" style:font-size-asian="6pt" style:font-size-complex="6pt" style:text-scale="100%"/>
    </style:style>
    <style:style style:name="T258" style:family="text">
      <style:text-properties fo:color="#000000" loext:opacity="100%" fo:font-weight="normal" style:font-weight-asian="normal" style:font-weight-complex="normal"/>
    </style:style>
    <style:style style:name="T259" style:family="text">
      <style:text-properties fo:color="#000000" loext:opacity="100%" style:text-outline="false" style:text-line-through-style="none" style:text-line-through-type="none" style:font-name="OpenSymbol2" fo:font-size="10pt" fo:language="fr" fo:country="FR" fo:font-style="normal" fo:text-shadow="none" style:text-underline-style="none" fo:font-weight="normal" fo:background-color="transparent" loext:char-shading-value="0" style:font-name-asian="OpenSymbol" style:font-size-asian="10pt" style:language-asian="fr" style:country-asian="FR" style:font-style-asian="normal" style:font-weight-asian="normal" style:font-name-complex="OpenSymbol" style:font-size-complex="10pt" style:font-style-complex="normal" style:font-weight-complex="normal" style:text-emphasize="none" style:font-relief="none"/>
    </style:style>
    <style:style style:name="T260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fo:background-color="transparent" loext:char-shading-value="0" style:font-name-asian="Bitstream Vera Sans1" style:language-asian="fr" style:country-asian="FR" style:font-style-asian="normal" style:font-weight-asian="normal" style:font-name-complex="Bitstream Vera Sans1" style:font-style-complex="normal" style:font-weight-complex="normal" style:text-emphasize="none" style:font-relief="none"/>
    </style:style>
    <style:style style:name="T261" style:family="text">
      <style:text-properties fo:color="#000000" loext:opacity="100%" fo:letter-spacing="-0.011cm" fo:background-color="transparent" loext:char-shading-value="0" style:text-scale="100%" loext:shadow="none"/>
    </style:style>
    <style:style style:name="T262" style:family="text">
      <style:text-properties fo:color="#000000" loext:opacity="100%" fo:letter-spacing="-0.011cm" fo:background-color="#ffff00" loext:char-shading-value="0" style:text-scale="100%" loext:shadow="none"/>
    </style:style>
    <style:style style:name="T263" style:family="text">
      <style:text-properties fo:color="#000000" loext:opacity="100%" fo:font-size="8pt" fo:letter-spacing="-0.011cm" style:font-size-asian="8pt" style:font-size-complex="8pt" style:text-scale="100%" loext:shadow="none"/>
    </style:style>
    <style:style style:name="T264" style:family="text">
      <style:text-properties fo:color="#000000" loext:opacity="100%" fo:font-size="8pt" fo:letter-spacing="-0.011cm" fo:background-color="transparent" loext:char-shading-value="0" style:font-size-asian="8pt" style:font-size-complex="8pt" style:text-scale="100%" loext:shadow="none"/>
    </style:style>
    <style:style style:name="T265" style:family="text">
      <style:text-properties fo:color="#000000" loext:opacity="100%" fo:font-size="8pt" fo:letter-spacing="-0.011cm" fo:background-color="transparent" loext:char-shading-value="0" style:font-name-asian="OpenSymbol" style:font-size-asian="8pt" style:font-style-asian="normal" style:font-name-complex="OpenSymbol" style:font-size-complex="8pt" style:font-style-complex="normal" style:text-scale="100%" loext:shadow="none"/>
    </style:style>
    <style:style style:name="T266" style:family="text">
      <style:text-properties fo:color="#000000" loext:opacity="100%" fo:font-size="8pt" fo:letter-spacing="-0.011cm" fo:background-color="#ffff00" loext:char-shading-value="0" style:font-size-asian="8pt" style:font-size-complex="8pt" style:text-scale="100%" loext:shadow="none"/>
    </style:style>
    <style:style style:name="T267" style:family="text">
      <style:text-properties fo:color="#000000" loext:opacity="100%" fo:font-size="8pt" fo:letter-spacing="-0.011cm" fo:background-color="#ffff00" loext:char-shading-value="0" style:font-name-asian="OpenSymbol" style:font-size-asian="8pt" style:font-style-asian="normal" style:font-name-complex="OpenSymbol" style:font-size-complex="8pt" style:font-style-complex="normal" style:text-scale="100%" loext:shadow="none"/>
    </style:style>
    <style:style style:name="T268" style:family="text">
      <style:text-properties fo:color="#000000" loext:opacity="100%" fo:background-color="#ffff00" loext:char-shading-value="0"/>
    </style:style>
    <style:style style:name="T269" style:family="text">
      <style:text-properties fo:color="#000000" loext:opacity="100%" officeooo:rsid="009b5798" fo:background-color="#ffff00" loext:char-shading-value="0"/>
    </style:style>
    <style:style style:name="T270" style:family="text">
      <style:text-properties fo:color="#000000" loext:opacity="100%" officeooo:rsid="008ed9d6" fo:background-color="#ffff00" loext:char-shading-value="0"/>
    </style:style>
    <style:style style:name="T271" style:family="text">
      <style:text-properties fo:color="#000000" loext:opacity="100%" officeooo:rsid="0092a3b6" fo:background-color="#ffff00" loext:char-shading-value="0"/>
    </style:style>
    <style:style style:name="T272" style:family="text">
      <style:text-properties fo:color="#000000" loext:opacity="100%" officeooo:rsid="009b4100" fo:background-color="#ffff00" loext:char-shading-value="0"/>
    </style:style>
    <style:style style:name="T273" style:family="text">
      <style:text-properties fo:color="#000000" loext:opacity="100%" officeooo:rsid="00a0a2b8" fo:background-color="#ffff00" loext:char-shading-value="0"/>
    </style:style>
    <style:style style:name="T274" style:family="text">
      <style:text-properties fo:color="#000000" loext:opacity="100%" officeooo:rsid="00a552d3" fo:background-color="#ffff00" loext:char-shading-value="0"/>
    </style:style>
    <style:style style:name="T275" style:family="text">
      <style:text-properties fo:color="#000000" loext:opacity="100%" officeooo:rsid="00a5f812" fo:background-color="#ffff00" loext:char-shading-value="0"/>
    </style:style>
    <style:style style:name="T276" style:family="text">
      <style:text-properties fo:color="#000000" loext:opacity="100%" officeooo:rsid="00ad83a0" fo:background-color="#ffff00" loext:char-shading-value="0"/>
    </style:style>
    <style:style style:name="T277" style:family="text">
      <style:text-properties fo:color="#000000" loext:opacity="100%" style:font-name="Bitstream Vera Sans5" fo:background-color="#ffff00" loext:char-shading-value="0"/>
    </style:style>
    <style:style style:name="T278" style:family="text">
      <style:text-properties fo:color="#000000" loext:opacity="100%" style:font-name="Bitstream Vera Sans5" officeooo:rsid="008ed9d6" fo:background-color="#ffff00" loext:char-shading-value="0"/>
    </style:style>
    <style:style style:name="T279" style:family="text">
      <style:text-properties fo:color="#000000" loext:opacity="100%" style:font-name="Bitstream Vera Sans5" officeooo:rsid="00906df3" fo:background-color="#ffff00" loext:char-shading-value="0"/>
    </style:style>
    <style:style style:name="T280" style:family="text">
      <style:text-properties fo:color="#000000" loext:opacity="100%" style:font-name="Bitstream Vera Sans5" fo:font-style="normal" officeooo:rsid="00906df3" fo:background-color="#ffff00" loext:char-shading-value="0" style:font-style-asian="normal" style:font-style-complex="normal"/>
    </style:style>
    <style:style style:name="T281" style:family="text">
      <style:text-properties fo:color="#000000" loext:opacity="100%" style:font-name="Bitstream Vera Sans5" fo:font-style="normal" officeooo:rsid="0091874e" fo:background-color="#ffff00" loext:char-shading-value="0" style:font-style-asian="normal" style:font-style-complex="normal"/>
    </style:style>
    <style:style style:name="T282" style:family="text">
      <style:text-properties fo:color="#000000" loext:opacity="100%" style:font-name="Bitstream Vera Sans5" fo:font-style="normal" officeooo:rsid="00be7680" fo:background-color="#ffff00" loext:char-shading-value="0" style:font-style-asian="normal" style:font-style-complex="normal"/>
    </style:style>
    <style:style style:name="T283" style:family="text">
      <style:text-properties fo:color="#000000" loext:opacity="100%" style:font-name="OpenSymbol3" fo:background-color="#ffff00" loext:char-shading-value="0"/>
    </style:style>
    <style:style style:name="T284" style:family="text">
      <style:text-properties fo:color="#000000" loext:opacity="100%" style:font-name="Times New Roman" fo:font-size="12pt" fo:font-style="italic" officeooo:rsid="008ed9d6" fo:background-color="#ffff00" loext:char-shading-value="0" style:font-size-asian="12pt" style:font-style-asian="italic" style:font-size-complex="12pt" style:font-style-complex="italic"/>
    </style:style>
    <style:style style:name="T285" style:family="text">
      <style:text-properties fo:color="#000000" loext:opacity="100%" style:font-name="Times New Roman" fo:font-size="12pt" fo:font-style="italic" officeooo:rsid="00be7680" fo:background-color="#ffff00" loext:char-shading-value="0" style:font-size-asian="12pt" style:font-style-asian="italic" style:font-size-complex="12pt" style:font-style-complex="italic"/>
    </style:style>
    <style:style style:name="T286" style:family="text">
      <style:text-properties fo:color="#000000" loext:opacity="100%" style:font-name="Times New Roman" fo:font-size="12pt" fo:font-style="normal" officeooo:rsid="00be7680" fo:background-color="#ffff00" loext:char-shading-value="0" style:font-size-asian="12pt" style:font-style-asian="normal" style:font-size-complex="12pt" style:font-style-complex="normal"/>
    </style:style>
    <style:style style:name="T287" style:family="text">
      <style:text-properties fo:color="#000000" loext:opacity="100%" style:font-name="OpenSymbol1" fo:background-color="#ffff00" loext:char-shading-value="0" style:font-name-asian="OpenSymbol1" style:font-name-complex="OpenSymbol1"/>
    </style:style>
    <style:style style:name="T288" style:family="text">
      <style:text-properties fo:color="#000000" loext:opacity="100%" fo:font-size="10pt" fo:letter-spacing="-0.011cm" officeooo:rsid="00b3b804" fo:background-color="#ffff00" loext:char-shading-value="0" style:font-size-asian="10pt" style:font-size-complex="10pt" style:text-scale="100%" loext:shadow="none"/>
    </style:style>
    <style:style style:name="T289" style:family="text">
      <style:text-properties fo:color="#000000" loext:opacity="100%" fo:font-style="normal" style:font-style-asian="normal" style:font-style-complex="normal"/>
    </style:style>
    <style:style style:name="T290" style:family="text">
      <style:text-properties fo:color="#000000" loext:opacity="100%" fo:letter-spacing="normal" fo:background-color="#ffff00" loext:char-shading-value="0" style:font-name-asian="OpenSymbol" style:font-style-asian="normal" style:font-name-complex="OpenSymbol" style:font-style-complex="normal" style:text-scale="100%"/>
    </style:style>
    <style:style style:name="T291" style:family="text">
      <style:text-properties fo:color="#000000" loext:opacity="100%" fo:letter-spacing="normal" fo:background-color="#ffff00" loext:char-shading-value="0" style:text-scale="100%"/>
    </style:style>
    <style:style style:name="T292" style:family="text">
      <style:text-properties style:font-name="Bitstream Vera Sans1"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293" style:family="text">
      <style:text-properties style:font-name="Bitstream Vera Sans1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294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295" style:family="text">
      <style:text-properties style:font-name="Bitstream Vera Sans1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296" style:family="text">
      <style:text-properties style:font-name="Bitstream Vera Sans1" fo:font-size="10pt" style:font-size-asian="10pt" style:font-size-complex="10pt"/>
    </style:style>
    <style:style style:name="T297" style:family="text">
      <style:text-properties style:font-name="Bitstream Vera Sans1" fo:font-size="10pt" fo:letter-spacing="-0.004cm" fo:font-style="normal" fo:background-color="#ffff00" loext:char-shading-value="0" style:font-size-asian="10pt" style:font-style-asian="normal" style:font-size-complex="10pt" style:font-style-complex="normal"/>
    </style:style>
    <style:style style:name="T298" style:family="text">
      <style:text-properties style:font-name="Bitstream Vera Sans1" fo:font-size="10pt" fo:letter-spacing="-0.004cm" fo:font-style="normal" officeooo:rsid="0052f499" fo:background-color="#ffff00" loext:char-shading-value="0" style:font-size-asian="10pt" style:font-style-asian="normal" style:font-size-complex="10pt" style:font-style-complex="normal"/>
    </style:style>
    <style:style style:name="T299" style:family="text">
      <style:text-properties style:font-name="Bitstream Vera Sans1" fo:font-style="normal" style:font-name-asian="OpenSymbol" style:font-style-asian="normal" style:font-name-complex="OpenSymbol" style:font-style-complex="normal"/>
    </style:style>
    <style:style style:name="T300" style:family="text">
      <style:text-properties style:font-name="Bitstream Vera Sans1" fo:font-style="normal" style:font-style-asian="normal" style:font-style-complex="normal"/>
    </style:style>
    <style:style style:name="T301" style:family="text">
      <style:text-properties style:font-name="Bitstream Vera Sans1" fo:font-style="normal" officeooo:rsid="0052f499" style:font-style-asian="normal" style:font-style-complex="normal"/>
    </style:style>
    <style:style style:name="T302" style:family="text">
      <style:text-properties style:font-name="Bitstream Vera Sans1" fo:font-style="normal" officeooo:rsid="0052f499" fo:background-color="#ffff00" loext:char-shading-value="0" style:font-style-asian="normal" style:font-style-complex="normal"/>
    </style:style>
    <style:style style:name="T303" style:family="text">
      <style:text-properties style:font-name="Bitstream Vera Sans1" fo:font-size="6pt" fo:letter-spacing="normal" fo:font-style="normal" style:font-name-asian="OpenSymbol" style:font-size-asian="6pt" style:font-style-asian="normal" style:font-name-complex="OpenSymbol" style:font-size-complex="6pt" style:font-style-complex="normal" style:text-scale="100%"/>
    </style:style>
    <style:style style:name="T304" style:family="text">
      <style:text-properties style:font-name="Bitstream Vera Sans1" fo:font-size="6pt" fo:letter-spacing="normal" fo:font-style="normal" style:font-size-asian="6pt" style:font-style-asian="normal" style:font-size-complex="6pt" style:font-style-complex="normal" style:text-scale="100%"/>
    </style:style>
    <style:style style:name="T305" style:family="text">
      <style:text-properties style:font-name="Bitstream Vera Sans1" fo:font-size="9pt" style:text-underline-style="none" fo:font-weight="normal" officeooo:rsid="001d2ede" style:font-size-asian="9pt" style:font-weight-asian="normal" style:font-size-complex="9pt" style:font-weight-complex="normal"/>
    </style:style>
    <style:style style:name="T306" style:family="text">
      <style:text-properties style:font-name="Bitstream Vera Sans1" fo:font-size="8pt" fo:letter-spacing="-0.011cm" fo:font-style="normal" fo:background-color="transparent" loext:char-shading-value="0" style:font-size-asian="8pt" style:font-style-asian="normal" style:font-size-complex="8pt" style:font-style-complex="normal" style:text-scale="100%" loext:shadow="none"/>
    </style:style>
    <style:style style:name="T307" style:family="text">
      <style:text-properties style:font-name="Bitstream Vera Sans1" fo:letter-spacing="-0.004cm" fo:font-style="normal" officeooo:rsid="0052f499" fo:background-color="#ffff00" loext:char-shading-value="0" style:font-style-asian="normal" style:font-style-complex="normal"/>
    </style:style>
    <style:style style:name="T308" style:family="text">
      <style:text-properties style:text-position="0% 100%"/>
    </style:style>
    <style:style style:name="T309" style:family="text">
      <style:text-properties style:text-position="0% 100%" style:font-name-asian="OpenSymbol" style:font-style-asian="normal" style:font-name-complex="OpenSymbol" style:font-style-complex="normal"/>
    </style:style>
    <style:style style:name="T310" style:family="text">
      <style:text-properties style:text-position="0% 100%" style:font-name="OpenSymbol" fo:font-style="normal" style:font-name-asian="OpenSymbol" style:font-style-asian="normal" style:font-name-complex="OpenSymbol" style:font-style-complex="normal"/>
    </style:style>
    <style:style style:name="T311" style:family="text">
      <style:text-properties style:text-position="0% 100%" style:font-name="OpenSymbol" fo:font-style="normal" fo:background-color="#ffff00" loext:char-shading-value="0" style:font-name-asian="OpenSymbol" style:font-style-asian="normal" style:font-name-complex="OpenSymbol" style:font-style-complex="normal"/>
    </style:style>
    <style:style style:name="T312" style:family="text">
      <style:text-properties style:text-position="0% 100%" fo:background-color="#ffff00" loext:char-shading-value="0"/>
    </style:style>
    <style:style style:name="T313" style:family="text">
      <style:text-properties style:text-position="super 58%"/>
    </style:style>
    <style:style style:name="T314" style:family="text">
      <style:text-properties style:text-position="super 58%" style:font-name="Bitstream Vera Sans1" fo:font-size="10pt" fo:font-style="normal" style:font-size-asian="10pt" style:font-style-asian="normal" style:font-size-complex="10pt" style:font-style-complex="normal"/>
    </style:style>
    <style:style style:name="T315" style:family="text">
      <style:text-properties style:text-position="super 58%" fo:background-color="#ffff00" loext:char-shading-value="0"/>
    </style:style>
    <style:style style:name="T316" style:family="text">
      <style:text-properties style:use-window-font-color="true" loext:opacity="0%" style:text-outline="false" style:text-line-through-style="none" style:text-line-through-type="none" fo:language="fr" fo:country="FR" fo:font-style="normal" fo:text-shadow="none" style:text-underline-style="none" fo:font-weight="normal" fo:background-color="transparent" loext:char-shading-value="0" style:font-name-asian="Bitstream Vera Sans1" style:language-asian="fr" style:country-asian="FR" style:font-style-asian="normal" style:font-weight-asian="normal" style:font-name-complex="Bitstream Vera Sans1" style:font-style-complex="normal" style:font-weight-complex="normal" style:text-emphasize="none" style:font-relief="none"/>
    </style:style>
    <style:style style:name="T317" style:family="text">
      <style:text-properties style:use-window-font-color="true" loext:opacity="0%" style:text-outline="false" style:text-line-through-style="none" style:text-line-through-type="none" style:font-name="OpenSymbol" fo:font-size="10pt" fo:language="fr" fo:country="FR" fo:text-shadow="none" style:text-underline-style="none" fo:font-weight="normal" fo:background-color="transparent" loext:char-shading-value="0" style:font-name-asian="Bitstream Vera Sans1" style:font-size-asian="10pt" style:language-asian="fr" style:country-asian="FR" style:font-style-asian="normal" style:font-weight-asian="normal" style:font-name-complex="Bitstream Vera Sans1" style:font-size-complex="10pt" style:font-style-complex="normal" style:font-weight-complex="normal" style:text-emphasize="none" style:font-relief="none"/>
    </style:style>
    <style:style style:name="T318" style:family="text">
      <style:text-properties fo:font-weight="normal" style:font-weight-asian="normal" style:font-weight-complex="normal"/>
    </style:style>
    <style:style style:name="T319" style:family="text">
      <style:text-properties style:font-name="OpenSymbol1" style:font-name-asian="OpenSymbol1" style:font-name-complex="OpenSymbol1"/>
    </style:style>
    <style:style style:name="T32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21" style:family="text">
      <style:text-properties style:font-name="Times New Roman" fo:font-size="12pt" fo:font-style="italic" officeooo:rsid="0057d8a0" style:font-size-asian="12pt" style:font-style-asian="italic" style:font-size-complex="12pt" style:font-style-complex="italic"/>
    </style:style>
    <style:style style:name="T322" style:family="text">
      <style:text-properties style:font-name="Times New Roman" fo:font-size="12pt" fo:font-style="italic" style:font-name-asian="OpenSymbol" style:font-size-asian="12pt" style:font-style-asian="italic" style:font-name-complex="OpenSymbol" style:font-size-complex="12pt" style:font-style-complex="italic"/>
    </style:style>
    <style:style style:name="T323" style:family="text">
      <style:text-properties style:font-name="Times New Roman" fo:font-size="12pt" fo:font-style="italic" officeooo:rsid="0057d8a0" style:font-name-asian="OpenSymbol" style:font-size-asian="12pt" style:font-style-asian="italic" style:font-name-complex="OpenSymbol" style:font-size-complex="12pt" style:font-style-complex="italic"/>
    </style:style>
    <style:style style:name="T324" style:family="text">
      <style:text-properties style:font-name="Times New Roman" fo:font-size="12pt" fo:font-style="italic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325" style:family="text">
      <style:text-properties style:font-name="Times New Roman"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326" style:family="text">
      <style:text-properties style:font-name="Times New Roman" fo:font-size="12pt" fo:font-style="italic" officeooo:rsid="0057d8a0" fo:background-color="#ffff00" loext:char-shading-value="0" style:font-size-asian="12pt" style:font-style-asian="italic" style:font-size-complex="12pt" style:font-style-complex="italic"/>
    </style:style>
    <style:style style:name="T327" style:family="text">
      <style:text-properties style:font-name="Times New Roman" fo:font-size="12pt" fo:letter-spacing="-0.004cm" fo:language="pt" fo:country="BR" fo:font-style="italic" style:font-size-asian="12pt" style:font-style-asian="italic" style:font-size-complex="12pt" style:font-style-complex="italic"/>
    </style:style>
    <style:style style:name="T328" style:family="text">
      <style:text-properties style:font-name="Times New Roman" fo:font-size="12pt" fo:letter-spacing="-0.004cm" fo:language="pt" fo:country="BR" fo:font-style="italic" officeooo:rsid="0057aa26" style:font-size-asian="12pt" style:font-style-asian="italic" style:font-size-complex="12pt" style:font-style-complex="italic"/>
    </style:style>
    <style:style style:name="T329" style:family="text">
      <style:text-properties style:font-name="Times New Roman" fo:font-size="12pt" fo:letter-spacing="-0.004cm" fo:language="pt" fo:country="BR" fo:font-style="italic" fo:background-color="#ffff00" loext:char-shading-value="0" style:font-size-asian="12pt" style:font-style-asian="italic" style:font-size-complex="12pt" style:font-style-complex="italic"/>
    </style:style>
    <style:style style:name="T330" style:family="text">
      <style:text-properties style:font-name="Times New Roman" fo:font-size="12pt" fo:letter-spacing="-0.004cm" fo:language="pt" fo:country="BR" fo:font-style="italic" officeooo:rsid="009a11f6" fo:background-color="#ffff00" loext:char-shading-value="0" style:font-size-asian="12pt" style:font-style-asian="italic" style:font-size-complex="12pt" style:font-style-complex="italic"/>
    </style:style>
    <style:style style:name="T331" style:family="text">
      <style:text-properties style:font-name="Times New Roman" fo:font-size="12pt" fo:letter-spacing="-0.004cm" fo:language="pt" fo:country="BR" fo:font-style="italic" officeooo:rsid="0057aa26" fo:background-color="#ffff00" loext:char-shading-value="0" style:font-size-asian="12pt" style:font-style-asian="italic" style:font-size-complex="12pt" style:font-style-complex="italic"/>
    </style:style>
    <style:style style:name="T332" style:family="text">
      <style:text-properties style:font-name="Times New Roman" fo:font-size="12pt" fo:letter-spacing="-0.004cm" fo:font-style="italic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333" style:family="text">
      <style:text-properties style:font-name="Times New Roman" fo:font-size="12pt" fo:letter-spacing="-0.004cm" fo:font-style="italic" officeooo:rsid="0052f499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334" style:family="text">
      <style:text-properties style:font-name="Times New Roman" fo:font-size="12pt" fo:letter-spacing="-0.004cm" fo:font-style="italic" fo:background-color="#ffff00" loext:char-shading-value="0" style:font-size-asian="12pt" style:font-style-asian="italic" style:font-size-complex="12pt" style:font-style-complex="italic"/>
    </style:style>
    <style:style style:name="T335" style:family="text">
      <style:text-properties style:font-name="Times New Roman" fo:font-size="12pt" fo:letter-spacing="-0.004cm" fo:font-style="italic" officeooo:rsid="0057d8a0" fo:background-color="#ffff00" loext:char-shading-value="0" style:font-size-asian="12pt" style:font-style-asian="italic" style:font-size-complex="12pt" style:font-style-complex="italic"/>
    </style:style>
    <style:style style:name="T336" style:family="text">
      <style:text-properties style:font-name="Times New Roman" fo:font-size="12pt" fo:letter-spacing="-0.011cm" fo:font-style="italic" officeooo:rsid="0057d8a0" fo:background-color="transparent" loext:char-shading-value="0" style:font-size-asian="12pt" style:font-style-asian="italic" style:font-size-complex="12pt" style:font-style-complex="italic" style:text-scale="100%" loext:shadow="none"/>
    </style:style>
    <style:style style:name="T337" style:family="text">
      <style:text-properties style:font-name="Times New Roman" fo:font-size="12pt" fo:letter-spacing="-0.011cm" fo:font-style="italic" fo:background-color="transparent" loext:char-shading-value="0" style:font-size-asian="12pt" style:font-style-asian="italic" style:font-size-complex="12pt" style:font-style-complex="italic" style:text-scale="100%" loext:shadow="none"/>
    </style:style>
    <style:style style:name="T338" style:family="text">
      <style:text-properties style:font-name="Times New Roman" fo:font-size="12pt" fo:letter-spacing="-0.011cm" fo:font-style="italic" officeooo:rsid="0057d8a0" fo:background-color="transparent" loext:char-shading-value="0" style:font-name-asian="OpenSymbol" style:font-size-asian="12pt" style:font-style-asian="italic" style:font-name-complex="OpenSymbol" style:font-size-complex="12pt" style:font-style-complex="italic" style:text-scale="100%" loext:shadow="none"/>
    </style:style>
    <style:style style:name="T339" style:family="text">
      <style:text-properties style:font-name="Times New Roman" fo:font-size="11pt" fo:letter-spacing="normal" fo:font-style="italic" officeooo:rsid="0057d8a0" style:font-name-asian="OpenSymbol" style:font-size-asian="11pt" style:font-style-asian="italic" style:font-name-complex="OpenSymbol" style:font-size-complex="11pt" style:font-style-complex="italic" style:text-scale="100%"/>
    </style:style>
    <style:style style:name="T340" style:family="text">
      <style:text-properties style:font-name="Times New Roman" fo:font-size="11pt" fo:letter-spacing="normal" fo:font-style="italic" style:font-size-asian="11pt" style:font-style-asian="italic" style:font-size-complex="11pt" style:font-style-complex="italic" style:text-scale="100%"/>
    </style:style>
    <style:style style:name="T341" style:family="text">
      <style:text-properties style:font-name="Times New Roman" fo:font-size="6pt" fo:letter-spacing="normal" fo:font-style="italic" style:font-size-asian="6pt" style:font-style-asian="italic" style:font-size-complex="6pt" style:font-style-complex="italic" style:text-scale="100%"/>
    </style:style>
    <style:style style:name="T342" style:family="text">
      <style:text-properties style:font-name="OpenSymbol3"/>
    </style:style>
    <style:style style:name="T343" style:family="text">
      <style:text-properties fo:color="#800000" loext:opacity="100%" style:text-position="0% 100%" style:font-name-asian="OpenSymbol" style:font-size-asian="10pt" style:font-style-asian="italic" style:font-name-complex="OpenSymbol" style:font-size-complex="10pt" style:font-style-complex="italic"/>
    </style:style>
    <style:style style:name="T344" style:family="text">
      <style:text-properties style:font-name="OpenSymbol" fo:font-style="normal" style:font-style-asian="normal" style:font-style-complex="normal"/>
    </style:style>
    <style:style style:name="T345" style:family="text">
      <style:text-properties style:font-name="OpenSymbol" fo:font-style="normal" officeooo:rsid="0052f499" style:font-style-asian="normal" style:font-style-complex="normal"/>
    </style:style>
    <style:style style:name="T346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T347" style:family="text">
      <style:text-properties style:font-name="OpenSymbol" fo:font-style="normal" fo:background-color="#ffff00" loext:char-shading-value="0" style:font-name-asian="OpenSymbol" style:font-style-asian="normal" style:font-name-complex="OpenSymbol" style:font-style-complex="normal"/>
    </style:style>
    <style:style style:name="T348" style:family="text">
      <style:text-properties style:font-name="OpenSymbol" fo:font-style="normal" officeooo:rsid="0052f499" fo:background-color="#ffff00" loext:char-shading-value="0" style:font-style-asian="normal" style:font-style-complex="normal"/>
    </style:style>
    <style:style style:name="T349" style:family="text">
      <style:text-properties style:font-name="OpenSymbol" fo:font-style="normal" officeooo:rsid="00c02cd5" fo:background-color="#ffff00" loext:char-shading-value="0" style:font-style-asian="normal" style:font-style-complex="normal"/>
    </style:style>
    <style:style style:name="T350" style:family="text">
      <style:text-properties style:font-name="OpenSymbol" fo:font-size="10pt" style:font-size-asian="10pt" style:font-size-complex="10pt"/>
    </style:style>
    <style:style style:name="T351" style:family="text">
      <style:text-properties style:font-name="OpenSymbol" fo:font-size="10pt" style:font-size-asian="10pt" style:font-style-asian="normal" style:font-size-complex="10pt" style:font-style-complex="normal"/>
    </style:style>
    <style:style style:name="T352" style:family="text">
      <style:text-properties style:font-name="OpenSymbol" fo:font-size="10pt" fo:font-style="normal" style:font-name-asian="OpenSymbol" style:font-size-asian="10pt" style:font-name-complex="OpenSymbol" style:font-size-complex="10pt" style:text-scale="100%"/>
    </style:style>
    <style:style style:name="T353" style:family="text">
      <style:text-properties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354" style:family="text">
      <style:text-properties style:font-name="OpenSymbol" fo:font-size="10pt" fo:font-style="normal" style:font-name-asian="OpenSymbol" style:font-style-asian="normal" style:font-name-complex="OpenSymbol" style:font-style-complex="normal" style:text-scale="100%"/>
    </style:style>
    <style:style style:name="T355" style:family="text">
      <style:text-properties style:font-name="OpenSymbol" fo:font-size="10pt" fo:font-style="normal" fo:font-weight="normal" officeooo:rsid="001d2ede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356" style:family="text">
      <style:text-properties style:font-name="OpenSymbol" fo:font-size="10pt" fo:font-style="normal" fo:font-weight="normal" style:font-name-asian="OpenSymbol" style:font-style-asian="normal" style:font-weight-asian="normal" style:font-name-complex="OpenSymbol" style:font-style-complex="normal" style:font-weight-complex="normal" style:text-scale="100%"/>
    </style:style>
    <style:style style:name="T357" style:family="text">
      <style:text-properties style:font-name="OpenSymbol" fo:font-size="10pt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58" style:family="text">
      <style:text-properties style:font-name="OpenSymbol" fo:font-size="10pt" style:text-underline-style="none" fo:font-weight="normal" officeooo:rsid="001d2ede" style:font-size-asian="10pt" style:font-style-asian="normal" style:font-weight-asian="normal" style:font-size-complex="10pt" style:font-style-complex="normal" style:font-weight-complex="normal"/>
    </style:style>
    <style:style style:name="T359" style:family="text">
      <style:text-properties style:font-name="OpenSymbol" fo:font-size="10pt" fo:letter-spacing="-0.011cm" fo:font-style="normal" fo:background-color="transparent" loext:char-shading-value="0" style:font-name-asian="OpenSymbol" style:font-size-asian="10pt" style:font-style-asian="normal" style:font-name-complex="OpenSymbol" style:font-size-complex="10pt" style:font-style-complex="normal" style:text-scale="100%" loext:shadow="none"/>
    </style:style>
    <style:style style:name="T360" style:family="text">
      <style:text-properties style:font-name="OpenSymbol" fo:font-size="10pt" fo:letter-spacing="-0.004cm" fo:font-style="normal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61" style:family="text">
      <style:text-properties style:font-name="OpenSymbol" fo:font-size="10pt" fo:letter-spacing="-0.004cm" fo:font-style="normal" officeooo:rsid="0052f499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62" style:family="text">
      <style:text-properties style:font-name="OpenSymbol" fo:font-size="9pt" fo:letter-spacing="normal" fo:font-style="normal" style:font-size-asian="9pt" style:font-style-asian="normal" style:font-size-complex="9pt" style:font-style-complex="normal" style:text-scale="100%"/>
    </style:style>
    <style:style style:name="T363" style:family="text">
      <style:text-properties style:font-name="OpenSymbol" fo:font-size="9pt" fo:letter-spacing="normal" fo:font-style="normal" style:font-name-asian="OpenSymbol" style:font-size-asian="9pt" style:font-style-asian="normal" style:font-name-complex="OpenSymbol" style:font-size-complex="9pt" style:font-style-complex="normal" style:text-scale="100%"/>
    </style:style>
    <style:style style:name="T364" style:family="text">
      <style:text-properties style:font-name="OpenSymbol" fo:font-size="6pt" fo:letter-spacing="normal" fo:font-style="normal" style:font-name-asian="OpenSymbol" style:font-size-asian="6pt" style:font-style-asian="normal" style:font-name-complex="OpenSymbol" style:font-size-complex="6pt" style:font-style-complex="normal" style:text-scale="100%"/>
    </style:style>
    <style:style style:name="T365" style:family="text">
      <style:text-properties style:font-name="OpenSymbol" fo:letter-spacing="-0.011cm" fo:font-style="normal" fo:background-color="transparent" loext:char-shading-value="0" style:font-style-asian="normal" style:font-style-complex="normal" style:text-scale="100%" loext:shadow="none"/>
    </style:style>
    <style:style style:name="T366" style:family="text">
      <style:text-properties style:font-name="OpenSymbol" fo:letter-spacing="-0.011cm" fo:font-style="normal" fo:background-color="transparent" loext:char-shading-value="0" style:font-name-asian="OpenSymbol" style:font-style-asian="normal" style:font-name-complex="OpenSymbol" style:font-style-complex="normal" style:text-scale="100%" loext:shadow="none"/>
    </style:style>
    <style:style style:name="T367" style:family="text">
      <style:text-properties style:font-name="OpenSymbol" fo:letter-spacing="-0.004cm" fo:font-style="normal" fo:background-color="#ffff00" loext:char-shading-value="0" style:font-name-asian="OpenSymbol" style:font-style-asian="normal" style:font-name-complex="OpenSymbol" style:font-style-complex="normal"/>
    </style:style>
    <style:style style:name="T368" style:family="text">
      <style:text-properties style:font-name="OpenSymbol" fo:letter-spacing="-0.004cm" fo:font-style="normal" officeooo:rsid="00b8de6b" fo:background-color="#ffff00" loext:char-shading-value="0" style:font-name-asian="OpenSymbol" style:font-style-asian="normal" style:font-name-complex="OpenSymbol" style:font-style-complex="normal"/>
    </style:style>
    <style:style style:name="T369" style:family="text">
      <style:text-properties style:font-name="OpenSymbol" fo:letter-spacing="-0.004cm" fo:font-style="normal" officeooo:rsid="0052f499" fo:background-color="#ffff00" loext:char-shading-value="0" style:font-style-asian="normal" style:font-style-complex="normal"/>
    </style:style>
    <style:style style:name="T370" style:family="text">
      <style:text-properties style:font-name="OpenSymbol" fo:letter-spacing="-0.004cm" fo:font-style="normal" officeooo:rsid="00c02cd5" fo:background-color="#ffff00" loext:char-shading-value="0" style:font-style-asian="normal" style:font-style-complex="normal"/>
    </style:style>
    <style:style style:name="T371" style:family="text">
      <style:text-properties fo:letter-spacing="-0.011cm" officeooo:rsid="004f2cd5"/>
    </style:style>
    <style:style style:name="T372" style:family="text">
      <style:text-properties fo:letter-spacing="-0.011cm" fo:background-color="transparent" loext:char-shading-value="0" style:text-scale="100%" loext:shadow="none"/>
    </style:style>
    <style:style style:name="T373" style:family="text">
      <style:text-properties fo:letter-spacing="-0.004cm" fo:language="pt" fo:country="BR"/>
    </style:style>
    <style:style style:name="T374" style:family="text">
      <style:text-properties fo:letter-spacing="-0.004cm" fo:language="pt" fo:country="BR" officeooo:rsid="00502ecd"/>
    </style:style>
    <style:style style:name="T375" style:family="text">
      <style:text-properties fo:letter-spacing="-0.004cm" fo:language="pt" fo:country="BR" officeooo:rsid="004f2cd5"/>
    </style:style>
    <style:style style:name="T376" style:family="text">
      <style:text-properties fo:letter-spacing="-0.004cm" fo:language="pt" fo:country="BR" fo:background-color="#ffff00" loext:char-shading-value="0"/>
    </style:style>
    <style:style style:name="T377" style:family="text">
      <style:text-properties fo:letter-spacing="-0.004cm" fo:language="pt" fo:country="BR" officeooo:rsid="009a11f6" fo:background-color="#ffff00" loext:char-shading-value="0"/>
    </style:style>
    <style:style style:name="T378" style:family="text">
      <style:text-properties fo:letter-spacing="-0.004cm" fo:background-color="#ffff00" loext:char-shading-value="0"/>
    </style:style>
    <style:style style:name="T379" style:family="text">
      <style:text-properties fo:letter-spacing="-0.004cm" officeooo:rsid="0052f499" fo:background-color="#ffff00" loext:char-shading-value="0"/>
    </style:style>
    <style:style style:name="T380" style:family="text">
      <style:text-properties officeooo:rsid="0051d6a2"/>
    </style:style>
    <style:style style:name="T381" style:family="text">
      <style:text-properties fo:font-size="9pt" fo:letter-spacing="normal" style:font-size-asian="9pt" style:font-size-complex="9pt" style:text-scale="100%"/>
    </style:style>
    <style:style style:name="T382" style:family="text">
      <style:text-properties fo:font-size="6pt" fo:letter-spacing="normal" style:font-size-asian="6pt" style:font-size-complex="6pt" style:text-scale="100%"/>
    </style:style>
    <style:style style:name="T383" style:family="text">
      <style:text-properties officeooo:rsid="0052f499"/>
    </style:style>
    <style:style style:name="T384" style:family="text">
      <style:text-properties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385" style:family="text">
      <style:text-properties fo:color="#7fb241" loext:opacity="100%" style:font-weight-asian="bold" style:font-weight-complex="bold"/>
    </style:style>
    <style:style style:name="T386" style:family="text">
      <style:text-properties fo:color="#7fb241" loext:opacity="100%" fo:font-size="12pt" fo:font-weight="bold" style:font-size-asian="12pt" style:font-weight-asian="bold" style:font-size-complex="12pt" style:font-weight-complex="bold"/>
    </style:style>
    <style:style style:name="T387" style:family="text">
      <style:text-properties fo:color="#7fb241" loext:opacity="100%" style:text-outline="false" style:text-line-through-style="none" style:text-line-through-type="none" fo:language="fr" fo:country="FR" fo:font-style="normal" fo:text-shadow="none" style:text-underline-style="none" fo:font-weight="bold" fo:background-color="transparent" loext:char-shading-value="0" style:font-name-asian="Bitstream Vera Sans1" style:language-asian="fr" style:country-asian="FR" style:font-style-asian="normal" style:font-weight-asian="bold" style:font-name-complex="Bitstream Vera Sans1" style:font-style-complex="normal" style:font-weight-complex="bold" style:text-emphasize="none" style:font-relief="none"/>
    </style:style>
    <style:style style:name="T388" style:family="text">
      <style:text-properties fo:color="#7fb241" loext:opacity="100%" style:text-outline="false" style:text-line-through-style="none" style:text-line-through-type="none" fo:language="fr" fo:country="FR" fo:font-style="normal" fo:text-shadow="none" style:text-underline-style="none" fo:font-weight="normal" fo:background-color="transparent" loext:char-shading-value="0" style:font-name-asian="Bitstream Vera Sans1" style:language-asian="fr" style:country-asian="FR" style:font-style-asian="normal" style:font-weight-asian="normal" style:font-name-complex="Bitstream Vera Sans1" style:font-style-complex="normal" style:font-weight-complex="normal" style:text-emphasize="none" style:font-relief="none"/>
    </style:style>
    <style:style style:name="T389" style:family="text">
      <style:text-properties fo:color="#7fb241" loext:opacity="100%" style:text-outline="false" style:text-line-through-style="none" style:text-line-through-type="none" fo:font-size="12pt" fo:language="fr" fo:country="FR" fo:font-style="italic" fo:text-shadow="none" style:text-underline-style="none" fo:font-weight="bold" fo:background-color="transparent" loext:char-shading-value="0" style:font-name-asian="Bitstream Vera Sans1" style:font-size-asian="12pt" style:language-asian="fr" style:country-asian="FR" style:font-style-asian="italic" style:font-weight-asian="bold" style:font-name-complex="Bitstream Vera Sans1" style:font-size-complex="12pt" style:font-style-complex="italic" style:font-weight-complex="bold" style:text-emphasize="none" style:font-relief="none"/>
    </style:style>
    <style:style style:name="T390" style:family="text">
      <style:text-properties fo:color="#7fb241" loext:opacity="100%" style:text-outline="false" style:text-line-through-style="none" style:text-line-through-type="none" style:font-name="OpenSymbol2" fo:font-size="10pt" fo:language="fr" fo:country="FR" fo:font-style="normal" fo:text-shadow="none" style:text-underline-style="none" fo:font-weight="normal" fo:background-color="transparent" loext:char-shading-value="0" style:font-name-asian="OpenSymbol" style:font-size-asian="10pt" style:language-asian="fr" style:country-asian="FR" style:font-style-asian="normal" style:font-weight-asian="normal" style:font-name-complex="OpenSymbol" style:font-size-complex="10pt" style:font-style-complex="normal" style:font-weight-complex="normal" style:text-emphasize="none" style:font-relief="none"/>
    </style:style>
    <style:style style:name="T391" style:family="text">
      <style:text-properties fo:color="#7fb241" loext:opacity="100%" fo:font-weight="bold" style:font-weight-asian="bold" style:font-weight-complex="bold"/>
    </style:style>
    <style:style style:name="T392" style:family="text">
      <style:text-properties fo:color="#9d0f89" loext:opacity="100%" fo:font-size="12pt" fo:font-weight="bold" style:font-size-asian="12pt" style:font-weight-asian="bold" style:font-size-complex="12pt" style:font-weight-complex="bold"/>
    </style:style>
    <style:style style:name="T393" style:family="text">
      <style:text-properties fo:color="#9d0f89" loext:opacity="100%" style:text-outline="false" style:text-line-through-style="none" style:text-line-through-type="none" fo:language="fr" fo:country="FR" fo:font-style="normal" fo:text-shadow="none" style:text-underline-style="none" fo:font-weight="bold" fo:background-color="transparent" loext:char-shading-value="0" style:font-name-asian="Bitstream Vera Sans1" style:language-asian="fr" style:country-asian="FR" style:font-style-asian="normal" style:font-weight-asian="bold" style:font-name-complex="Bitstream Vera Sans1" style:font-style-complex="normal" style:font-weight-complex="bold" style:text-emphasize="none" style:font-relief="none"/>
    </style:style>
    <style:style style:name="T394" style:family="text">
      <style:text-properties fo:color="#9d0f89" loext:opacity="100%" style:text-outline="false" style:text-line-through-style="none" style:text-line-through-type="none" fo:font-size="12pt" fo:language="fr" fo:country="FR" fo:font-style="italic" fo:text-shadow="none" style:text-underline-style="none" fo:font-weight="bold" fo:background-color="transparent" loext:char-shading-value="0" style:font-name-asian="Bitstream Vera Sans1" style:font-size-asian="12pt" style:language-asian="fr" style:country-asian="FR" style:font-style-asian="italic" style:font-weight-asian="bold" style:font-name-complex="Bitstream Vera Sans1" style:font-size-complex="12pt" style:font-style-complex="italic" style:font-weight-complex="bold" style:text-emphasize="none" style:font-relief="none"/>
    </style:style>
    <style:style style:name="T395" style:family="text">
      <style:text-properties fo:color="#9d0f89" loext:opacity="100%" fo:font-weight="bold" style:font-weight-asian="bold" style:font-weight-complex="bold"/>
    </style:style>
    <style:style style:name="T396" style:family="text">
      <style:text-properties fo:color="#1ca2b8" loext:opacity="100%" style:text-outline="false" style:text-line-through-style="none" style:text-line-through-type="none" fo:language="fr" fo:country="FR" fo:font-style="normal" fo:text-shadow="none" style:text-underline-style="none" fo:font-weight="bold" fo:background-color="transparent" loext:char-shading-value="0" style:font-name-asian="Bitstream Vera Sans1" style:language-asian="fr" style:country-asian="FR" style:font-style-asian="normal" style:font-weight-asian="bold" style:font-name-complex="Bitstream Vera Sans1" style:font-style-complex="normal" style:font-weight-complex="bold" style:text-emphasize="none" style:font-relief="none"/>
    </style:style>
    <style:style style:name="T397" style:family="text">
      <style:text-properties fo:color="#1ca2b8" loext:opacity="100%" fo:font-weight="bold" style:font-weight-asian="bold" style:font-weight-complex="bold"/>
    </style:style>
    <style:style style:name="T398" style:family="text">
      <style:text-properties style:text-outline="false" style:text-line-through-style="none" style:text-line-through-type="none" style:font-name="OpenSymbol" fo:font-size="10pt" fo:language="fr" fo:country="FR" fo:font-style="normal" fo:text-shadow="none" fo:font-weight="normal" fo:background-color="transparent" loext:char-shading-value="0" style:font-name-asian="OpenSymbol" style:language-asian="fr" style:country-asian="FR" style:font-style-asian="normal" style:font-weight-asian="normal" style:font-name-complex="OpenSymbol" style:font-style-complex="normal" style:font-weight-complex="normal" style:text-emphasize="none" style:text-scale="100%" style:font-relief="none"/>
    </style:style>
    <style:style style:name="T399" style:family="text">
      <style:text-properties fo:font-size="8pt" fo:letter-spacing="-0.011cm" fo:background-color="transparent" loext:char-shading-value="0" style:font-size-asian="8pt" style:font-size-complex="8pt" style:text-scale="100%" loext:shadow="none"/>
    </style:style>
    <style:style style:name="T400" style:family="text">
      <style:text-properties fo:background-color="#ffff00" loext:char-shading-value="0"/>
    </style:style>
    <style:style style:name="T401" style:family="text">
      <style:text-properties officeooo:rsid="0091874e" fo:background-color="#ffff00" loext:char-shading-value="0"/>
    </style:style>
    <style:style style:name="T402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40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none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-sep style:width="0.021cm" style:color="#b2b2b2" style:height="100%" style:style="none"/>
          <style:column style:rel-width="2449*" fo:start-indent="0cm" fo:end-indent="0.15cm"/>
          <style:column style:rel-width="2739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-sep style:width="0.021cm" style:color="#b2b2b2" style:height="100%" style:style="none"/>
          <style:column style:rel-width="2637*" fo:start-indent="0cm" fo:end-indent="0.042cm"/>
          <style:column style:rel-width="2551*" fo:start-indent="0.042cm" fo:end-indent="0cm"/>
        </style:columns>
      </style:section-properties>
    </style:style>
    <text:list-style style:name="L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4" text:outline-level="1"><draw:g text:anchor-type="paragraph" draw:z-index="13" draw:name="Forme5" draw:style-name="gr1"><draw:custom-shape draw:style-name="gr2" draw:text-style-name="P117" svg:width="3.964cm" svg:height="0.641cm" draw:transform="skewX (0.00279252680319092) rotate (0.0872664625997165) translate (-0.370416666666667cm -0.0934861111111111cm)"><text:p text:style-name="P116"><text:span text:style-name="T40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14" draw:name="Forme5" draw:style-name="gr1"><draw:custom-shape draw:style-name="gr2" draw:text-style-name="P117" svg:width="3.964cm" svg:height="0.641cm" draw:transform="skewX (0.00279252680319092) rotate (0.0872664625997165) translate (-0.370416666666667cm -0.0934861111111111cm)"><text:p text:style-name="P116"><text:span text:style-name="T40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0"><draw:text-box fo:min-height="2.743cm"><text:section text:style-name="Sect1" text:name="Section1"><text:p text:style-name="P25"/><text:p text:style-name="P38"><text:span text:style-name="T292">Réduis l’expression : </text:span><text:span text:style-name="T305"><text:line-break/></text:span><text:span text:style-name="T292">G </text:span><text:span text:style-name="_5f_opensymbol"><text:span text:style-name="T358"></text:span></text:span><text:span text:style-name="T292"> 5</text:span><text:span text:style-name="_5f_variables"><text:span text:style-name="T6">x</text:span></text:span><text:span text:style-name="T292">² </text:span><text:span text:style-name="_5f_Consigne"><text:span text:style-name="T355"></text:span></text:span><text:span text:style-name="T292"> (3</text:span><text:span text:style-name="_5f_variables"><text:span text:style-name="T6">x</text:span></text:span><text:span text:style-name="T292"> </text:span><text:span text:style-name="_5f_opensymbol"><text:span text:style-name="T243">─</text:span></text:span><text:span text:style-name="T292"> 4) </text:span><text:span text:style-name="_5f_opensymbol"><text:span text:style-name="T243">─</text:span></text:span><text:span text:style-name="T292"> (2</text:span><text:span text:style-name="_5f_variables"><text:span text:style-name="T6">x</text:span></text:span><text:span text:style-name="T292">² </text:span><text:span text:style-name="_5f_opensymbol"><text:span text:style-name="T243">─</text:span></text:span><text:span text:style-name="T292"> 3) </text:span><text:span text:style-name="_5f_Consigne"><text:span text:style-name="T355"></text:span></text:span><text:span text:style-name="T292"> 2</text:span><text:span text:style-name="_5f_variables"><text:span text:style-name="T6">x</text:span></text:span><text:span text:style-name="_5f_variables"><text:span text:style-name="T384">.</text:span></text:span></text:p><text:p text:style-name="P44"><text:span text:style-name="Bold_5f_niv3">Correction</text:span></text:p><text:p text:style-name="P52"><text:span text:style-name="T258">G </text:span><text:span text:style-name="_5f_opensymbol"><text:span text:style-name="T216"></text:span></text:span><text:span text:style-name="T258"> 5</text:span><text:span text:style-name="_5f_variables"><text:span text:style-name="T5">x</text:span></text:span><text:span text:style-name="T258">² </text:span><text:span text:style-name="_5f_Consigne"><text:span text:style-name="T356"></text:span></text:span><text:span text:style-name="T258"> (3</text:span><text:span text:style-name="_5f_variables"><text:span text:style-name="T5">x</text:span></text:span><text:span text:style-name="T258"> </text:span><text:span text:style-name="_5f_opensymbol"><text:span text:style-name="T242">─</text:span></text:span><text:span text:style-name="T258"> 4) </text:span><text:span text:style-name="_5f_opensymbol"><text:span text:style-name="T242">─</text:span></text:span><text:span text:style-name="T258"> (2</text:span><text:span text:style-name="_5f_variables"><text:span text:style-name="T5">x</text:span></text:span><text:span text:style-name="T258">² </text:span><text:span text:style-name="_5f_opensymbol"><text:span text:style-name="T242">─</text:span></text:span><text:span text:style-name="T258"> 3) </text:span><text:span text:style-name="_5f_Consigne"><text:span text:style-name="T356"></text:span></text:span><text:span text:style-name="T258"> 2</text:span><text:span text:style-name="_5f_variables"><text:span text:style-name="T5">x</text:span></text:span></text:p><text:p text:style-name="P52"><text:span text:style-name="T258">G </text:span><text:span text:style-name="_5f_opensymbol"><text:span text:style-name="T216"></text:span></text:span><text:span text:style-name="T258"> </text:span><text:span text:style-name="T391">5</text:span><text:span text:style-name="_5f_variables"><text:span text:style-name="T386">x</text:span></text:span><text:span text:style-name="T385">²</text:span><text:span text:style-name="T258"> </text:span><text:span text:style-name="_5f_Consigne"><text:span text:style-name="T356"></text:span></text:span><text:span text:style-name="T258"> </text:span><text:span text:style-name="T395">3</text:span><text:span text:style-name="_5f_variables"><text:span text:style-name="T392">x</text:span></text:span><text:span text:style-name="T258"> </text:span><text:span text:style-name="_5f_opensymbol"><text:span text:style-name="T242">─</text:span></text:span><text:span text:style-name="T258"> </text:span><text:span text:style-name="T397">4</text:span><text:span text:style-name="T258"> </text:span><text:span text:style-name="_5f_opensymbol"><text:span text:style-name="T242">─</text:span></text:span><text:span text:style-name="T258"> </text:span><text:span text:style-name="T391">2</text:span><text:span text:style-name="_5f_variables"><text:span text:style-name="T386">x</text:span></text:span><text:span text:style-name="T385">²</text:span><text:span text:style-name="T258"> </text:span><text:span text:style-name="_5f_Consigne"><text:span text:style-name="T356"></text:span></text:span><text:span text:style-name="T258"> </text:span><text:span text:style-name="T397">3</text:span><text:span text:style-name="T258"> </text:span><text:span text:style-name="_5f_Consigne"><text:span text:style-name="T356"></text:span></text:span><text:span text:style-name="T258"> </text:span><text:span text:style-name="T395">2</text:span><text:span text:style-name="_5f_variables"><text:span text:style-name="T392">x</text:span></text:span></text:p><text:p text:style-name="P52"><text:span text:style-name="T316">G </text:span><text:span text:style-name="_5f_opensymbol"><text:span text:style-name="T317"></text:span></text:span><text:span text:style-name="T316"> </text:span><text:span text:style-name="T387">5</text:span><text:span text:style-name="_5f_variables"><text:span text:style-name="T389">x</text:span></text:span><text:span text:style-name="T387">²</text:span><text:span text:style-name="T316"> </text:span><text:span text:style-name="_5f_opensymbol"><text:span text:style-name="T259">─</text:span></text:span><text:span text:style-name="T316"> </text:span><text:span text:style-name="T387">2</text:span><text:span text:style-name="_5f_variables"><text:span text:style-name="T389">x</text:span></text:span><text:span text:style-name="T387">²</text:span><text:span text:style-name="T316"> </text:span><text:span text:style-name="_5f_Consigne"><text:span text:style-name="T398"></text:span></text:span><text:span text:style-name="T316"> </text:span><text:span text:style-name="T393">3</text:span><text:span text:style-name="_5f_variables"><text:span text:style-name="T394">x</text:span></text:span><text:span text:style-name="T316"> </text:span><text:span text:style-name="_5f_Consigne"><text:span text:style-name="T398"></text:span></text:span><text:span text:style-name="T316"> </text:span><text:span text:style-name="T393">2</text:span><text:span text:style-name="_5f_variables"><text:span text:style-name="T394">x</text:span></text:span><text:span text:style-name="T316"> </text:span><text:span text:style-name="_5f_opensymbol"><text:span text:style-name="T259">─</text:span></text:span><text:span text:style-name="T316"> </text:span><text:span text:style-name="T396">4</text:span><text:span text:style-name="T316"> </text:span><text:span text:style-name="_5f_Consigne"><text:span text:style-name="T398"></text:span></text:span><text:span text:style-name="T316"> </text:span><text:span text:style-name="T396">3</text:span></text:p><text:p text:style-name="P52"><text:span text:style-name="T316">G </text:span><text:span text:style-name="_5f_opensymbol"><text:span text:style-name="T317"></text:span></text:span><text:span text:style-name="T316"> </text:span><text:span text:style-name="T387">(5</text:span><text:span text:style-name="T388"> </text:span><text:span text:style-name="_5f_opensymbol"><text:span text:style-name="T390">─</text:span></text:span><text:span text:style-name="T388"> </text:span><text:span text:style-name="T387">2)</text:span><text:span text:style-name="_5f_variables"><text:span text:style-name="T389">x</text:span></text:span><text:span text:style-name="T387">²</text:span><text:span text:style-name="T316"> </text:span><text:span text:style-name="_5f_Consigne"><text:span text:style-name="T398"></text:span></text:span><text:span text:style-name="T316"> </text:span><text:span text:style-name="T393">(3</text:span><text:span text:style-name="T260"> </text:span><text:span text:style-name="_5f_Consigne"><text:span text:style-name="T398"></text:span></text:span><text:span text:style-name="T260"> </text:span><text:span text:style-name="T393">2)</text:span><text:span text:style-name="_5f_variables"><text:span text:style-name="T394">x</text:span></text:span><text:span text:style-name="T316"> </text:span><text:span text:style-name="_5f_opensymbol"><text:span text:style-name="T259">─</text:span></text:span><text:span text:style-name="T316"> </text:span><text:span text:style-name="T396">1</text:span></text:p><text:p text:style-name="P3"><text:span text:style-name="Police_20_par_20_défaut"><text:span text:style-name="T9">G </text:span></text:span><text:span text:style-name="_5f_opensymbol"><text:span text:style-name="T10"></text:span></text:span><text:span text:style-name="Police_20_par_20_défaut"><text:span text:style-name="T9"> </text:span></text:span><text:span text:style-name="Police_20_par_20_défaut"><text:span text:style-name="T11">3</text:span></text:span><text:span text:style-name="_5f_variables"><text:span text:style-name="T12">x</text:span></text:span><text:span text:style-name="Police_20_par_20_défaut"><text:span text:style-name="T11">²</text:span></text:span><text:span text:style-name="Police_20_par_20_défaut"><text:span text:style-name="T9"> </text:span></text:span><text:span text:style-name="_5f_Consigne"><text:span text:style-name="T17"></text:span></text:span><text:span text:style-name="Police_20_par_20_défaut"><text:span text:style-name="T9"> </text:span></text:span><text:span text:style-name="Police_20_par_20_défaut"><text:span text:style-name="T13">5</text:span></text:span><text:span text:style-name="_5f_variables"><text:span text:style-name="T14">x</text:span></text:span><text:span text:style-name="Police_20_par_20_défaut"><text:span text:style-name="T9"> </text:span></text:span><text:span text:style-name="_5f_opensymbol"><text:span text:style-name="T15">─</text:span></text:span><text:span text:style-name="Police_20_par_20_défaut"><text:span text:style-name="T9"> </text:span></text:span><text:span text:style-name="Police_20_par_20_défaut"><text:span text:style-name="T16">1</text:span></text:span></text:p></text:section></draw:text-box></draw:frame></text:h>
      <text:list xml:id="list2314893710" text:style-name="Num_5f_Exo">
        <text:list-item>
          <text:list>
            <text:list-item>
              <text:list>
                <text:list-item>
                  <text:h text:style-name="P69" text:outline-level="1"><text:span text:style-name="Bold_5f_niv3"><text:span text:style-name="T318"> </text:span></text:span><text:span text:style-name="Bold_5f_niv3">Démonstrations</text:span></text:h>
                </text:list-item>
              </text:list>
            </text:list-item>
          </text:list>
        </text:list-item>
      </text:list>
      <text:list xml:id="list3369737543" text:style-name="liste_5f_abc">
        <text:list-item>
          <text:p text:style-name="P90">Première démonstration</text:p>
          <text:list>
            <text:list-header>
              <text:p text:style-name="P91"><text:span text:style-name="T319">−</text:span>(<text:span text:style-name="T320">a</text:span> <text:span text:style-name="T319"></text:span> <text:span text:style-name="T320">b</text:span>) <text:span text:style-name="_5f_signe">=</text:span><text:span text:style-name="T268"> </text:span><text:span text:style-name="_5f_pointillés_20_gris"><text:span text:style-name="T278">(</text:span></text:span><text:span text:style-name="_5f_pointillés_20_gris"><text:span text:style-name="T111">−</text:span></text:span><text:span text:style-name="_5f_pointillés_20_gris"><text:span text:style-name="T278">1)</text:span></text:span><text:span text:style-name="T268"> </text:span><text:span text:style-name="T342">×</text:span> (<text:span text:style-name="T320">a</text:span> <text:span text:style-name="T319"></text:span> <text:span text:style-name="T320">b</text:span>)  <text:span text:style-name="_5f_signe"><text:line-break/></text:span><text:span text:style-name="_5f_signe"><text:span text:style-name="T319">−</text:span></text:span><text:span text:style-name="_5f_signe">(</text:span><text:span text:style-name="_5f_signe"><text:span text:style-name="T320">a</text:span></text:span><text:span text:style-name="_5f_signe"> </text:span><text:span text:style-name="_5f_signe"><text:span text:style-name="T319"></text:span></text:span><text:span text:style-name="_5f_signe"> </text:span><text:span text:style-name="_5f_signe"><text:span text:style-name="T320">b</text:span></text:span><text:span text:style-name="_5f_signe">) =</text:span> <text:span text:style-name="T270">(</text:span><text:span text:style-name="_5f_pointillés_20_gris"><text:span text:style-name="T111">−</text:span></text:span><text:span text:style-name="_5f_pointillés_20_gris"><text:span text:style-name="T278">1)</text:span></text:span><text:span text:style-name="T268"> </text:span><text:span text:style-name="T283">×</text:span><text:span text:style-name="T268"> </text:span><text:span text:style-name="_5f_pointillés_20_gris"><text:span text:style-name="T284">a</text:span></text:span><text:span text:style-name="T268"> </text:span><text:span text:style-name="T287"></text:span><text:span text:style-name="T268"> </text:span><text:span text:style-name="_5f_pointillés_20_gris"><text:span text:style-name="T278">(</text:span></text:span><text:span text:style-name="_5f_pointillés_20_gris"><text:span text:style-name="T111">−</text:span></text:span><text:span text:style-name="_5f_pointillés_20_gris"><text:span text:style-name="T278">1)</text:span></text:span><text:span text:style-name="T268"> </text:span><text:span text:style-name="T283">×</text:span><text:span text:style-name="T277"> </text:span><text:span text:style-name="_5f_pointillés_20_gris"><text:span text:style-name="T284">b</text:span></text:span><text:line-break/><text:span text:style-name="T319">−</text:span>(<text:span text:style-name="T320">a</text:span> <text:span text:style-name="T319"></text:span> <text:span text:style-name="T320">b</text:span>) <text:span text:style-name="_5f_signe">=</text:span><text:span text:style-name="T277"> </text:span><text:span text:style-name="T279">(</text:span><text:span text:style-name="_5f_pointillés_20_gris"><text:span text:style-name="T111">−</text:span></text:span><text:span text:style-name="_5f_pointillés_20_gris"><text:span text:style-name="T284">a</text:span></text:span><text:span text:style-name="_5f_pointillés_20_gris"><text:span text:style-name="T280">)</text:span></text:span><text:span text:style-name="T277"> </text:span><text:span text:style-name="T287"></text:span><text:span text:style-name="T277"> </text:span><text:span text:style-name="T279">(</text:span><text:span text:style-name="_5f_pointillés_20_gris"><text:span text:style-name="T111">−</text:span></text:span><text:span text:style-name="_5f_pointillés_20_gris"><text:span text:style-name="T284">b</text:span></text:span><text:span text:style-name="_5f_pointillés_20_gris"><text:span text:style-name="T280">)</text:span></text:span><text:line-break/>Donc l'opposé d'une <text:span text:style-name="_5f_pointillés_20_gris"><text:span text:style-name="T270">somme</text:span></text:span> est égal à la somme des <text:span text:style-name="_5f_pointillés_20_gris"><text:span text:style-name="T270">opposés</text:span></text:span> .</text:p>
            </text:list-header>
          </text:list>
        </text:list-item>
        <text:list-item>
          <text:p text:style-name="P77">Démontre de la même façon que l'opposé d'une différence est égal à la différence des opposés.</text:p>
        </text:list-item>
      </text:list>
      <text:p text:style-name="P28"><text:span text:style-name="_5f_pointillés_20_gris"><text:span text:style-name="T110">−</text:span></text:span><text:span text:style-name="_5f_pointillés_20_gris"><text:span text:style-name="T93">(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110">−</text:span></text:span><text:span text:style-name="_5f_pointillés_20_gris"><text:span text:style-name="T93"> </text:span></text:span><text:span text:style-name="_5f_pointillés_20_gris"><text:span text:style-name="T116">b</text:span></text:span><text:span text:style-name="_5f_pointillés_20_gris"><text:span text:style-name="T93">) </text:span></text:span><text:span text:style-name="_5f_signe"><text:span text:style-name="T108">=</text:span></text:span><text:span text:style-name="_5f_pointillés_20_gris"><text:span text:style-name="T93"> </text:span></text:span><text:span text:style-name="_5f_pointillés_20_gris"><text:span text:style-name="T278">(</text:span></text:span><text:span text:style-name="_5f_pointillés_20_gris"><text:span text:style-name="T111">−</text:span></text:span><text:span text:style-name="_5f_pointillés_20_gris"><text:span text:style-name="T278">1)</text:span></text:span><text:span text:style-name="_5f_pointillés_20_gris"><text:span text:style-name="T93"> </text:span></text:span><text:span text:style-name="_5f_pointillés_20_gris"><text:span text:style-name="T141">×</text:span></text:span><text:span text:style-name="_5f_pointillés_20_gris"><text:span text:style-name="T93"> (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110">−</text:span></text:span><text:span text:style-name="_5f_pointillés_20_gris"><text:span text:style-name="T93"> </text:span></text:span><text:span text:style-name="_5f_pointillés_20_gris"><text:span text:style-name="T116">b</text:span></text:span><text:span text:style-name="_5f_pointillés_20_gris"><text:span text:style-name="T93">) <text:line-break/></text:span></text:span><text:span text:style-name="_5f_pointillés_20_gris"><text:span text:style-name="T110">−</text:span></text:span><text:span text:style-name="_5f_pointillés_20_gris"><text:span text:style-name="T93">(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110">−</text:span></text:span><text:span text:style-name="_5f_pointillés_20_gris"><text:span text:style-name="T93"> </text:span></text:span><text:span text:style-name="_5f_pointillés_20_gris"><text:span text:style-name="T116">b</text:span></text:span><text:span text:style-name="_5f_pointillés_20_gris"><text:span text:style-name="T93">) </text:span></text:span><text:span text:style-name="_5f_signe"><text:span text:style-name="T108">=</text:span></text:span><text:span text:style-name="_5f_pointillés_20_gris"><text:span text:style-name="T93"> </text:span></text:span><text:span text:style-name="_5f_pointillés_20_gris"><text:span text:style-name="T95">(</text:span></text:span><text:span text:style-name="_5f_pointillés_20_gris"><text:span text:style-name="T111">−</text:span></text:span><text:span text:style-name="_5f_pointillés_20_gris"><text:span text:style-name="T278">1)</text:span></text:span><text:span text:style-name="_5f_pointillés_20_gris"><text:span text:style-name="T93"> </text:span></text:span><text:span text:style-name="_5f_pointillés_20_gris"><text:span text:style-name="T141">×</text:span></text:span><text:span text:style-name="_5f_pointillés_20_gris"><text:span text:style-name="T93"> </text:span></text:span><text:span text:style-name="_5f_pointillés_20_gris"><text:span text:style-name="T284">a</text:span></text:span><text:span text:style-name="_5f_pointillés_20_gris"><text:span text:style-name="T93"> </text:span></text:span><text:span text:style-name="_5f_pointillés_20_gris"><text:span text:style-name="T110">−</text:span></text:span><text:span text:style-name="_5f_pointillés_20_gris"><text:span text:style-name="T93"> </text:span></text:span><text:span text:style-name="_5f_pointillés_20_gris"><text:span text:style-name="T278">(</text:span></text:span><text:span text:style-name="_5f_pointillés_20_gris"><text:span text:style-name="T111">−</text:span></text:span><text:span text:style-name="_5f_pointillés_20_gris"><text:span text:style-name="T278">1)</text:span></text:span><text:span text:style-name="_5f_pointillés_20_gris"><text:span text:style-name="T93"> </text:span></text:span><text:span text:style-name="_5f_pointillés_20_gris"><text:span text:style-name="T141">×</text:span></text:span><text:span text:style-name="_5f_pointillés_20_gris"><text:span text:style-name="T151"> </text:span></text:span><text:span text:style-name="_5f_pointillés_20_gris"><text:span text:style-name="T284">b</text:span></text:span></text:p>
      <text:p text:style-name="P29"><text:span text:style-name="_5f_pointillés_20_gris"><text:span text:style-name="T111">−</text:span></text:span><text:span text:style-name="_5f_pointillés_20_gris"><text:span text:style-name="T95">(</text:span></text:span><text:span text:style-name="_5f_pointillés_20_gris"><text:span text:style-name="T117">a</text:span></text:span><text:span text:style-name="_5f_pointillés_20_gris"><text:span text:style-name="T95"> </text:span></text:span><text:span text:style-name="_5f_pointillés_20_gris"><text:span text:style-name="T111">−</text:span></text:span><text:span text:style-name="_5f_pointillés_20_gris"><text:span text:style-name="T95"> </text:span></text:span><text:span text:style-name="_5f_pointillés_20_gris"><text:span text:style-name="T117">b</text:span></text:span><text:span text:style-name="_5f_pointillés_20_gris"><text:span text:style-name="T95">) </text:span></text:span><text:span text:style-name="_5f_signe"><text:span text:style-name="T109">=</text:span></text:span><text:span text:style-name="_5f_pointillés_20_gris"><text:span text:style-name="T152"> </text:span></text:span><text:span text:style-name="_5f_pointillés_20_gris"><text:span text:style-name="T153">(</text:span></text:span><text:span text:style-name="_5f_pointillés_20_gris"><text:span text:style-name="T111">−</text:span></text:span><text:span text:style-name="_5f_pointillés_20_gris"><text:span text:style-name="T284">a</text:span></text:span><text:span text:style-name="_5f_pointillés_20_gris"><text:span text:style-name="T280">)</text:span></text:span><text:span text:style-name="_5f_pointillés_20_gris"><text:span text:style-name="T152"> </text:span></text:span><text:span text:style-name="_5f_pointillés_20_gris"><text:span text:style-name="T111">−</text:span></text:span><text:span text:style-name="_5f_pointillés_20_gris"><text:span text:style-name="T152"> </text:span></text:span><text:span text:style-name="_5f_pointillés_20_gris"><text:span text:style-name="T153">(</text:span></text:span><text:span text:style-name="_5f_pointillés_20_gris"><text:span text:style-name="T111">−</text:span></text:span><text:span text:style-name="_5f_pointillés_20_gris"><text:span text:style-name="T284">b</text:span></text:span><text:span text:style-name="_5f_pointillés_20_gris"><text:span text:style-name="T280">)</text:span></text:span></text:p>
      <text:p text:style-name="P46">Donc <text:span text:style-name="T401">l’opposé d’une différence est la différence des opposés.</text:span></text:p>
      <text:list xml:id="list95149188405273" text:continue-numbering="true" text:style-name="liste_5f_abc">
        <text:list-item>
          <text:p text:style-name="P78">L’opposé d’un produit est-il égal au produit des opposés ?</text:p>
        </text:list-item>
      </text:list>
      <text:p text:style-name="P28"><text:span text:style-name="_5f_pointillés_20_gris"><text:span text:style-name="T110">−</text:span></text:span><text:span text:style-name="_5f_pointillés_20_gris"><text:span text:style-name="T93">(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141">×</text:span></text:span><text:span text:style-name="_5f_pointillés_20_gris"><text:span text:style-name="T93"> </text:span></text:span><text:span text:style-name="_5f_pointillés_20_gris"><text:span text:style-name="T116">b</text:span></text:span><text:span text:style-name="_5f_pointillés_20_gris"><text:span text:style-name="T93">) </text:span></text:span><text:span text:style-name="_5f_signe"><text:span text:style-name="T108">=</text:span></text:span><text:span text:style-name="_5f_pointillés_20_gris"><text:span text:style-name="T93"> </text:span></text:span><text:span text:style-name="_5f_pointillés_20_gris"><text:span text:style-name="T278">(</text:span></text:span><text:span text:style-name="_5f_pointillés_20_gris"><text:span text:style-name="T111">−</text:span></text:span><text:span text:style-name="_5f_pointillés_20_gris"><text:span text:style-name="T278">1)</text:span></text:span><text:span text:style-name="_5f_pointillés_20_gris"><text:span text:style-name="T93"> </text:span></text:span><text:span text:style-name="_5f_pointillés_20_gris"><text:span text:style-name="T141">×</text:span></text:span><text:span text:style-name="_5f_pointillés_20_gris"><text:span text:style-name="T93"> 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141">×</text:span></text:span><text:span text:style-name="_5f_pointillés_20_gris"><text:span text:style-name="T93"> </text:span></text:span><text:span text:style-name="_5f_pointillés_20_gris"><text:span text:style-name="T116">b</text:span></text:span><text:span text:style-name="_5f_pointillés_20_gris"><text:span text:style-name="T93"> <text:line-break/></text:span></text:span><text:span text:style-name="_5f_pointillés_20_gris"><text:span text:style-name="T110">−</text:span></text:span><text:span text:style-name="_5f_pointillés_20_gris"><text:span text:style-name="T93">(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141">×</text:span></text:span><text:span text:style-name="_5f_pointillés_20_gris"><text:span text:style-name="T93"> </text:span></text:span><text:span text:style-name="_5f_pointillés_20_gris"><text:span text:style-name="T116">b</text:span></text:span><text:span text:style-name="_5f_pointillés_20_gris"><text:span text:style-name="T93">) </text:span></text:span><text:span text:style-name="_5f_signe"><text:span text:style-name="T108">=</text:span></text:span><text:span text:style-name="_5f_pointillés_20_gris"><text:span text:style-name="T93"> </text:span></text:span><text:span text:style-name="_5f_pointillés_20_gris"><text:span text:style-name="T95">(</text:span></text:span><text:span text:style-name="_5f_pointillés_20_gris"><text:span text:style-name="T110">−</text:span></text:span><text:span text:style-name="_5f_pointillés_20_gris"><text:span text:style-name="T284">a</text:span></text:span><text:span text:style-name="_5f_pointillés_20_gris"><text:span text:style-name="T281">)</text:span></text:span><text:span text:style-name="_5f_pointillés_20_gris"><text:span text:style-name="T93"> </text:span></text:span><text:span text:style-name="_5f_pointillés_20_gris"><text:span text:style-name="T141">×</text:span></text:span><text:span text:style-name="_5f_pointillés_20_gris"><text:span text:style-name="T151"> </text:span></text:span><text:span text:style-name="_5f_pointillés_20_gris"><text:span text:style-name="T284">b <text:s text:c="5"/></text:span></text:span><text:span text:style-name="_5f_pointillés_20_gris"><text:span text:style-name="T235">ou <text:s text:c="3"/></text:span></text:span><text:span text:style-name="_5f_pointillés_20_gris"><text:span text:style-name="T285"><text:s/></text:span></text:span><text:span text:style-name="_5f_pointillés_20_gris"><text:span text:style-name="T284">a</text:span></text:span><text:span text:style-name="_5f_pointillés_20_gris"><text:span text:style-name="T104"> </text:span></text:span><text:span text:style-name="_5f_pointillés_20_gris"><text:span text:style-name="T144">×</text:span></text:span><text:span text:style-name="_5f_pointillés_20_gris"><text:span text:style-name="T154"> </text:span></text:span><text:span text:style-name="_5f_pointillés_20_gris"><text:span text:style-name="T282">(</text:span></text:span><text:span text:style-name="_5f_pointillés_20_gris"><text:span text:style-name="T114">−</text:span></text:span><text:span text:style-name="_5f_pointillés_20_gris"><text:span text:style-name="T284">b</text:span></text:span><text:span text:style-name="_5f_pointillés_20_gris"><text:span text:style-name="T286">)</text:span></text:span><text:span text:style-name="_5f_pointillés_20_gris"><text:span text:style-name="T284"> </text:span></text:span></text:p>
      <text:p text:style-name="P45"><text:span text:style-name="_5f_pointillés_20_gris"><text:span text:style-name="T78">Donc</text:span></text:span><text:span text:style-name="_5f_pointillés_20_gris"><text:span text:style-name="T343"> </text:span></text:span><text:span text:style-name="_5f_pointillés_20_gris"><text:span text:style-name="T107">l’opposé d’un produit n’est pas le produit des opposés.</text:span></text:span></text:p>
      <text:list xml:id="list95149311647917" text:continue-list="list2314893710" text:style-name="Num_5f_Exo">
        <text:list-item>
          <text:list>
            <text:list-item>
              <text:list>
                <text:list-item>
                  <text:h text:style-name="P71" text:outline-level="1"> Supprime les parenthèses puis réduis.</text:h>
                </text:list-item>
              </text:list>
            </text:list-item>
          </text:list>
        </text:list-item>
      </text:list>
      <text:section text:style-name="Sect2" text:name="Section7">
        <text:p text:style-name="P26">E <text:span text:style-name="T344">=</text:span> 4<text:span text:style-name="_5f_variable"><text:span text:style-name="T4">x</text:span></text:span> <text:span text:style-name="T346"></text:span> (5 <text:span text:style-name="T346">−</text:span> 8<text:span text:style-name="_5f_variable"><text:span text:style-name="T4">x</text:span></text:span>)</text:p>
        <text:p text:style-name="P39"><text:span text:style-name="_5f_pointillés_20_gris"><text:span text:style-name="T51">E </text:span></text:span><text:span text:style-name="_5f_pointillés_20_gris"><text:span text:style-name="T44">= </text:span></text:span><text:span text:style-name="_5f_pointillés_20_gris"><text:span text:style-name="T96">4</text:span></text:span><text:span text:style-name="_5f_variable"><text:span text:style-name="T89">x</text:span></text:span><text:span text:style-name="_5f_pointillés_20_gris"><text:span text:style-name="T96"> </text:span></text:span><text:span text:style-name="_5f_pointillés_20_gris"><text:span text:style-name="T44"></text:span></text:span><text:span text:style-name="_5f_pointillés_20_gris"><text:span text:style-name="T96"> 5 </text:span></text:span><text:span text:style-name="_5f_pointillés_20_gris"><text:span text:style-name="T44">−</text:span></text:span><text:span text:style-name="_5f_pointillés_20_gris"><text:span text:style-name="T96"> 8</text:span></text:span><text:span text:style-name="_5f_variable"><text:span text:style-name="T89">x</text:span></text:span></text:p>
        <text:p text:style-name="P32"><text:span text:style-name="_5f_pointillés_20_gris"><text:span text:style-name="T229">E = </text:span></text:span><text:span text:style-name="_5f_pointillés_20_gris"><text:span text:style-name="T112">−</text:span></text:span><text:span text:style-name="_5f_pointillés_20_gris"><text:span text:style-name="T96">4</text:span></text:span><text:span text:style-name="_5f_variable"><text:span text:style-name="T89">x + </text:span></text:span><text:span text:style-name="_5f_pointillés_20_gris"><text:span text:style-name="T96">5</text:span></text:span></text:p>
        <text:p text:style-name="P42">F <text:span text:style-name="T344">=</text:span> 9,5 <text:span text:style-name="T346"></text:span> (<text:span text:style-name="T346">−</text:span><text:span text:style-name="T299">7</text:span><text:span text:style-name="_5f_variable"><text:span text:style-name="T4">x</text:span></text:span> <text:span text:style-name="T346"></text:span> 8,2)</text:p>
        <text:p text:style-name="P55"><text:span text:style-name="_5f_pointillés_20_gris"><text:span text:style-name="T54">F </text:span></text:span><text:span text:style-name="_5f_pointillés_20_gris"><text:span text:style-name="T44">= </text:span></text:span><text:span text:style-name="_5f_pointillés_20_gris"><text:span text:style-name="T165">9,5 </text:span></text:span><text:span text:style-name="_5f_pointillés_20_gris"><text:span text:style-name="T112">−</text:span></text:span><text:span text:style-name="_5f_pointillés_20_gris"><text:span text:style-name="T166"> </text:span></text:span><text:span text:style-name="_5f_pointillés_20_gris"><text:span text:style-name="T165">7</text:span></text:span><text:span text:style-name="_5f_variable"><text:span text:style-name="T89">x</text:span></text:span><text:span text:style-name="_5f_variable"><text:span text:style-name="T165"> </text:span></text:span><text:span text:style-name="_5f_pointillés_20_gris"><text:span text:style-name="T165"> 8,2</text:span></text:span></text:p>
        <text:p text:style-name="P55"><text:span text:style-name="_5f_pointillés_20_gris"><text:span text:style-name="T54">F </text:span></text:span><text:span text:style-name="_5f_pointillés_20_gris"><text:span text:style-name="T44">= </text:span></text:span><text:span text:style-name="_5f_pointillés_20_gris"><text:span text:style-name="T96">17,7 </text:span></text:span><text:span text:style-name="_5f_pointillés_20_gris"><text:span text:style-name="T112">− </text:span></text:span><text:span text:style-name="_5f_pointillés_20_gris"><text:span text:style-name="T96">7</text:span></text:span><text:span text:style-name="_5f_variable"><text:span text:style-name="T89">x</text:span></text:span></text:p>
        <text:p text:style-name="P26">G <text:span text:style-name="T344">=</text:span> (5<text:span text:style-name="_5f_variable"><text:span text:style-name="T4">x</text:span></text:span> <text:span text:style-name="T346"></text:span> 4) <text:span text:style-name="T346"></text:span> (<text:span text:style-name="T346">−</text:span>3<text:span text:style-name="_5f_variable"><text:span text:style-name="T4">x</text:span></text:span> <text:span text:style-name="T346">−</text:span> 2)</text:p>
        <text:p text:style-name="P33"><text:span text:style-name="_5f_pointillés_20_gris"><text:span text:style-name="T96">G = 5</text:span></text:span><text:span text:style-name="_5f_variable"><text:span text:style-name="T89">x</text:span></text:span><text:span text:style-name="_5f_pointillés_20_gris"><text:span text:style-name="T96"> </text:span></text:span><text:span text:style-name="_5f_pointillés_20_gris"><text:span text:style-name="T44"></text:span></text:span><text:span text:style-name="_5f_pointillés_20_gris"><text:span text:style-name="T96"> 4 </text:span></text:span><text:span text:style-name="_5f_pointillés_20_gris"><text:span text:style-name="T44"></text:span></text:span><text:span text:style-name="_5f_pointillés_20_gris"><text:span text:style-name="T96">(</text:span></text:span><text:span text:style-name="_5f_pointillés_20_gris"><text:span text:style-name="T44">−</text:span></text:span><text:span text:style-name="_5f_pointillés_20_gris"><text:span text:style-name="T96">3</text:span></text:span><text:span text:style-name="_5f_variable"><text:span text:style-name="T89">x</text:span></text:span><text:span text:style-name="_5f_variable"><text:span text:style-name="T91">)</text:span></text:span><text:span text:style-name="_5f_variable"><text:span text:style-name="T89">+</text:span></text:span><text:span text:style-name="_5f_pointillés_20_gris"><text:span text:style-name="T96"> (</text:span></text:span><text:span text:style-name="_5f_pointillés_20_gris"><text:span text:style-name="T44">−</text:span></text:span><text:span text:style-name="_5f_pointillés_20_gris"><text:span text:style-name="T96"> 2)</text:span></text:span></text:p>
        <text:p text:style-name="P34"><text:span text:style-name="_5f_pointillés_20_gris"><text:span text:style-name="T96">G = 2</text:span></text:span><text:span text:style-name="_5f_variable"><text:span text:style-name="T89">x</text:span></text:span><text:span text:style-name="_5f_pointillés_20_gris"><text:span text:style-name="T96"> </text:span></text:span><text:span text:style-name="_5f_pointillés_20_gris"><text:span text:style-name="T44"></text:span></text:span><text:span text:style-name="_5f_pointillés_20_gris"><text:span text:style-name="T96"> 2</text:span></text:span></text:p>
        <text:p text:style-name="P42"><text:span text:style-name="_5f_pointillés_20_gris"><text:span text:style-name="T22">H </text:span></text:span><text:span text:style-name="_5f_pointillés_20_gris"><text:span text:style-name="T217">=</text:span></text:span><text:span text:style-name="_5f_pointillés_20_gris"><text:span text:style-name="T22"> 11,7 </text:span></text:span><text:span text:style-name="_5f_pointillés_20_gris"><text:span text:style-name="T218"></text:span></text:span><text:span text:style-name="_5f_pointillés_20_gris"><text:span text:style-name="T22"> (</text:span></text:span><text:span text:style-name="_5f_pointillés_20_gris"><text:span text:style-name="T218">−</text:span></text:span><text:span text:style-name="_5f_pointillés_20_gris"><text:span text:style-name="T22">4 </text:span></text:span><text:span text:style-name="_5f_pointillés_20_gris"><text:span text:style-name="T218"></text:span></text:span><text:span text:style-name="_5f_pointillés_20_gris"><text:span text:style-name="T22"> 8</text:span></text:span><text:span text:style-name="_5f_variable"><text:span text:style-name="T236">x</text:span></text:span><text:span text:style-name="_5f_pointillés_20_gris"><text:span text:style-name="T22"> </text:span></text:span><text:span text:style-name="_5f_pointillés_20_gris"><text:span text:style-name="T218">−</text:span></text:span><text:span text:style-name="_5f_pointillés_20_gris"><text:span text:style-name="T22"> 9)</text:span></text:span></text:p>
        <text:p text:style-name="P33"><text:span text:style-name="_5f_Correction_5f_surligné"><text:span text:style-name="T22">H </text:span></text:span><text:span text:style-name="_5f_Correction_5f_surligné"><text:span text:style-name="T289">=</text:span></text:span><text:span text:style-name="_5f_pointillés_20_gris"><text:span text:style-name="T268"> 11,7 </text:span></text:span><text:span text:style-name="_5f_pointillés_20_gris"><text:span text:style-name="T219">− </text:span></text:span><text:span text:style-name="_5f_pointillés_20_gris"><text:span text:style-name="T268">4 </text:span></text:span><text:span text:style-name="_5f_pointillés_20_gris"><text:span text:style-name="T219"></text:span></text:span><text:span text:style-name="_5f_pointillés_20_gris"><text:span text:style-name="T268"> 8</text:span></text:span><text:span text:style-name="_5f_variable"><text:span text:style-name="T88">x</text:span></text:span><text:span text:style-name="_5f_pointillés_20_gris"><text:span text:style-name="T268"> </text:span></text:span><text:span text:style-name="_5f_pointillés_20_gris"><text:span text:style-name="T219">−</text:span></text:span><text:span text:style-name="_5f_pointillés_20_gris"><text:span text:style-name="T268"> 9</text:span></text:span></text:p>
        <text:p text:style-name="P33"><text:span text:style-name="_5f_Correction_5f_surligné"><text:span text:style-name="T22">H </text:span></text:span><text:span text:style-name="_5f_Correction_5f_surligné"><text:span text:style-name="T289">=</text:span></text:span><text:span text:style-name="_5f_pointillés_20_gris"><text:span text:style-name="T268"> </text:span></text:span><text:span text:style-name="_5f_pointillés_20_gris"><text:span text:style-name="T219">−</text:span></text:span><text:span text:style-name="_5f_pointillés_20_gris"><text:span text:style-name="T271">1,3</text:span></text:span><text:span text:style-name="_5f_pointillés_20_gris"><text:span text:style-name="T268"> </text:span></text:span><text:span text:style-name="_5f_pointillés_20_gris"><text:span text:style-name="T219"></text:span></text:span><text:span text:style-name="_5f_pointillés_20_gris"><text:span text:style-name="T268"> 8</text:span></text:span><text:span text:style-name="_5f_variable"><text:span text:style-name="T88">x</text:span></text:span></text:p>
      </text:section>
      <text:list xml:id="list95148492902826" text:continue-numbering="true" text:style-name="Num_5f_Exo">
        <text:list-item>
          <text:list>
            <text:list-item>
              <text:list>
                <text:list-item>
                  <text:h text:style-name="P72" text:outline-level="1"> Complète le tableau.</text:h>
                </text:list-item>
              </text:list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1741691364464">
          <table:table-cell table:style-name="Tableau5.A1" office:value-type="string">
            <text:p text:style-name="P51"/>
          </table:table-cell>
          <table:table-cell table:style-name="Tableau5.B1" office:value-type="string">
            <text:p text:style-name="P27">Expression</text:p>
          </table:table-cell>
          <table:table-cell table:style-name="Tableau5.C1" office:value-type="string">
            <text:p text:style-name="P27">Son opposé</text:p>
          </table:table-cell>
        </table:table-row>
        <table:table-row table:style-name="Tableau5.2">
          <table:table-cell table:style-name="Tableau5.A2" office:value-type="string">
            <text:list xml:id="list95148071788371" text:continue-list="list95149188405273" text:style-name="liste_5f_abc">
              <text:list-item text:start-value="1">
                <text:p text:style-name="P76"/>
              </text:list-item>
            </text:list>
          </table:table-cell>
          <table:table-cell table:style-name="Tableau5.B5" office:value-type="string">
            <text:p text:style-name="P49">4<text:span text:style-name="_5f_variable"><text:span text:style-name="T4">x</text:span></text:span> <text:span text:style-name="T346">−</text:span> 3</text:p>
          </table:table-cell>
          <table:table-cell table:style-name="Tableau5.C5" office:value-type="string">
            <text:p text:style-name="P50"><text:span text:style-name="T347">−</text:span><text:span text:style-name="T400">4</text:span><text:span text:style-name="_5f_variable"><text:span text:style-name="T7">x</text:span></text:span><text:span text:style-name="T400"> </text:span><text:span text:style-name="T347"></text:span><text:span text:style-name="T400"> 3</text:span></text:p>
          </table:table-cell>
        </table:table-row>
        <table:table-row table:style-name="Tableau5.2">
          <table:table-cell table:style-name="Tableau5.A2" office:value-type="string">
            <text:list xml:id="list95148971233867" text:continue-numbering="true" text:style-name="liste_5f_abc">
              <text:list-item>
                <text:p text:style-name="P76"/>
              </text:list-item>
            </text:list>
          </table:table-cell>
          <table:table-cell table:style-name="Tableau5.B5" office:value-type="string">
            <text:p text:style-name="P49"><text:span text:style-name="T346">−</text:span>3<text:span text:style-name="_5f_variable"><text:span text:style-name="T4">x</text:span></text:span> <text:span text:style-name="T346"></text:span> 7</text:p>
          </table:table-cell>
          <table:table-cell table:style-name="Tableau5.C5" office:value-type="string">
            <text:p text:style-name="P50"><text:span text:style-name="T400">3</text:span><text:span text:style-name="_5f_variable"><text:span text:style-name="T7">x</text:span></text:span><text:span text:style-name="T400"> </text:span><text:span text:style-name="T347">−</text:span><text:span text:style-name="T400"> 7</text:span></text:p>
          </table:table-cell>
        </table:table-row>
        <table:table-row table:style-name="Tableau5.2">
          <table:table-cell table:style-name="Tableau5.A2" office:value-type="string">
            <text:list xml:id="list95149041928331" text:continue-numbering="true" text:style-name="liste_5f_abc">
              <text:list-item>
                <text:p text:style-name="P76"/>
              </text:list-item>
            </text:list>
          </table:table-cell>
          <table:table-cell table:style-name="Tableau5.B5" office:value-type="string">
            <text:p text:style-name="P49">2<text:span text:style-name="_5f_variable"><text:span text:style-name="T4">x</text:span></text:span><text:span text:style-name="T313">2</text:span> <text:span text:style-name="T346">−</text:span> 3<text:span text:style-name="_5f_variable"><text:span text:style-name="T4">x</text:span></text:span> <text:span text:style-name="T346"></text:span> 5</text:p>
          </table:table-cell>
          <table:table-cell table:style-name="Tableau5.C5" office:value-type="string">
            <text:p text:style-name="P50"><text:span text:style-name="T347">−</text:span><text:span text:style-name="T400">2</text:span><text:span text:style-name="_5f_variable"><text:span text:style-name="T7">x</text:span></text:span><text:span text:style-name="T315">2</text:span><text:span text:style-name="T400"> </text:span><text:span text:style-name="T347"></text:span><text:span text:style-name="T400"> 3</text:span><text:span text:style-name="_5f_variable"><text:span text:style-name="T7">x</text:span></text:span><text:span text:style-name="T400"> </text:span><text:span text:style-name="T347">−</text:span><text:span text:style-name="T400"> 5</text:span></text:p>
          </table:table-cell>
        </table:table-row>
        <table:table-row table:style-name="Tableau5.2">
          <table:table-cell table:style-name="Tableau5.A2" office:value-type="string">
            <text:list xml:id="list95148520505592" text:continue-numbering="true" text:style-name="liste_5f_abc">
              <text:list-item>
                <text:p text:style-name="P76"/>
              </text:list-item>
            </text:list>
          </table:table-cell>
          <table:table-cell table:style-name="Tableau5.B5" office:value-type="string">
            <text:p text:style-name="P49"><text:span text:style-name="T346">−</text:span><text:span text:style-name="_5f_variable"><text:span text:style-name="T4">x</text:span></text:span><text:span text:style-name="T313">2</text:span><text:span text:style-name="T308"> </text:span><text:span text:style-name="T310"></text:span><text:span text:style-name="T308"> (</text:span><text:span text:style-name="T310">−</text:span>3)<text:span text:style-name="_5f_variable"><text:span text:style-name="T4">x</text:span></text:span> <text:span text:style-name="T346"></text:span> 1</text:p>
          </table:table-cell>
          <table:table-cell table:style-name="Tableau5.C5" office:value-type="string">
            <text:p text:style-name="P50"><text:span text:style-name="_5f_variable"><text:span text:style-name="T7">x</text:span></text:span><text:span text:style-name="T315">2</text:span><text:span text:style-name="T312"> </text:span><text:span text:style-name="T311"></text:span><text:span text:style-name="T312"> </text:span><text:span text:style-name="T400">3</text:span><text:span text:style-name="_5f_variable"><text:span text:style-name="T7">x</text:span></text:span><text:span text:style-name="T400"> </text:span><text:span text:style-name="T347">−</text:span><text:span text:style-name="T400"> 1</text:span></text:p>
          </table:table-cell>
        </table:table-row>
      </table:table>
      <text:list xml:id="list95147603070963" text:continue-list="list95148492902826" text:style-name="Num_5f_Exo">
        <text:list-item>
          <text:list>
            <text:list-item>
              <text:list>
                <text:list-item>
                  <text:h text:style-name="P115" text:outline-level="1"> <text:span text:style-name="T371">Voici des expressions. Quelles sont les expressions égales ?</text:span></text:h>
                </text:list-item>
              </text:list>
            </text:list-item>
          </text:list>
        </text:list-item>
      </text:list>
      <text:section text:style-name="Sect3" text:name="Section5">
        <text:list xml:id="list2163895038" text:style-name="L1">
          <text:list-item>
            <text:p text:style-name="P94"><text:span text:style-name="T296">A </text:span><text:span text:style-name="_5f_opensymbol"><text:span text:style-name="T350"></text:span></text:span><text:span text:style-name="T296"> 8</text:span><text:span text:style-name="_5f_variable"><text:span text:style-name="T4">x</text:span></text:span><text:span text:style-name="T296"> </text:span><text:span text:style-name="_5f_Consigne"><text:span text:style-name="T352"></text:span></text:span><text:span text:style-name="T296"> 3 </text:span><text:span text:style-name="_5f_opensymbol"><text:span text:style-name="T240">─</text:span></text:span><text:span text:style-name="T296"> (6</text:span><text:span text:style-name="_5f_variable"><text:span text:style-name="T4">x</text:span></text:span><text:span text:style-name="T296"> </text:span><text:span text:style-name="_5f_Consigne"><text:span text:style-name="T352"></text:span></text:span><text:span text:style-name="T296"> 2)</text:span></text:p>
          </text:list-item>
        </text:list>
        <text:p text:style-name="P53">B <text:span text:style-name="_5f_opensymbol"><text:span text:style-name="T351"></text:span></text:span> (9<text:span text:style-name="_5f_variable"><text:span text:style-name="T4">x</text:span></text:span> <text:span text:style-name="_5f_Consigne"><text:span text:style-name="T354"></text:span></text:span> 5) <text:span text:style-name="_5f_Consigne"><text:span text:style-name="T354"></text:span></text:span> (<text:span text:style-name="_5f_opensymbol"><text:span text:style-name="T241">─</text:span></text:span>2<text:span text:style-name="_5f_variable"><text:span text:style-name="T4">x</text:span></text:span> <text:span text:style-name="_5f_Consigne"><text:span text:style-name="T354"></text:span></text:span> 3)</text:p>
        <text:p text:style-name="P53"><text:span text:style-name="T233">C </text:span><text:span text:style-name="_5f_opensymbol"><text:span text:style-name="T214"></text:span></text:span><text:span text:style-name="T233"> (4</text:span><text:span text:style-name="_5f_variable"><text:span text:style-name="T237">x</text:span></text:span><text:span text:style-name="T233"> </text:span><text:span text:style-name="_5f_opensymbol"><text:span text:style-name="T241">─</text:span></text:span><text:span text:style-name="T233"> 9) </text:span><text:span text:style-name="_5f_opensymbol"><text:span text:style-name="T241">─</text:span></text:span><text:span text:style-name="T233"> (2</text:span><text:span text:style-name="_5f_variable"><text:span text:style-name="T237">x</text:span></text:span><text:span text:style-name="T233"> </text:span><text:span text:style-name="_5f_opensymbol"><text:span text:style-name="T241">─</text:span></text:span><text:span text:style-name="T233"> 7)</text:span></text:p>
        <text:p text:style-name="P54">D <text:span text:style-name="_5f_opensymbol"><text:span text:style-name="T351"></text:span></text:span> (9<text:span text:style-name="_5f_variable"><text:span text:style-name="T4">x</text:span></text:span> <text:span text:style-name="_5f_Consigne"><text:span text:style-name="T354"></text:span></text:span> 5) <text:span text:style-name="_5f_opensymbol"><text:span text:style-name="T241">─</text:span></text:span> 2<text:span text:style-name="_5f_variable"><text:span text:style-name="T4">x</text:span></text:span> <text:span text:style-name="_5f_Consigne"><text:span text:style-name="T354"></text:span></text:span> 3</text:p>
        <text:p text:style-name="P53">E <text:span text:style-name="_5f_opensymbol"><text:span text:style-name="T351"></text:span></text:span> (4<text:span text:style-name="_5f_variable"><text:span text:style-name="T4">x</text:span></text:span> <text:span text:style-name="_5f_opensymbol"><text:span text:style-name="T241">─</text:span></text:span> 9) <text:span text:style-name="_5f_opensymbol"><text:span text:style-name="T241">─</text:span></text:span> 2<text:span text:style-name="_5f_variable"><text:span text:style-name="T4">x</text:span></text:span> <text:span text:style-name="_5f_Consigne"><text:span text:style-name="T354"></text:span></text:span> 7</text:p>
        <text:p text:style-name="P53"><text:span text:style-name="T234">F</text:span><text:span text:style-name="T233"> </text:span><text:span text:style-name="_5f_opensymbol"><text:span text:style-name="T214"></text:span></text:span><text:span text:style-name="T233"> 8</text:span><text:span text:style-name="_5f_variable"><text:span text:style-name="T237">x</text:span></text:span><text:span text:style-name="T233"> </text:span><text:span text:style-name="_5f_Consigne"><text:span text:style-name="T213"></text:span></text:span><text:span text:style-name="T233"> 3 </text:span><text:span text:style-name="_5f_opensymbol"><text:span text:style-name="T241">─</text:span></text:span><text:span text:style-name="T233"> 6</text:span><text:span text:style-name="_5f_variable"><text:span text:style-name="T237">x</text:span></text:span><text:span text:style-name="T233"> </text:span><text:span text:style-name="_5f_opensymbol"><text:span text:style-name="T241">─</text:span></text:span><text:span text:style-name="T233"> 2</text:span></text:p>
      </text:section>
      <text:p text:style-name="P36"><text:span text:style-name="_5f_pointillés_20_gris"><text:span text:style-name="T97">A = 2</text:span></text:span><text:span text:style-name="_5f_variable"><text:span text:style-name="T90">x </text:span></text:span><text:span text:style-name="_5f_pointillés_20_gris"><text:span text:style-name="T97">+ 1 = F</text:span></text:span></text:p>
      <text:p text:style-name="P36"><text:span text:style-name="_5f_pointillés_20_gris"><text:span text:style-name="T97">B = 7</text:span></text:span><text:span text:style-name="_5f_variable"><text:span text:style-name="T90">x </text:span></text:span><text:span text:style-name="_5f_pointillés_20_gris"><text:span text:style-name="T97">+ 8 = D</text:span></text:span></text:p>
      <text:p text:style-name="P36"><text:span text:style-name="_5f_pointillés_20_gris"><text:span text:style-name="T97">C = 2</text:span></text:span><text:span text:style-name="_5f_variable"><text:span text:style-name="T90">x</text:span></text:span><text:span text:style-name="_5f_pointillés_20_gris"><text:span text:style-name="T156"> </text:span></text:span><text:span text:style-name="_5f_pointillés_20_gris"><text:span text:style-name="T97">– 2 = E</text:span></text:span></text:p>
      <text:list xml:id="list95147822166723" text:continue-list="list95147603070963" text:style-name="Num_5f_Exo">
        <text:list-item>
          <text:list>
            <text:list-item>
              <text:list>
                <text:list-item>
                  <text:h text:style-name="P73" text:outline-level="1"> Supprime les parenthèses puis réduis.</text:h>
                </text:list-item>
              </text:list>
            </text:list-item>
          </text:list>
        </text:list-item>
      </text:list>
      <text:section text:style-name="Sect4" text:name="Section12">
        <text:p text:style-name="P26">K <text:span text:style-name="T344">=</text:span> 5<text:span text:style-name="_5f_variable"><text:span text:style-name="T4">x</text:span></text:span> <text:span text:style-name="T346">−</text:span> (2<text:span text:style-name="_5f_variable"><text:span text:style-name="T4">x</text:span></text:span> <text:span text:style-name="T346">−</text:span> 3)</text:p>
        <text:p text:style-name="P56"><text:span text:style-name="_5f_Correction_5f_surligné"><text:span text:style-name="T187">K </text:span></text:span><text:span text:style-name="_5f_Correction_5f_surligné"><text:span text:style-name="T186">=</text:span></text:span><text:span text:style-name="_5f_pointillés_20_gris"><text:span text:style-name="T93"> 5</text:span></text:span><text:span text:style-name="_5f_variable"><text:span text:style-name="T88">x</text:span></text:span><text:span text:style-name="_5f_pointillés_20_gris"><text:span text:style-name="T93"> </text:span></text:span><text:span text:style-name="_5f_pointillés_20_gris"><text:span text:style-name="T42">−</text:span></text:span><text:span text:style-name="_5f_pointillés_20_gris"><text:span text:style-name="T93"> 2</text:span></text:span><text:span text:style-name="_5f_variable"><text:span text:style-name="T88">x</text:span></text:span><text:span text:style-name="_5f_variable"><text:span text:style-name="T90"> </text:span></text:span><text:span text:style-name="_5f_pointillés_20_gris"><text:span text:style-name="T98">+ </text:span></text:span><text:span text:style-name="_5f_pointillés_20_gris"><text:span text:style-name="T93">3</text:span></text:span></text:p>
        <text:p text:style-name="P57"><text:span text:style-name="_5f_Correction_5f_surligné"><text:span text:style-name="T79">K </text:span></text:span><text:span text:style-name="_5f_Correction_5f_surligné"><text:span text:style-name="T80">= </text:span></text:span><text:span text:style-name="_5f_pointillés_20_gris"><text:span text:style-name="T98">3</text:span></text:span><text:span text:style-name="_5f_variable"><text:span text:style-name="T90">x </text:span></text:span><text:span text:style-name="_5f_pointillés_20_gris"><text:span text:style-name="T98">+ 3</text:span></text:span></text:p>
        <text:p text:style-name="P65"><text:span text:style-name="_5f_pointillés_20_gris"><text:span text:style-name="T98"/></text:span></text:p>
        <text:p text:style-name="P93"><text:span text:style-name="_5f_pointillés_20_gris"><text:span text:style-name="T22">L </text:span></text:span><text:span text:style-name="_5f_pointillés_20_gris"><text:span text:style-name="T211">=</text:span></text:span><text:span text:style-name="_5f_pointillés_20_gris"><text:span text:style-name="T22"> 3</text:span></text:span><text:span text:style-name="_5f_variable"><text:span text:style-name="T236">x</text:span></text:span><text:span text:style-name="_5f_pointillés_20_gris"><text:span text:style-name="T205">2</text:span></text:span><text:span text:style-name="_5f_pointillés_20_gris"><text:span text:style-name="T23"> </text:span></text:span><text:span text:style-name="_5f_pointillés_20_gris"><text:span text:style-name="T41">−</text:span></text:span><text:span text:style-name="_5f_pointillés_20_gris"><text:span text:style-name="T22"> (4</text:span></text:span><text:span text:style-name="_5f_variable"><text:span text:style-name="T236">x</text:span></text:span><text:span text:style-name="_5f_pointillés_20_gris"><text:span text:style-name="T205">2</text:span></text:span><text:span text:style-name="_5f_pointillés_20_gris"><text:span text:style-name="T23"> </text:span></text:span><text:span text:style-name="_5f_pointillés_20_gris"><text:span text:style-name="T41">−</text:span></text:span><text:span text:style-name="_5f_pointillés_20_gris"><text:span text:style-name="T22"> </text:span></text:span><text:span text:style-name="_5f_variable"><text:span text:style-name="T236">x</text:span></text:span><text:span text:style-name="_5f_pointillés_20_gris"><text:span text:style-name="T22"> </text:span></text:span><text:span text:style-name="_5f_variable"><text:span text:style-name="T212"></text:span></text:span><text:span text:style-name="_5f_pointillés_20_gris"><text:span text:style-name="T22"> 5)</text:span></text:span></text:p>
        <text:p text:style-name="P57"><text:span text:style-name="_5f_pointillés_20_gris"><text:span text:style-name="T229">L </text:span></text:span><text:span text:style-name="_5f_pointillés_20_gris"><text:span text:style-name="T228">=</text:span></text:span><text:span text:style-name="_5f_pointillés_20_gris"><text:span text:style-name="T268"> 3</text:span></text:span><text:span text:style-name="_5f_variable"><text:span text:style-name="T88">x</text:span></text:span><text:span text:style-name="_5f_pointillés_20_gris"><text:span text:style-name="T208">2</text:span></text:span><text:span text:style-name="_5f_pointillés_20_gris"><text:span text:style-name="T92"> </text:span></text:span><text:span text:style-name="_5f_pointillés_20_gris"><text:span text:style-name="T42">−</text:span></text:span><text:span text:style-name="_5f_pointillés_20_gris"><text:span text:style-name="T268"> 4</text:span></text:span><text:span text:style-name="_5f_variable"><text:span text:style-name="T88">x</text:span></text:span><text:span text:style-name="_5f_pointillés_20_gris"><text:span text:style-name="T208">2</text:span></text:span><text:span text:style-name="_5f_pointillés_20_gris"><text:span text:style-name="T92"> </text:span></text:span><text:span text:style-name="_5f_pointillés_20_gris"><text:span text:style-name="T45">+</text:span></text:span><text:span text:style-name="_5f_pointillés_20_gris"><text:span text:style-name="T268"> </text:span></text:span><text:span text:style-name="_5f_variable"><text:span text:style-name="T88">x</text:span></text:span><text:span text:style-name="_5f_pointillés_20_gris"><text:span text:style-name="T268"> </text:span></text:span><text:span text:style-name="_5f_pointillés_20_gris"><text:span text:style-name="T42">−</text:span></text:span><text:span text:style-name="_5f_pointillés_20_gris"><text:span text:style-name="T268"> 5</text:span></text:span></text:p>
        <text:p text:style-name="P58"><text:span text:style-name="_5f_pointillés_20_gris"><text:span text:style-name="T229">L </text:span></text:span><text:span text:style-name="_5f_pointillés_20_gris"><text:span text:style-name="T228">= </text:span></text:span><text:span text:style-name="_5f_pointillés_20_gris"><text:span text:style-name="T42">−</text:span></text:span><text:span text:style-name="_5f_pointillés_20_gris"><text:span text:style-name="T268"> </text:span></text:span><text:span text:style-name="_5f_variable"><text:span text:style-name="T88">x</text:span></text:span><text:span text:style-name="_5f_pointillés_20_gris"><text:span text:style-name="T208">2</text:span></text:span><text:span text:style-name="_5f_pointillés_20_gris"><text:span text:style-name="T92"> </text:span></text:span><text:span text:style-name="_5f_pointillés_20_gris"><text:span text:style-name="T45">+</text:span></text:span><text:span text:style-name="_5f_pointillés_20_gris"><text:span text:style-name="T268"> </text:span></text:span><text:span text:style-name="_5f_variable"><text:span text:style-name="T88">x</text:span></text:span><text:span text:style-name="_5f_pointillés_20_gris"><text:span text:style-name="T268"> </text:span></text:span><text:span text:style-name="_5f_pointillés_20_gris"><text:span text:style-name="T42">−</text:span></text:span><text:span text:style-name="_5f_pointillés_20_gris"><text:span text:style-name="T268"> 5</text:span></text:span></text:p>
        <text:p text:style-name="P66"><text:span text:style-name="_5f_pointillés_20_gris"><text:span text:style-name="T268"/></text:span></text:p>
        <text:p text:style-name="P89">M <text:span text:style-name="T344">=</text:span> 4 <text:span text:style-name="T346"></text:span> 6<text:span text:style-name="_5f_variable"><text:span text:style-name="T4">x</text:span></text:span> <text:span text:style-name="T346">−</text:span> (<text:span text:style-name="T346">−</text:span>2<text:span text:style-name="_5f_variable"><text:span text:style-name="T4">x</text:span></text:span><text:span text:style-name="_5f_variable"><text:span text:style-name="T293"> </text:span></text:span><text:span text:style-name="_5f_variable"><text:span text:style-name="T353"></text:span></text:span><text:span text:style-name="_5f_variable"><text:span text:style-name="T293"> </text:span></text:span>7)</text:p>
        <text:p text:style-name="P56"><text:span text:style-name="_5f_pointillés_20_gris"><text:span text:style-name="T51">M </text:span></text:span><text:span text:style-name="_5f_pointillés_20_gris"><text:span text:style-name="T42">=</text:span></text:span><text:span text:style-name="_5f_pointillés_20_gris"><text:span text:style-name="T93"> 4 </text:span></text:span><text:span text:style-name="_5f_pointillés_20_gris"><text:span text:style-name="T42"></text:span></text:span><text:span text:style-name="_5f_pointillés_20_gris"><text:span text:style-name="T93"> </text:span></text:span><text:span text:style-name="_5f_pointillés_20_gris"><text:span text:style-name="T174">6</text:span></text:span><text:span text:style-name="_5f_variable"><text:span text:style-name="T88">x</text:span></text:span><text:span text:style-name="_5f_pointillés_20_gris"><text:span text:style-name="T106"> </text:span></text:span><text:span text:style-name="_5f_pointillés_20_gris"><text:span text:style-name="T45"></text:span></text:span><text:span text:style-name="_5f_pointillés_20_gris"><text:span text:style-name="T106"> </text:span></text:span><text:span text:style-name="_5f_pointillés_20_gris"><text:span text:style-name="T93">2</text:span></text:span><text:span text:style-name="_5f_variable"><text:span text:style-name="T88">x</text:span></text:span><text:span text:style-name="_5f_variable"><text:span text:style-name="T163"> </text:span></text:span><text:span text:style-name="_5f_pointillés_20_gris"><text:span text:style-name="T42">−</text:span></text:span><text:span text:style-name="_5f_variable"><text:span text:style-name="T163"> </text:span></text:span><text:span text:style-name="_5f_pointillés_20_gris"><text:span text:style-name="T93">7</text:span></text:span></text:p>
        <text:p text:style-name="P59"><text:span text:style-name="_5f_pointillés_20_gris"><text:span text:style-name="T51">M </text:span></text:span><text:span text:style-name="_5f_pointillés_20_gris"><text:span text:style-name="T42">=</text:span></text:span><text:span text:style-name="_5f_pointillés_20_gris"><text:span text:style-name="T93"> </text:span></text:span><text:span text:style-name="_5f_pointillés_20_gris"><text:span text:style-name="T99">8</text:span></text:span><text:span text:style-name="_5f_variable"><text:span text:style-name="T88">x</text:span></text:span><text:span text:style-name="_5f_variable"><text:span text:style-name="T163"> </text:span></text:span><text:span text:style-name="_5f_pointillés_20_gris"><text:span text:style-name="T42">−</text:span></text:span><text:span text:style-name="_5f_variable"><text:span text:style-name="T163"> </text:span></text:span><text:span text:style-name="_5f_pointillés_20_gris"><text:span text:style-name="T99">3</text:span></text:span></text:p>
        <text:p text:style-name="P31"><text:span text:style-name="_5f_pointillés_20_gris"><text:span text:style-name="T99"/></text:span></text:p>
        <text:p text:style-name="P105"><text:span text:style-name="_5f_pointillés_20_gris"><text:span text:style-name="T244"/></text:span></text:p>
        <text:p text:style-name="P106"><text:span text:style-name="_5f_pointillés_20_gris"><text:span text:style-name="T244">N </text:span></text:span><text:span text:style-name="_5f_pointillés_20_gris"><text:span text:style-name="T220">=</text:span></text:span><text:span text:style-name="_5f_pointillés_20_gris"><text:span text:style-name="T244"> </text:span></text:span><text:span text:style-name="_5f_pointillés_20_gris"><text:span text:style-name="T57">−</text:span></text:span><text:span text:style-name="_5f_pointillés_20_gris"><text:span text:style-name="T244">5</text:span></text:span><text:span text:style-name="_5f_variable"><text:span text:style-name="T238">x</text:span></text:span><text:span text:style-name="_5f_pointillés_20_gris"><text:span text:style-name="T244"> </text:span></text:span><text:span text:style-name="_5f_pointillés_20_gris"><text:span text:style-name="T221">−</text:span></text:span><text:span text:style-name="_5f_pointillés_20_gris"><text:span text:style-name="T244"> (</text:span></text:span><text:span text:style-name="_5f_pointillés_20_gris"><text:span text:style-name="T221">−</text:span></text:span><text:span text:style-name="_5f_pointillés_20_gris"><text:span text:style-name="T244">5</text:span></text:span><text:span text:style-name="_5f_variable"><text:span text:style-name="T238">x</text:span></text:span><text:span text:style-name="_5f_pointillés_20_gris"><text:span text:style-name="T206">2</text:span></text:span><text:span text:style-name="_5f_pointillés_20_gris"><text:span text:style-name="T81"> </text:span></text:span><text:span text:style-name="_5f_variable"><text:span text:style-name="T24"></text:span></text:span><text:span text:style-name="_5f_pointillés_20_gris"><text:span text:style-name="T81"> </text:span></text:span><text:span text:style-name="_5f_variable"><text:span text:style-name="T86">x</text:span></text:span><text:span text:style-name="_5f_pointillés_20_gris"><text:span text:style-name="T81"> </text:span></text:span><text:span text:style-name="_5f_pointillés_20_gris"><text:span text:style-name="T57">−</text:span></text:span><text:span text:style-name="_5f_pointillés_20_gris"><text:span text:style-name="T244"> 1)</text:span></text:span></text:p>
        <text:p text:style-name="P60"><text:span text:style-name="_5f_pointillés_20_gris"><text:span text:style-name="T227">N </text:span></text:span><text:span text:style-name="_5f_pointillés_20_gris"><text:span text:style-name="T226">=</text:span></text:span><text:span text:style-name="_5f_pointillés_20_gris"><text:span text:style-name="T250"> </text:span></text:span><text:span text:style-name="_5f_pointillés_20_gris"><text:span text:style-name="T58">−</text:span></text:span><text:span text:style-name="_5f_pointillés_20_gris"><text:span text:style-name="T250">5</text:span></text:span><text:span text:style-name="_5f_variable"><text:span text:style-name="T87">x</text:span></text:span><text:span text:style-name="_5f_pointillés_20_gris"><text:span text:style-name="T85"> </text:span></text:span><text:span text:style-name="_5f_pointillés_20_gris"><text:span text:style-name="T59"></text:span></text:span><text:span text:style-name="_5f_pointillés_20_gris"><text:span text:style-name="T85"> </text:span></text:span><text:span text:style-name="_5f_pointillés_20_gris"><text:span text:style-name="T250">5</text:span></text:span><text:span text:style-name="_5f_variable"><text:span text:style-name="T87">x</text:span></text:span><text:span text:style-name="_5f_pointillés_20_gris"><text:span text:style-name="T207">2</text:span></text:span><text:span text:style-name="_5f_pointillés_20_gris"><text:span text:style-name="T82"> </text:span></text:span><text:span text:style-name="_5f_pointillés_20_gris"><text:span text:style-name="T115">−</text:span></text:span><text:span text:style-name="_5f_pointillés_20_gris"><text:span text:style-name="T82"> </text:span></text:span><text:span text:style-name="_5f_variable"><text:span text:style-name="T87">x</text:span></text:span><text:span text:style-name="_5f_pointillés_20_gris"><text:span text:style-name="T84"> </text:span></text:span><text:span text:style-name="_5f_pointillés_20_gris"><text:span text:style-name="T58"></text:span></text:span><text:span text:style-name="_5f_pointillés_20_gris"><text:span text:style-name="T84"> </text:span></text:span><text:span text:style-name="_5f_pointillés_20_gris"><text:span text:style-name="T250">1</text:span></text:span></text:p>
        <text:p text:style-name="P60"><text:span text:style-name="_5f_pointillés_20_gris"><text:span text:style-name="T227">N </text:span></text:span><text:span text:style-name="_5f_pointillés_20_gris"><text:span text:style-name="T226">=</text:span></text:span><text:span text:style-name="_5f_pointillés_20_gris"><text:span text:style-name="T250"> 5</text:span></text:span><text:span text:style-name="_5f_variable"><text:span text:style-name="T87">x</text:span></text:span><text:span text:style-name="_5f_pointillés_20_gris"><text:span text:style-name="T207">2</text:span></text:span><text:span text:style-name="_5f_pointillés_20_gris"><text:span text:style-name="T82"> </text:span></text:span><text:span text:style-name="_5f_pointillés_20_gris"><text:span text:style-name="T115">−</text:span></text:span><text:span text:style-name="_5f_pointillés_20_gris"><text:span text:style-name="T82"> </text:span></text:span><text:span text:style-name="_5f_pointillés_20_gris"><text:span text:style-name="T83">6</text:span></text:span><text:span text:style-name="_5f_variable"><text:span text:style-name="T87">x</text:span></text:span><text:span text:style-name="_5f_pointillés_20_gris"><text:span text:style-name="T84"> </text:span></text:span><text:span text:style-name="_5f_pointillés_20_gris"><text:span text:style-name="T58"></text:span></text:span><text:span text:style-name="_5f_pointillés_20_gris"><text:span text:style-name="T84"> </text:span></text:span><text:span text:style-name="_5f_pointillés_20_gris"><text:span text:style-name="T250">1</text:span></text:span></text:p>
        <text:p text:style-name="P67"/>
        <text:p text:style-name="P92"><text:span text:style-name="_5f_BVS"><text:span text:style-name="T375">O</text:span></text:span><text:span text:style-name="_5f_BVS"><text:span text:style-name="T373"> </text:span></text:span><text:span text:style-name="_5f_pointillés_20_gris"><text:span text:style-name="T222">=</text:span></text:span><text:span text:style-name="_5f_BVS"><text:span text:style-name="T373"> (6</text:span></text:span><text:span text:style-name="_5f_BVS"><text:span text:style-name="T327">a</text:span></text:span><text:span text:style-name="_5f_pointillés_20_gris"><text:span text:style-name="T247"> </text:span></text:span><text:span text:style-name="_5f_variable"><text:span text:style-name="T215"></text:span></text:span><text:span text:style-name="_5f_pointillés_20_gris"><text:span text:style-name="T247"> </text:span></text:span><text:span text:style-name="_5f_BVS"><text:span text:style-name="T373">8) </text:span></text:span><text:span text:style-name="_5f_pointillés_20_gris"><text:span text:style-name="T60">−</text:span></text:span><text:span text:style-name="_5f_BVS"><text:span text:style-name="T373"> (4</text:span></text:span><text:span text:style-name="_5f_BVS"><text:span text:style-name="T327">a</text:span></text:span><text:span text:style-name="_5f_pointillés_20_gris"><text:span text:style-name="T247"> </text:span></text:span><text:span text:style-name="_5f_variable"><text:span text:style-name="T215"></text:span></text:span><text:span text:style-name="_5f_pointillés_20_gris"><text:span text:style-name="T247"> </text:span></text:span><text:span text:style-name="_5f_BVS"><text:span text:style-name="T373">2)</text:span></text:span></text:p>
        <text:p text:style-name="P62"><text:span text:style-name="_5f_pointillés_20_gris"><text:span text:style-name="T224">O </text:span></text:span><text:span text:style-name="_5f_pointillés_20_gris"><text:span text:style-name="T223">=</text:span></text:span><text:span text:style-name="_5f_BVS"><text:span text:style-name="T376"> 6</text:span></text:span><text:span text:style-name="_5f_BVS"><text:span text:style-name="T329">a</text:span></text:span><text:span text:style-name="_5f_pointillés_20_gris"><text:span text:style-name="T248"> </text:span></text:span><text:span text:style-name="_5f_variable"><text:span text:style-name="T27"></text:span></text:span><text:span text:style-name="_5f_pointillés_20_gris"><text:span text:style-name="T248"> </text:span></text:span><text:span text:style-name="_5f_BVS"><text:span text:style-name="T376">8 </text:span></text:span><text:span text:style-name="_5f_pointillés_20_gris"><text:span text:style-name="T61">−</text:span></text:span><text:span text:style-name="_5f_BVS"><text:span text:style-name="T376"> 4</text:span></text:span><text:span text:style-name="_5f_BVS"><text:span text:style-name="T329">a</text:span></text:span><text:span text:style-name="_5f_pointillés_20_gris"><text:span text:style-name="T248"> </text:span></text:span><text:span text:style-name="_5f_pointillés_20_gris"><text:span text:style-name="T62">−</text:span></text:span><text:span text:style-name="_5f_variable"><text:span text:style-name="T27"> </text:span></text:span><text:span text:style-name="_5f_BVS"><text:span text:style-name="T376">2</text:span></text:span></text:p>
        <text:p text:style-name="P60"><text:span text:style-name="_5f_pointillés_20_gris"><text:span text:style-name="T224">O </text:span></text:span><text:span text:style-name="_5f_pointillés_20_gris"><text:span text:style-name="T225">=</text:span></text:span><text:span text:style-name="_5f_BVS"><text:span text:style-name="T377"> </text:span></text:span><text:span text:style-name="_5f_BVS"><text:span text:style-name="T168">2</text:span></text:span><text:span text:style-name="_5f_BVS"><text:span text:style-name="T330">a</text:span></text:span><text:span text:style-name="_5f_pointillés_20_gris"><text:span text:style-name="T249"> </text:span></text:span><text:span text:style-name="_5f_variable"><text:span text:style-name="T28"></text:span></text:span><text:span text:style-name="_5f_pointillés_20_gris"><text:span text:style-name="T249"> 6</text:span></text:span><text:span text:style-name="_5f_BVS"><text:span text:style-name="T377"> </text:span></text:span></text:p>
        <text:p text:style-name="P68"><text:span text:style-name="_5f_BVS"><text:span text:style-name="T377"/></text:span></text:p>
        <text:p text:style-name="P92"><text:span text:style-name="_5f_BVS"><text:span text:style-name="T374">P</text:span></text:span><text:span text:style-name="_5f_BVS"><text:span text:style-name="T373"> </text:span></text:span><text:span text:style-name="_5f_pointillés_20_gris"><text:span text:style-name="T222">=</text:span></text:span><text:span text:style-name="_5f_BVS"><text:span text:style-name="T373"> (7</text:span></text:span><text:span text:style-name="_5f_BVS"><text:span text:style-name="T328">b</text:span></text:span><text:span text:style-name="_5f_BVS"><text:span text:style-name="T373"> </text:span></text:span><text:span text:style-name="_5f_pointillés_20_gris"><text:span text:style-name="T60">−</text:span></text:span><text:span text:style-name="_5f_BVS"><text:span text:style-name="T373"> 2) </text:span></text:span><text:span text:style-name="_5f_variable"><text:span text:style-name="T215"></text:span></text:span><text:span text:style-name="_5f_BVS"><text:span text:style-name="T373"> (3</text:span></text:span><text:span text:style-name="_5f_BVS"><text:span text:style-name="T328">b</text:span></text:span><text:span text:style-name="_5f_BVS"><text:span text:style-name="T373"> </text:span></text:span><text:span text:style-name="_5f_pointillés_20_gris"><text:span text:style-name="T60">−</text:span></text:span><text:span text:style-name="_5f_BVS"><text:span text:style-name="T373"> 5)</text:span></text:span></text:p>
        <text:p text:style-name="P61"><text:span text:style-name="_5f_pointillés_20_gris"><text:span text:style-name="T224">P </text:span></text:span><text:span text:style-name="_5f_pointillés_20_gris"><text:span text:style-name="T223">=</text:span></text:span><text:span text:style-name="_5f_BVS"><text:span text:style-name="T376"> 7</text:span></text:span><text:span text:style-name="_5f_BVS"><text:span text:style-name="T331">b</text:span></text:span><text:span text:style-name="_5f_BVS"><text:span text:style-name="T376"> </text:span></text:span><text:span text:style-name="_5f_pointillés_20_gris"><text:span text:style-name="T61">−</text:span></text:span><text:span text:style-name="_5f_BVS"><text:span text:style-name="T376"> 2 </text:span></text:span><text:span text:style-name="_5f_variable"><text:span text:style-name="T27"></text:span></text:span><text:span text:style-name="_5f_BVS"><text:span text:style-name="T376"> 3</text:span></text:span><text:span text:style-name="_5f_BVS"><text:span text:style-name="T331">b</text:span></text:span><text:span text:style-name="_5f_BVS"><text:span text:style-name="T376"> </text:span></text:span><text:span text:style-name="_5f_pointillés_20_gris"><text:span text:style-name="T61">−</text:span></text:span><text:span text:style-name="_5f_BVS"><text:span text:style-name="T376"> 5</text:span></text:span></text:p>
        <text:p text:style-name="P104"><text:span text:style-name="_5f_pointillés_20_gris"><text:span text:style-name="T224">P </text:span></text:span><text:span text:style-name="_5f_pointillés_20_gris"><text:span text:style-name="T223">=</text:span></text:span><text:span text:style-name="_5f_BVS"><text:span text:style-name="T376"> </text:span></text:span><text:span text:style-name="_5f_BVS"><text:span text:style-name="T168">10</text:span></text:span><text:span text:style-name="_5f_BVS"><text:span text:style-name="T331">b</text:span></text:span><text:span text:style-name="_5f_BVS"><text:span text:style-name="T376"> </text:span></text:span><text:span text:style-name="_5f_pointillés_20_gris"><text:span text:style-name="T61">−</text:span></text:span><text:span text:style-name="_5f_BVS"><text:span text:style-name="T376"> </text:span></text:span><text:span text:style-name="_5f_BVS"><text:span text:style-name="T377">7</text:span></text:span></text:p>
      </text:section>
      <text:h text:style-name="P70" text:outline-level="1"/>
      <text:h text:style-name="P70" text:outline-level="1"/>
      <text:h text:style-name="P70" text:outline-level="1"/>
      <text:h text:style-name="P70" text:outline-level="1"/>
      <text:list xml:id="list95147947522409" text:continue-numbering="true" text:style-name="Num_5f_Exo">
        <text:list-item>
          <text:list>
            <text:list-item>
              <text:list>
                <text:list-item>
                  <text:h text:style-name="P69" text:outline-level="1"><text:soft-page-break/> Supprime les parenthèses puis réduis.</text:h>
                </text:list-item>
              </text:list>
            </text:list-item>
          </text:list>
        </text:list-item>
      </text:list>
      <text:p text:style-name="P40">P <text:span text:style-name="T344">=</text:span> (<text:span text:style-name="T346">−</text:span>5<text:span text:style-name="_5f_variable"><text:span text:style-name="T4">x</text:span></text:span> <text:span text:style-name="T346"></text:span> 7) <text:span text:style-name="T346">−</text:span> (8 <text:span text:style-name="T346">−</text:span> 3<text:span text:style-name="_5f_variable"><text:span text:style-name="T4">x</text:span></text:span>) <text:span text:style-name="T346"></text:span> <text:span text:style-name="_5f_variable"><text:span text:style-name="T4">x</text:span></text:span></text:p>
      <text:p text:style-name="P37"><text:span text:style-name="_5f_pointillés_20_gris"><text:span text:style-name="T51">P </text:span></text:span><text:span text:style-name="_5f_pointillés_20_gris"><text:span text:style-name="T42">=</text:span></text:span><text:span text:style-name="_5f_pointillés_20_gris"><text:span text:style-name="T93"> </text:span></text:span><text:span text:style-name="_5f_pointillés_20_gris"><text:span text:style-name="T42">−</text:span></text:span><text:span text:style-name="_5f_pointillés_20_gris"><text:span text:style-name="T93">5</text:span></text:span><text:span text:style-name="_5f_variable"><text:span text:style-name="T88">x</text:span></text:span><text:span text:style-name="_5f_pointillés_20_gris"><text:span text:style-name="T93"> </text:span></text:span><text:span text:style-name="_5f_pointillés_20_gris"><text:span text:style-name="T42"></text:span></text:span><text:span text:style-name="_5f_pointillés_20_gris"><text:span text:style-name="T93"> 7 </text:span></text:span><text:span text:style-name="_5f_pointillés_20_gris"><text:span text:style-name="T42">−</text:span></text:span><text:span text:style-name="_5f_pointillés_20_gris"><text:span text:style-name="T93"> 8 </text:span></text:span><text:span text:style-name="_5f_pointillés_20_gris"><text:span text:style-name="T42"></text:span></text:span><text:span text:style-name="_5f_pointillés_20_gris"><text:span text:style-name="T93"> 3</text:span></text:span><text:span text:style-name="_5f_variable"><text:span text:style-name="T88">x</text:span></text:span><text:span text:style-name="_5f_pointillés_20_gris"><text:span text:style-name="T93"> </text:span></text:span><text:span text:style-name="_5f_pointillés_20_gris"><text:span text:style-name="T42"></text:span></text:span><text:span text:style-name="_5f_pointillés_20_gris"><text:span text:style-name="T93"> </text:span></text:span><text:span text:style-name="_5f_variable"><text:span text:style-name="T88">x</text:span></text:span></text:p>
      <text:p text:style-name="P36"><text:span text:style-name="_5f_variable"><text:span text:style-name="T64">P </text:span></text:span><text:span text:style-name="_5f_variable"><text:span text:style-name="T63">=</text:span></text:span><text:span text:style-name="_5f_variable"><text:span text:style-name="T88"> </text:span></text:span><text:span text:style-name="_5f_pointillés_20_gris"><text:span text:style-name="T42">−</text:span></text:span><text:span text:style-name="_5f_variable"><text:span text:style-name="T88">x </text:span></text:span><text:span text:style-name="_5f_pointillés_20_gris"><text:span text:style-name="T42">− </text:span></text:span><text:span text:style-name="_5f_pointillés_20_gris"><text:span text:style-name="T272">1</text:span></text:span><text:span text:style-name="_5f_variable"><text:span text:style-name="T88"> </text:span></text:span></text:p>
      <text:p text:style-name="P63"><text:span text:style-name="_5f_pointillés_20_gris"><text:span text:style-name="T309"/></text:span></text:p>
      <text:p text:style-name="P40">Q <text:span text:style-name="T344">=</text:span> 3<text:span text:style-name="_5f_variable"><text:span text:style-name="T4">x</text:span></text:span> <text:span text:style-name="T346">−</text:span> (<text:span text:style-name="T346">−</text:span>5 <text:span text:style-name="T346"></text:span> <text:span text:style-name="_5f_variable"><text:span text:style-name="T4">x</text:span></text:span>) <text:span text:style-name="T346"></text:span> (<text:span text:style-name="T346">−</text:span>3<text:span text:style-name="_5f_variable"><text:span text:style-name="T4">x</text:span></text:span> <text:span text:style-name="T346"></text:span> 3)</text:p>
      <text:p text:style-name="P37"><text:span text:style-name="_5f_pointillés_20_gris"><text:span text:style-name="T51">Q </text:span></text:span><text:span text:style-name="_5f_pointillés_20_gris"><text:span text:style-name="T42">=</text:span></text:span><text:span text:style-name="_5f_pointillés_20_gris"><text:span text:style-name="T93"> 3</text:span></text:span><text:span text:style-name="_5f_variable"><text:span text:style-name="T88">x</text:span></text:span><text:span text:style-name="_5f_pointillés_20_gris"><text:span text:style-name="T94"> </text:span></text:span><text:span text:style-name="_5f_pointillés_20_gris"><text:span text:style-name="T43"></text:span></text:span><text:span text:style-name="_5f_pointillés_20_gris"><text:span text:style-name="T94"> </text:span></text:span><text:span text:style-name="_5f_pointillés_20_gris"><text:span text:style-name="T93">5 </text:span></text:span><text:span text:style-name="_5f_pointillés_20_gris"><text:span text:style-name="T42">−</text:span></text:span><text:span text:style-name="_5f_pointillés_20_gris"><text:span text:style-name="T93"> </text:span></text:span><text:span text:style-name="_5f_variable"><text:span text:style-name="T88">x</text:span></text:span><text:span text:style-name="_5f_pointillés_20_gris"><text:span text:style-name="T93"> </text:span></text:span><text:span text:style-name="_5f_pointillés_20_gris"><text:span text:style-name="T42">− </text:span></text:span><text:span text:style-name="_5f_pointillés_20_gris"><text:span text:style-name="T93">3</text:span></text:span><text:span text:style-name="_5f_variable"><text:span text:style-name="T88">x</text:span></text:span><text:span text:style-name="_5f_pointillés_20_gris"><text:span text:style-name="T93"> </text:span></text:span><text:span text:style-name="_5f_pointillés_20_gris"><text:span text:style-name="T42"></text:span></text:span><text:span text:style-name="_5f_pointillés_20_gris"><text:span text:style-name="T93"> 3</text:span></text:span></text:p>
      <text:p text:style-name="P35"><text:span text:style-name="_5f_pointillés_20_gris"><text:span text:style-name="T51">Q </text:span></text:span><text:span text:style-name="_5f_pointillés_20_gris"><text:span text:style-name="T42">= −</text:span></text:span><text:span text:style-name="_5f_pointillés_20_gris"><text:span text:style-name="T93"> </text:span></text:span><text:span text:style-name="_5f_variable"><text:span text:style-name="T88">x</text:span></text:span><text:span text:style-name="_5f_pointillés_20_gris"><text:span text:style-name="T93"> </text:span></text:span><text:span text:style-name="_5f_pointillés_20_gris"><text:span text:style-name="T42"></text:span></text:span><text:span text:style-name="_5f_pointillés_20_gris"><text:span text:style-name="T93"> </text:span></text:span><text:span text:style-name="_5f_pointillés_20_gris"><text:span text:style-name="T94">8</text:span></text:span></text:p>
      <text:p text:style-name="P64"><text:span text:style-name="_5f_pointillés_20_gris"><text:span text:style-name="T93"/></text:span></text:p>
      <text:p text:style-name="P47"><text:span text:style-name="_5f_pointillés_20_gris"><text:span text:style-name="T22">R </text:span></text:span><text:span text:style-name="_5f_pointillés_20_gris"><text:span text:style-name="T211">=</text:span></text:span><text:span text:style-name="_5f_pointillés_20_gris"><text:span text:style-name="T22"> </text:span></text:span><text:span text:style-name="_5f_pointillés_20_gris"><text:span text:style-name="T218">−</text:span></text:span><text:span text:style-name="_5f_pointillés_20_gris"><text:span text:style-name="T22">4</text:span></text:span><text:span text:style-name="_5f_variable"><text:span text:style-name="T236">x</text:span></text:span><text:span text:style-name="_5f_pointillés_20_gris"><text:span text:style-name="T205">2</text:span></text:span><text:span text:style-name="_5f_pointillés_20_gris"><text:span text:style-name="T23"> </text:span></text:span><text:span text:style-name="_5f_pointillés_20_gris"><text:span text:style-name="T41">−</text:span></text:span><text:span text:style-name="_5f_pointillés_20_gris"><text:span text:style-name="T22"> (2</text:span></text:span><text:span text:style-name="_5f_variable"><text:span text:style-name="T236">x</text:span></text:span><text:span text:style-name="_5f_pointillés_20_gris"><text:span text:style-name="T205">2</text:span></text:span><text:span text:style-name="_5f_pointillés_20_gris"><text:span text:style-name="T23"> </text:span></text:span><text:span text:style-name="_5f_pointillés_20_gris"><text:span text:style-name="T41">−</text:span></text:span><text:span text:style-name="_5f_pointillés_20_gris"><text:span text:style-name="T22"> 3</text:span></text:span><text:span text:style-name="_5f_variable"><text:span text:style-name="T236">x</text:span></text:span><text:span text:style-name="_5f_pointillés_20_gris"><text:span text:style-name="T22"> </text:span></text:span><text:span text:style-name="_5f_pointillés_20_gris"><text:span text:style-name="T218"></text:span></text:span><text:span text:style-name="_5f_pointillés_20_gris"><text:span text:style-name="T22"> 1) </text:span></text:span><text:span text:style-name="_5f_pointillés_20_gris"><text:span text:style-name="T218"></text:span></text:span><text:span text:style-name="_5f_pointillés_20_gris"><text:span text:style-name="T22"> (</text:span></text:span><text:span text:style-name="_5f_pointillés_20_gris"><text:span text:style-name="T218">−</text:span></text:span><text:span text:style-name="_5f_pointillés_20_gris"><text:span text:style-name="T22">2</text:span></text:span><text:span text:style-name="_5f_variable"><text:span text:style-name="T236">x</text:span></text:span><text:span text:style-name="_5f_pointillés_20_gris"><text:span text:style-name="T22"> </text:span></text:span><text:span text:style-name="_5f_pointillés_20_gris"><text:span text:style-name="T218"></text:span></text:span><text:span text:style-name="_5f_pointillés_20_gris"><text:span text:style-name="T22"> 3)</text:span></text:span></text:p>
      <text:p text:style-name="P37"><text:span text:style-name="_5f_pointillés_20_gris"><text:span text:style-name="T229">R </text:span></text:span><text:span text:style-name="_5f_pointillés_20_gris"><text:span text:style-name="T228">=</text:span></text:span><text:span text:style-name="_5f_pointillés_20_gris"><text:span text:style-name="T268"> </text:span></text:span><text:span text:style-name="_5f_pointillés_20_gris"><text:span text:style-name="T219">− </text:span></text:span><text:span text:style-name="_5f_pointillés_20_gris"><text:span text:style-name="T268">4</text:span></text:span><text:span text:style-name="_5f_variable"><text:span text:style-name="T88">x</text:span></text:span><text:span text:style-name="_5f_pointillés_20_gris"><text:span text:style-name="T208">2</text:span></text:span><text:span text:style-name="_5f_pointillés_20_gris"><text:span text:style-name="T92"> </text:span></text:span><text:span text:style-name="_5f_pointillés_20_gris"><text:span text:style-name="T42">− </text:span></text:span><text:span text:style-name="_5f_pointillés_20_gris"><text:span text:style-name="T268">2</text:span></text:span><text:span text:style-name="_5f_variable"><text:span text:style-name="T88">x</text:span></text:span><text:span text:style-name="_5f_pointillés_20_gris"><text:span text:style-name="T208">2</text:span></text:span><text:span text:style-name="_5f_pointillés_20_gris"><text:span text:style-name="T268"> </text:span></text:span><text:span text:style-name="_5f_pointillés_20_gris"><text:span text:style-name="T219"></text:span></text:span><text:span text:style-name="_5f_pointillés_20_gris"><text:span text:style-name="T268"> 3</text:span></text:span><text:span text:style-name="_5f_variable"><text:span text:style-name="T88">x</text:span></text:span><text:span text:style-name="_5f_pointillés_20_gris"><text:span text:style-name="T268"> </text:span></text:span><text:span text:style-name="_5f_pointillés_20_gris"><text:span text:style-name="T42">−</text:span></text:span><text:span text:style-name="_5f_pointillés_20_gris"><text:span text:style-name="T268"> 1 </text:span></text:span><text:span text:style-name="_5f_pointillés_20_gris"><text:span text:style-name="T219">− </text:span></text:span><text:span text:style-name="_5f_pointillés_20_gris"><text:span text:style-name="T268">2</text:span></text:span><text:span text:style-name="_5f_variable"><text:span text:style-name="T88">x</text:span></text:span><text:span text:style-name="_5f_pointillés_20_gris"><text:span text:style-name="T268"> </text:span></text:span><text:span text:style-name="_5f_pointillés_20_gris"><text:span text:style-name="T219"></text:span></text:span><text:span text:style-name="_5f_pointillés_20_gris"><text:span text:style-name="T268"> 3</text:span></text:span></text:p>
      <text:p text:style-name="P48"><text:span text:style-name="_5f_pointillés_20_gris"><text:span text:style-name="T229">R </text:span></text:span><text:span text:style-name="_5f_pointillés_20_gris"><text:span text:style-name="T228">=</text:span></text:span><text:span text:style-name="_5f_pointillés_20_gris"><text:span text:style-name="T268"> </text:span></text:span><text:span text:style-name="_5f_pointillés_20_gris"><text:span text:style-name="T219">− </text:span></text:span><text:span text:style-name="_5f_pointillés_20_gris"><text:span text:style-name="T269">6</text:span></text:span><text:span text:style-name="_5f_variable"><text:span text:style-name="T239">x</text:span></text:span><text:span text:style-name="_5f_pointillés_20_gris"><text:span text:style-name="T208">2</text:span></text:span><text:span text:style-name="_5f_pointillés_20_gris"><text:span text:style-name="T268"> </text:span></text:span><text:span text:style-name="_5f_pointillés_20_gris"><text:span text:style-name="T219"></text:span></text:span><text:span text:style-name="_5f_pointillés_20_gris"><text:span text:style-name="T268"> </text:span></text:span><text:span text:style-name="_5f_variable"><text:span text:style-name="T239">x</text:span></text:span><text:span text:style-name="_5f_pointillés_20_gris"><text:span text:style-name="T268"> </text:span></text:span><text:span text:style-name="_5f_pointillés_20_gris"><text:span text:style-name="T219"></text:span></text:span><text:span text:style-name="_5f_pointillés_20_gris"><text:span text:style-name="T268"> </text:span></text:span><text:span text:style-name="_5f_pointillés_20_gris"><text:span text:style-name="T269">2</text:span></text:span></text:p>
      <text:p text:style-name="P30"><text:span text:style-name="_5f_pointillés_20_gris"><text:span text:style-name="T309"/></text:span></text:p>
      <text:list xml:id="list95148753702828" text:continue-numbering="true" text:style-name="Num_5f_Exo">
        <text:list-item>
          <text:list>
            <text:list-item>
              <text:list>
                <text:list-item>
                  <text:h text:style-name="P74" text:outline-level="1"> Développe puis réduis chaque expression.</text:h>
                </text:list-item>
              </text:list>
            </text:list-item>
          </text:list>
        </text:list-item>
      </text:list>
      <text:list xml:id="list3127796878" text:style-name="_5f_Numérotation_20_des_20_exercices_20_livrets">
        <text:list-item>
          <text:list>
            <text:list-header>
              <text:p text:style-name="P87">A <text:span text:style-name="T344">=</text:span> 5(<text:span text:style-name="T320">t</text:span> <text:span text:style-name="T346"></text:span> 3) <text:span text:style-name="T346"></text:span> 2(3<text:span text:style-name="T320">t</text:span> <text:span text:style-name="T346"></text:span> 4) <text:span text:style-name="T346">−</text:span> (5<text:span text:style-name="T320">t</text:span> <text:span text:style-name="T346">−</text:span> 3)</text:p>
            </text:list-header>
          </text:list>
        </text:list-item>
      </text:list>
      <text:p text:style-name="P79"><text:span text:style-name="_5f_pointillés_20_gris"><text:span text:style-name="T51">A </text:span></text:span><text:span text:style-name="_5f_pointillés_20_gris"><text:span text:style-name="T42">=</text:span></text:span><text:span text:style-name="_5f_pointillés_20_gris"><text:span text:style-name="T93"> 5</text:span></text:span><text:span text:style-name="_5f_pointillés_20_gris"><text:span text:style-name="T141">×</text:span></text:span><text:span text:style-name="_5f_pointillés_20_gris"><text:span text:style-name="T116">t</text:span></text:span><text:span text:style-name="_5f_pointillés_20_gris"><text:span text:style-name="T93"> </text:span></text:span><text:span text:style-name="_5f_pointillés_20_gris"><text:span text:style-name="T42"></text:span></text:span><text:span text:style-name="_5f_pointillés_20_gris"><text:span text:style-name="T93"> </text:span></text:span><text:span text:style-name="_5f_pointillés_20_gris"><text:span text:style-name="T100">5</text:span></text:span><text:span text:style-name="_5f_pointillés_20_gris"><text:span text:style-name="T142">×</text:span></text:span><text:span text:style-name="_5f_pointillés_20_gris"><text:span text:style-name="T273">3</text:span></text:span><text:span text:style-name="_5f_pointillés_20_gris"><text:span text:style-name="T93"> </text:span></text:span><text:span text:style-name="_5f_pointillés_20_gris"><text:span text:style-name="T42"></text:span></text:span><text:span text:style-name="_5f_pointillés_20_gris"><text:span text:style-name="T93"> </text:span></text:span><text:span text:style-name="_5f_pointillés_20_gris"><text:span text:style-name="T101">2</text:span></text:span><text:span text:style-name="_5f_pointillés_20_gris"><text:span text:style-name="T143">×</text:span></text:span><text:span text:style-name="_5f_pointillés_20_gris"><text:span text:style-name="T273">3</text:span></text:span><text:span text:style-name="_5f_pointillés_20_gris"><text:span text:style-name="T116">t</text:span></text:span><text:span text:style-name="_5f_pointillés_20_gris"><text:span text:style-name="T93"> </text:span></text:span><text:span text:style-name="_5f_pointillés_20_gris"><text:span text:style-name="T42"></text:span></text:span><text:span text:style-name="_5f_pointillés_20_gris"><text:span text:style-name="T93"> </text:span></text:span><text:span text:style-name="_5f_pointillés_20_gris"><text:span text:style-name="T101">2</text:span></text:span><text:span text:style-name="_5f_pointillés_20_gris"><text:span text:style-name="T143">×</text:span></text:span><text:span text:style-name="_5f_pointillés_20_gris"><text:span text:style-name="T273">4</text:span></text:span><text:span text:style-name="_5f_pointillés_20_gris"><text:span text:style-name="T93"> </text:span></text:span><text:span text:style-name="_5f_pointillés_20_gris"><text:span text:style-name="T42">−</text:span></text:span><text:span text:style-name="_5f_pointillés_20_gris"><text:span text:style-name="T93"> 5</text:span></text:span><text:span text:style-name="_5f_pointillés_20_gris"><text:span text:style-name="T116">t</text:span></text:span><text:span text:style-name="_5f_pointillés_20_gris"><text:span text:style-name="T93"> </text:span></text:span><text:span text:style-name="_5f_pointillés_20_gris"><text:span text:style-name="T46">+</text:span></text:span><text:span text:style-name="_5f_pointillés_20_gris"><text:span text:style-name="T93"> 3</text:span></text:span></text:p>
      <text:p text:style-name="P80"><text:span text:style-name="_5f_pointillés_20_gris"><text:span text:style-name="T51">A </text:span></text:span><text:span text:style-name="_5f_pointillés_20_gris"><text:span text:style-name="T42">=</text:span></text:span><text:span text:style-name="_5f_pointillés_20_gris"><text:span text:style-name="T93"> </text:span></text:span><text:span text:style-name="_5f_pointillés_20_gris"><text:span text:style-name="T273">6</text:span></text:span><text:span text:style-name="_5f_pointillés_20_gris"><text:span text:style-name="T116">t</text:span></text:span><text:span text:style-name="_5f_pointillés_20_gris"><text:span text:style-name="T93"> </text:span></text:span><text:span text:style-name="_5f_pointillés_20_gris"><text:span text:style-name="T42"></text:span></text:span><text:span text:style-name="_5f_pointillés_20_gris"><text:span text:style-name="T93"> </text:span></text:span><text:span text:style-name="_5f_pointillés_20_gris"><text:span text:style-name="T101">26</text:span></text:span></text:p>
      <text:list xml:id="list95147395267713" text:continue-numbering="true" text:style-name="_5f_Numérotation_20_des_20_exercices_20_livrets">
        <text:list-item>
          <text:list>
            <text:list-header>
              <text:p text:style-name="P87">B <text:span text:style-name="T344">=</text:span> <text:span text:style-name="T346">−</text:span>3<text:span text:style-name="_5f_variable"><text:span text:style-name="T4">y</text:span></text:span>(2 <text:span text:style-name="T346"></text:span> 5<text:span text:style-name="T320">y</text:span>) <text:span text:style-name="T346">−</text:span> 4(1 <text:span text:style-name="T346">−</text:span> 2<text:span text:style-name="T320">y</text:span>) <text:span text:style-name="T346"></text:span> (3<text:span text:style-name="T320">y</text:span><text:span text:style-name="T314">2</text:span> <text:span text:style-name="T346">−</text:span> 5<text:span text:style-name="_5f_variable"><text:span text:style-name="T4">y</text:span></text:span> <text:span text:style-name="T346"></text:span> 3)</text:p>
              <text:p text:style-name="P88"><text:span text:style-name="_5f_pointillés_20_gris"><text:span text:style-name="T35">B </text:span></text:span><text:span text:style-name="_5f_pointillés_20_gris"><text:span text:style-name="T29">=−</text:span></text:span><text:span text:style-name="_5f_pointillés_20_gris"><text:span text:style-name="T196">3</text:span></text:span><text:span text:style-name="_5f_variable"><text:span text:style-name="T133">y</text:span></text:span><text:span text:style-name="_5f_variable"><text:span text:style-name="T148">×</text:span></text:span><text:span text:style-name="_5f_pointillés_20_gris"><text:span text:style-name="T196">2 </text:span></text:span><text:span text:style-name="_5f_pointillés_20_gris"><text:span text:style-name="T29">− </text:span></text:span><text:span text:style-name="_5f_pointillés_20_gris"><text:span text:style-name="T196">3</text:span></text:span><text:span text:style-name="_5f_variable"><text:span text:style-name="T133">y</text:span></text:span><text:span text:style-name="_5f_variable"><text:span text:style-name="T148">×</text:span></text:span><text:span text:style-name="_5f_pointillés_20_gris"><text:span text:style-name="T196">5</text:span></text:span><text:span text:style-name="_5f_pointillés_20_gris"><text:span text:style-name="T133">y </text:span></text:span><text:span text:style-name="_5f_pointillés_20_gris"><text:span text:style-name="T29">−</text:span></text:span><text:span text:style-name="_5f_pointillés_20_gris"><text:span text:style-name="T196"> 4</text:span></text:span><text:span text:style-name="_5f_variable"><text:span text:style-name="T148">×</text:span></text:span><text:span text:style-name="_5f_pointillés_20_gris"><text:span text:style-name="T196">1 </text:span></text:span><text:span text:style-name="_5f_pointillés_20_gris"><text:span text:style-name="T29">−</text:span></text:span><text:span text:style-name="_5f_pointillés_20_gris"><text:span text:style-name="T36">(−</text:span></text:span><text:span text:style-name="_5f_pointillés_20_gris"><text:span text:style-name="T197"> 4)</text:span></text:span><text:span text:style-name="_5f_variable"><text:span text:style-name="T149">×</text:span></text:span><text:span text:style-name="_5f_pointillés_20_gris"><text:span text:style-name="T196">2</text:span></text:span><text:span text:style-name="_5f_pointillés_20_gris"><text:span text:style-name="T133">y</text:span></text:span><text:span text:style-name="_5f_pointillés_20_gris"><text:span text:style-name="T196"> </text:span></text:span><text:span text:style-name="_5f_pointillés_20_gris"><text:span text:style-name="T29"></text:span></text:span><text:span text:style-name="_5f_pointillés_20_gris"><text:span text:style-name="T196"> 3</text:span></text:span><text:span text:style-name="_5f_pointillés_20_gris"><text:span text:style-name="T133">y</text:span></text:span><text:span text:style-name="_5f_pointillés_20_gris"><text:span text:style-name="T209">2</text:span></text:span><text:span text:style-name="_5f_pointillés_20_gris"><text:span text:style-name="T196"> </text:span></text:span><text:span text:style-name="_5f_pointillés_20_gris"><text:span text:style-name="T29">−</text:span></text:span><text:span text:style-name="_5f_pointillés_20_gris"><text:span text:style-name="T196"> 5</text:span></text:span><text:span text:style-name="_5f_variable"><text:span text:style-name="T133">y</text:span></text:span><text:span text:style-name="_5f_pointillés_20_gris"><text:span text:style-name="T196"> </text:span></text:span><text:span text:style-name="_5f_pointillés_20_gris"><text:span text:style-name="T29"></text:span></text:span><text:span text:style-name="_5f_pointillés_20_gris"><text:span text:style-name="T196"> 3</text:span></text:span></text:p>
            </text:list-header>
          </text:list>
        </text:list-item>
      </text:list>
      <text:p text:style-name="P82"><text:span text:style-name="_5f_Correction_5f_surligné"><text:span text:style-name="T187">B </text:span></text:span><text:span text:style-name="_5f_Correction_5f_surligné"><text:span text:style-name="T186">=</text:span></text:span><text:span text:style-name="_5f_pointillés_20_gris"><text:span text:style-name="T42"> − </text:span></text:span><text:span text:style-name="_5f_pointillés_20_gris"><text:span text:style-name="T157">6</text:span></text:span><text:span text:style-name="_5f_variable"><text:span text:style-name="T116">y </text:span></text:span><text:span text:style-name="_5f_pointillés_20_gris"><text:span text:style-name="T42">− </text:span></text:span><text:span text:style-name="_5f_pointillés_20_gris"><text:span text:style-name="T157">15</text:span></text:span><text:span text:style-name="_5f_variable"><text:span text:style-name="T116">y</text:span></text:span><text:span text:style-name="_5f_variable"><text:span text:style-name="T147">² </text:span></text:span><text:span text:style-name="_5f_pointillés_20_gris"><text:span text:style-name="T42">−</text:span></text:span><text:span text:style-name="_5f_pointillés_20_gris"><text:span text:style-name="T182"> 4</text:span></text:span><text:span text:style-name="_5f_pointillés_20_gris"><text:span text:style-name="T184"> </text:span></text:span><text:span text:style-name="_5f_pointillés_20_gris"><text:span text:style-name="T55"></text:span></text:span><text:span text:style-name="_5f_pointillés_20_gris"><text:span text:style-name="T184"> </text:span></text:span><text:span text:style-name="_5f_pointillés_20_gris"><text:span text:style-name="T157">8</text:span></text:span><text:span text:style-name="_5f_pointillés_20_gris"><text:span text:style-name="T116">y</text:span></text:span><text:span text:style-name="_5f_pointillés_20_gris"><text:span text:style-name="T182"> </text:span></text:span><text:span text:style-name="_5f_pointillés_20_gris"><text:span text:style-name="T42"></text:span></text:span><text:span text:style-name="_5f_pointillés_20_gris"><text:span text:style-name="T182"> 3</text:span></text:span><text:span text:style-name="_5f_pointillés_20_gris"><text:span text:style-name="T116">y</text:span></text:span><text:span text:style-name="_5f_pointillés_20_gris"><text:span text:style-name="T209">2</text:span></text:span><text:span text:style-name="_5f_pointillés_20_gris"><text:span text:style-name="T182"> </text:span></text:span><text:span text:style-name="_5f_pointillés_20_gris"><text:span text:style-name="T42">−</text:span></text:span><text:span text:style-name="_5f_pointillés_20_gris"><text:span text:style-name="T182"> 5</text:span></text:span><text:span text:style-name="_5f_variable"><text:span text:style-name="T116">y</text:span></text:span><text:span text:style-name="_5f_pointillés_20_gris"><text:span text:style-name="T182"> </text:span></text:span><text:span text:style-name="_5f_pointillés_20_gris"><text:span text:style-name="T42"></text:span></text:span><text:span text:style-name="_5f_pointillés_20_gris"><text:span text:style-name="T182"> 3</text:span></text:span></text:p>
      <text:p text:style-name="P81"><text:span text:style-name="_5f_Correction_5f_surligné"><text:span text:style-name="T187">B </text:span></text:span><text:span text:style-name="_5f_Correction_5f_surligné"><text:span text:style-name="T186">=</text:span></text:span><text:span text:style-name="_5f_pointillés_20_gris"><text:span text:style-name="T42"> − </text:span></text:span><text:span text:style-name="_5f_pointillés_20_gris"><text:span text:style-name="T157">12</text:span></text:span><text:span text:style-name="_5f_variable"><text:span text:style-name="T116">y</text:span></text:span><text:span text:style-name="_5f_variable"><text:span text:style-name="T147">² </text:span></text:span><text:span text:style-name="_5f_pointillés_20_gris"><text:span text:style-name="T42">−</text:span></text:span><text:span text:style-name="_5f_pointillés_20_gris"><text:span text:style-name="T182"> </text:span></text:span><text:span text:style-name="_5f_pointillés_20_gris"><text:span text:style-name="T157">3</text:span></text:span><text:span text:style-name="_5f_pointillés_20_gris"><text:span text:style-name="T116">y</text:span></text:span><text:span text:style-name="_5f_pointillés_20_gris"><text:span text:style-name="T182">  </text:span></text:span><text:span text:style-name="_5f_pointillés_20_gris"><text:span text:style-name="T42">−</text:span></text:span><text:span text:style-name="_5f_pointillés_20_gris"><text:span text:style-name="T182"> </text:span></text:span><text:span text:style-name="_5f_pointillés_20_gris"><text:span text:style-name="T185">1</text:span></text:span></text:p>
      <text:list xml:id="list95148630637311" text:continue-numbering="true" text:style-name="_5f_Numérotation_20_des_20_exercices_20_livrets">
        <text:list-item>
          <text:list>
            <text:list-header>
              <text:p text:style-name="P87">C <text:span text:style-name="T344">=</text:span><text:span text:style-name="T300"> </text:span>(4<text:span text:style-name="T320">x</text:span> <text:span text:style-name="T346">−</text:span> 1)(3<text:span text:style-name="T320">x</text:span> <text:span text:style-name="T346"></text:span> 5) <text:span text:style-name="T346">−</text:span> (<text:span text:style-name="T320">x</text:span> <text:span text:style-name="T346">−</text:span> 7)</text:p>
              <text:p text:style-name="P84"><text:span text:style-name="_5f_pointillés_20_gris"><text:span text:style-name="T56">C </text:span></text:span><text:span text:style-name="_5f_pointillés_20_gris"><text:span text:style-name="T42">=</text:span></text:span><text:span text:style-name="_5f_pointillés_20_gris"><text:span text:style-name="T159"> </text:span></text:span><text:span text:style-name="_5f_pointillés_20_gris"><text:span text:style-name="T182">4</text:span></text:span><text:span text:style-name="_5f_pointillés_20_gris"><text:span text:style-name="T116">x</text:span></text:span><text:span text:style-name="_5f_variable"><text:span text:style-name="T145">×</text:span></text:span><text:span text:style-name="_5f_pointillés_20_gris"><text:span text:style-name="T182">3</text:span></text:span><text:span text:style-name="_5f_pointillés_20_gris"><text:span text:style-name="T116">x <text:s/></text:span></text:span><text:span text:style-name="_5f_pointillés_20_gris"><text:span text:style-name="T123">+ <text:s/></text:span></text:span><text:span text:style-name="_5f_pointillés_20_gris"><text:span text:style-name="T182">4</text:span></text:span><text:span text:style-name="_5f_pointillés_20_gris"><text:span text:style-name="T116">x</text:span></text:span><text:span text:style-name="_5f_variable"><text:span text:style-name="T145">×</text:span></text:span><text:span text:style-name="_5f_variable"><text:span text:style-name="T146">5 </text:span></text:span><text:span text:style-name="_5f_pointillés_20_gris"><text:span text:style-name="T113">−</text:span></text:span><text:span text:style-name="_5f_pointillés_20_gris"><text:span text:style-name="T182">1</text:span></text:span><text:span text:style-name="_5f_variable"><text:span text:style-name="T145">×</text:span></text:span><text:span text:style-name="_5f_pointillés_20_gris"><text:span text:style-name="T182">3</text:span></text:span><text:span text:style-name="_5f_pointillés_20_gris"><text:span text:style-name="T116">x <text:s/></text:span></text:span><text:span text:style-name="_5f_pointillés_20_gris"><text:span text:style-name="T110">−</text:span></text:span><text:span text:style-name="_5f_pointillés_20_gris"><text:span text:style-name="T182">1</text:span></text:span><text:span text:style-name="_5f_variable"><text:span text:style-name="T145">×</text:span></text:span><text:span text:style-name="_5f_pointillés_20_gris"><text:span text:style-name="T183">5</text:span></text:span><text:span text:style-name="_5f_pointillés_20_gris"><text:span text:style-name="T182"> </text:span></text:span><text:span text:style-name="_5f_pointillés_20_gris"><text:span text:style-name="T42">−</text:span></text:span><text:span text:style-name="_5f_pointillés_20_gris"><text:span text:style-name="T182"> </text:span></text:span><text:span text:style-name="_5f_pointillés_20_gris"><text:span text:style-name="T116">x</text:span></text:span><text:span text:style-name="_5f_pointillés_20_gris"><text:span text:style-name="T182"> </text:span></text:span><text:span text:style-name="_5f_pointillés_20_gris"><text:span text:style-name="T125">+</text:span></text:span><text:span text:style-name="_5f_pointillés_20_gris"><text:span text:style-name="T182"> 7</text:span></text:span></text:p>
            </text:list-header>
          </text:list>
        </text:list-item>
      </text:list>
      <text:p text:style-name="P86"><text:span text:style-name="_5f_pointillés_20_gris"><text:span text:style-name="T52">C </text:span></text:span><text:span text:style-name="_5f_pointillés_20_gris"><text:span text:style-name="T42">=</text:span></text:span><text:span text:style-name="_5f_pointillés_20_gris"><text:span text:style-name="T159"> </text:span></text:span><text:span text:style-name="_5f_pointillés_20_gris"><text:span text:style-name="T183">12</text:span></text:span><text:span text:style-name="_5f_pointillés_20_gris"><text:span text:style-name="T119">x</text:span></text:span><text:span text:style-name="_5f_pointillés_20_gris"><text:span text:style-name="T123">²</text:span></text:span><text:span text:style-name="_5f_pointillés_20_gris"><text:span text:style-name="T119"> </text:span></text:span><text:span text:style-name="_5f_pointillés_20_gris"><text:span text:style-name="T123">+ </text:span></text:span><text:span text:style-name="_5f_pointillés_20_gris"><text:span text:style-name="T157">20</text:span></text:span><text:span text:style-name="_5f_pointillés_20_gris"><text:span text:style-name="T116">x</text:span></text:span><text:span text:style-name="_5f_pointillés_20_gris"><text:span text:style-name="T182"> </text:span></text:span><text:span text:style-name="_5f_pointillés_20_gris"><text:span text:style-name="T113">− </text:span></text:span><text:span text:style-name="_5f_pointillés_20_gris"><text:span text:style-name="T182">3</text:span></text:span><text:span text:style-name="_5f_pointillés_20_gris"><text:span text:style-name="T116">x </text:span></text:span><text:span text:style-name="_5f_pointillés_20_gris"><text:span text:style-name="T110">−</text:span></text:span><text:span text:style-name="_5f_variable"><text:span text:style-name="T145"> </text:span></text:span><text:span text:style-name="_5f_pointillés_20_gris"><text:span text:style-name="T183">5</text:span></text:span><text:span text:style-name="_5f_pointillés_20_gris"><text:span text:style-name="T182"> </text:span></text:span><text:span text:style-name="_5f_pointillés_20_gris"><text:span text:style-name="T42">−</text:span></text:span><text:span text:style-name="_5f_pointillés_20_gris"><text:span text:style-name="T182"> </text:span></text:span><text:span text:style-name="_5f_pointillés_20_gris"><text:span text:style-name="T116">x</text:span></text:span><text:span text:style-name="_5f_pointillés_20_gris"><text:span text:style-name="T182"> </text:span></text:span><text:span text:style-name="_5f_pointillés_20_gris"><text:span text:style-name="T125">+</text:span></text:span><text:span text:style-name="_5f_pointillés_20_gris"><text:span text:style-name="T182"> 7</text:span></text:span></text:p>
      <text:p text:style-name="P85"><text:span text:style-name="_5f_pointillés_20_gris"><text:span text:style-name="T185">C</text:span></text:span><text:span text:style-name="_5f_pointillés_20_gris"><text:span text:style-name="T52"> =</text:span></text:span><text:span text:style-name="_5f_pointillés_20_gris"><text:span text:style-name="T161"> </text:span></text:span><text:span text:style-name="_5f_pointillés_20_gris"><text:span text:style-name="T183">12</text:span></text:span><text:span text:style-name="_5f_pointillés_20_gris"><text:span text:style-name="T119">x</text:span></text:span><text:span text:style-name="_5f_pointillés_20_gris"><text:span text:style-name="T123">² + </text:span></text:span><text:span text:style-name="_5f_pointillés_20_gris"><text:span text:style-name="T183">16</text:span></text:span><text:span text:style-name="_5f_pointillés_20_gris"><text:span text:style-name="T119">x</text:span></text:span><text:span text:style-name="_5f_pointillés_20_gris"><text:span text:style-name="T183"> </text:span></text:span><text:span text:style-name="_5f_pointillés_20_gris"><text:span text:style-name="T125">+</text:span></text:span><text:span text:style-name="_5f_pointillés_20_gris"><text:span text:style-name="T183"> 2</text:span></text:span></text:p>
      <text:list xml:id="list95147678940476" text:continue-numbering="true" text:style-name="_5f_Numérotation_20_des_20_exercices_20_livrets">
        <text:list-item>
          <text:list>
            <text:list-header>
              <text:p text:style-name="P87">D <text:span text:style-name="T344">=</text:span> (<text:span text:style-name="T320">x</text:span> <text:span text:style-name="T346"></text:span> 5)(2<text:span text:style-name="T320">x</text:span> <text:span text:style-name="T346">−</text:span> 5) <text:span text:style-name="T346">−</text:span> (3<text:span text:style-name="_5f_variable"><text:span text:style-name="T4">x</text:span></text:span><text:span text:style-name="T313">2</text:span> <text:span text:style-name="T346">−</text:span> 7<text:span text:style-name="T320">x</text:span><text:span text:style-name="T294"> </text:span><text:span text:style-name="T353"></text:span><text:span text:style-name="T294"> 5</text:span>)</text:p>
              <text:p text:style-name="P83"><text:span text:style-name="_5f_pointillés_20_gris"><text:span text:style-name="T35">D </text:span></text:span><text:span text:style-name="_5f_pointillés_20_gris"><text:span text:style-name="T29">=</text:span></text:span><text:span text:style-name="_5f_pointillés_20_gris"><text:span text:style-name="T196"> </text:span></text:span><text:span text:style-name="_5f_pointillés_20_gris"><text:span text:style-name="T133">x</text:span></text:span><text:span text:style-name="_5f_variable"><text:span text:style-name="T148">×</text:span></text:span><text:span text:style-name="_5f_pointillés_20_gris"><text:span text:style-name="T196">2</text:span></text:span><text:span text:style-name="_5f_pointillés_20_gris"><text:span text:style-name="T133">x</text:span></text:span><text:span text:style-name="_5f_pointillés_20_gris"><text:span text:style-name="T135"> </text:span></text:span><text:span text:style-name="_5f_pointillés_20_gris"><text:span text:style-name="T136">+ </text:span></text:span><text:span text:style-name="_5f_pointillés_20_gris"><text:span text:style-name="T134">x</text:span></text:span><text:span text:style-name="_5f_variable"><text:span text:style-name="T148">×</text:span></text:span><text:span text:style-name="_5f_variable"><text:span text:style-name="T150">(</text:span></text:span><text:span text:style-name="_5f_pointillés_20_gris"><text:span text:style-name="T37">−</text:span></text:span><text:span text:style-name="_5f_variable"><text:span text:style-name="T150">5) </text:span></text:span><text:span text:style-name="_5f_pointillés_20_gris"><text:span text:style-name="T29"></text:span></text:span><text:span text:style-name="_5f_pointillés_20_gris"><text:span text:style-name="T196"> 5</text:span></text:span><text:span text:style-name="_5f_variable"><text:span text:style-name="T148">×</text:span></text:span><text:span text:style-name="_5f_pointillés_20_gris"><text:span text:style-name="T196">2</text:span></text:span><text:span text:style-name="_5f_pointillés_20_gris"><text:span text:style-name="T133">x </text:span></text:span><text:span text:style-name="_5f_pointillés_20_gris"><text:span text:style-name="T136">+ </text:span></text:span><text:span text:style-name="_5f_pointillés_20_gris"><text:span text:style-name="T196">5</text:span></text:span><text:span text:style-name="_5f_variable"><text:span text:style-name="T148">×</text:span></text:span><text:span text:style-name="_5f_pointillés_20_gris"><text:span text:style-name="T198">(</text:span></text:span><text:span text:style-name="_5f_pointillés_20_gris"><text:span text:style-name="T29">−</text:span></text:span><text:span text:style-name="_5f_pointillés_20_gris"><text:span text:style-name="T196"> 5) </text:span></text:span><text:span text:style-name="_5f_pointillés_20_gris"><text:span text:style-name="T29">−</text:span></text:span><text:span text:style-name="_5f_pointillés_20_gris"><text:span text:style-name="T196"> 3</text:span></text:span><text:span text:style-name="_5f_pointillés_20_gris"><text:span text:style-name="T133">x</text:span></text:span><text:span text:style-name="_5f_pointillés_20_gris"><text:span text:style-name="T210">2</text:span></text:span><text:span text:style-name="_5f_pointillés_20_gris"><text:span text:style-name="T196"> </text:span></text:span><text:span text:style-name="_5f_pointillés_20_gris"><text:span text:style-name="T37">+</text:span></text:span><text:span text:style-name="_5f_pointillés_20_gris"><text:span text:style-name="T196"> 7</text:span></text:span><text:span text:style-name="_5f_pointillés_20_gris"><text:span text:style-name="T133">x</text:span></text:span><text:span text:style-name="_5f_pointillés_20_gris"><text:span text:style-name="T163"> </text:span></text:span><text:span text:style-name="_5f_pointillés_20_gris"><text:span text:style-name="T29">−</text:span></text:span><text:span text:style-name="_5f_pointillés_20_gris"><text:span text:style-name="T163"> 5</text:span></text:span></text:p>
            </text:list-header>
          </text:list>
        </text:list-item>
      </text:list>
      <text:p text:style-name="P82"><text:span text:style-name="_5f_pointillés_20_gris"><text:span text:style-name="T167">D</text:span></text:span><text:span text:style-name="_5f_pointillés_20_gris"><text:span text:style-name="T33"> </text:span></text:span><text:span text:style-name="_5f_pointillés_20_gris"><text:span text:style-name="T29">=</text:span></text:span><text:span text:style-name="_5f_pointillés_20_gris"><text:span text:style-name="T196"> </text:span></text:span><text:span text:style-name="_5f_pointillés_20_gris"><text:span text:style-name="T182">2</text:span></text:span><text:span text:style-name="_5f_pointillés_20_gris"><text:span text:style-name="T116">x</text:span></text:span><text:span text:style-name="_5f_pointillés_20_gris"><text:span text:style-name="T124">² </text:span></text:span><text:span text:style-name="_5f_pointillés_20_gris"><text:span text:style-name="T47">− </text:span></text:span><text:span text:style-name="_5f_pointillés_20_gris"><text:span text:style-name="T274">5</text:span></text:span><text:span text:style-name="_5f_pointillés_20_gris"><text:span text:style-name="T118">x</text:span></text:span><text:span text:style-name="_5f_pointillés_20_gris"><text:span text:style-name="T182"> </text:span></text:span><text:span text:style-name="_5f_pointillés_20_gris"><text:span text:style-name="T42"></text:span></text:span><text:span text:style-name="_5f_pointillés_20_gris"><text:span text:style-name="T182"> </text:span></text:span><text:span text:style-name="_5f_pointillés_20_gris"><text:span text:style-name="T274">10</text:span></text:span><text:span text:style-name="_5f_pointillés_20_gris"><text:span text:style-name="T118">x </text:span></text:span><text:span text:style-name="_5f_pointillés_20_gris"><text:span text:style-name="T47">− </text:span></text:span><text:span text:style-name="_5f_pointillés_20_gris"><text:span text:style-name="T274">25 </text:span></text:span><text:span text:style-name="_5f_pointillés_20_gris"><text:span text:style-name="T29">−</text:span></text:span><text:span text:style-name="_5f_pointillés_20_gris"><text:span text:style-name="T196"> </text:span></text:span><text:span text:style-name="_5f_pointillés_20_gris"><text:span text:style-name="T268">3</text:span></text:span><text:span text:style-name="_5f_pointillés_20_gris"><text:span text:style-name="T133">x</text:span></text:span><text:span text:style-name="_5f_pointillés_20_gris"><text:span text:style-name="T210">2</text:span></text:span><text:span text:style-name="_5f_pointillés_20_gris"><text:span text:style-name="T182"> </text:span></text:span><text:span text:style-name="_5f_pointillés_20_gris"><text:span text:style-name="T42"></text:span></text:span><text:span text:style-name="_5f_pointillés_20_gris"><text:span text:style-name="T182"> </text:span></text:span><text:span text:style-name="_5f_pointillés_20_gris"><text:span text:style-name="T268">7</text:span></text:span><text:span text:style-name="_5f_pointillés_20_gris"><text:span text:style-name="T133">x</text:span></text:span><text:span text:style-name="_5f_pointillés_20_gris"><text:span text:style-name="T163"> </text:span></text:span><text:span text:style-name="_5f_pointillés_20_gris"><text:span text:style-name="T29">−</text:span></text:span><text:span text:style-name="_5f_pointillés_20_gris"><text:span text:style-name="T163"> </text:span></text:span><text:span text:style-name="_5f_pointillés_20_gris"><text:span text:style-name="T268">5</text:span></text:span></text:p>
      <text:p text:style-name="P86"><text:span text:style-name="_5f_pointillés_20_gris"><text:span text:style-name="T161">D</text:span></text:span><text:span text:style-name="_5f_pointillés_20_gris"><text:span text:style-name="T52"> </text:span></text:span><text:span text:style-name="_5f_pointillés_20_gris"><text:span text:style-name="T48">=</text:span></text:span><text:span text:style-name="_5f_pointillés_20_gris"><text:span text:style-name="T66"> </text:span></text:span><text:span text:style-name="_5f_pointillés_20_gris"><text:span text:style-name="T34">− </text:span></text:span><text:span text:style-name="_5f_pointillés_20_gris"><text:span text:style-name="T116">x</text:span></text:span><text:span text:style-name="_5f_pointillés_20_gris"><text:span text:style-name="T118">² </text:span></text:span><text:span text:style-name="_5f_pointillés_20_gris"><text:span text:style-name="T119">+ </text:span></text:span><text:span text:style-name="_5f_pointillés_20_gris"><text:span text:style-name="T155">12</text:span></text:span><text:span text:style-name="_5f_pointillés_20_gris"><text:span text:style-name="T116">x </text:span></text:span><text:span text:style-name="_5f_pointillés_20_gris"><text:span text:style-name="T65">− </text:span></text:span><text:span text:style-name="_5f_pointillés_20_gris"><text:span text:style-name="T275">30</text:span></text:span></text:p>
      <text:p text:style-name="P41"><text:span text:style-name="_5f_pointillés_20_gris"><text:span text:style-name="T275"/></text:span></text:p>
      <text:list xml:id="list95149161482572" text:continue-list="list95148753702828" text:style-name="Num_5f_Exo">
        <text:list-item>
          <text:list>
            <text:list-item>
              <text:list>
                <text:list-item>
                  <text:h text:style-name="P75" text:outline-level="1"> <text:span text:style-name="T380">Supprime les parenthèses puis réduis.</text:span></text:h>
                </text:list-item>
              </text:list>
            </text:list-item>
          </text:list>
        </text:list-item>
      </text:list>
      <text:p text:style-name="P107">A <text:span text:style-name="T344">=</text:span> 7 <text:span text:style-name="T346">−</text:span> (2 <text:span text:style-name="T346">−</text:span><text:span text:style-name="_5f_pointillés_20_gris"><text:span text:style-name="T245"> </text:span></text:span><text:span text:style-name="T320">a</text:span>)<text:span text:style-name="T294"> </text:span><text:span text:style-name="T353"></text:span><text:span text:style-name="T294"> </text:span>9<text:span text:style-name="T294"> </text:span><text:span text:style-name="T353"></text:span><text:span text:style-name="T294"> </text:span>(<text:span text:style-name="T321">b</text:span> <text:span text:style-name="T346">−</text:span> 5)</text:p>
      <text:p text:style-name="P96"><text:span text:style-name="_5f_pointillés_20_gris"><text:span text:style-name="T105">A </text:span></text:span><text:span text:style-name="_5f_pointillés_20_gris"><text:span text:style-name="T42">=</text:span></text:span><text:span text:style-name="_5f_pointillés_20_gris"><text:span text:style-name="T93"> 7 </text:span></text:span><text:span text:style-name="_5f_pointillés_20_gris"><text:span text:style-name="T42">−</text:span></text:span><text:span text:style-name="_5f_pointillés_20_gris"><text:span text:style-name="T93"> 2</text:span></text:span><text:span text:style-name="_5f_pointillés_20_gris"><text:span text:style-name="T169"> </text:span></text:span><text:span text:style-name="_5f_pointillés_20_gris"><text:span text:style-name="T25"></text:span></text:span><text:span text:style-name="_5f_pointillés_20_gris"><text:span text:style-name="T169"> </text:span></text:span><text:span text:style-name="_5f_pointillés_20_gris"><text:span text:style-name="T116">a</text:span></text:span><text:span text:style-name="_5f_pointillés_20_gris"><text:span text:style-name="T163"> </text:span></text:span><text:span text:style-name="_5f_pointillés_20_gris"><text:span text:style-name="T29"></text:span></text:span><text:span text:style-name="_5f_pointillés_20_gris"><text:span text:style-name="T163"> </text:span></text:span><text:span text:style-name="_5f_pointillés_20_gris"><text:span text:style-name="T93">9</text:span></text:span><text:span text:style-name="_5f_pointillés_20_gris"><text:span text:style-name="T163"> </text:span></text:span><text:span text:style-name="_5f_pointillés_20_gris"><text:span text:style-name="T29"></text:span></text:span><text:span text:style-name="_5f_pointillés_20_gris"><text:span text:style-name="T163"> </text:span></text:span><text:span text:style-name="_5f_pointillés_20_gris"><text:span text:style-name="T120">b</text:span></text:span><text:span text:style-name="_5f_pointillés_20_gris"><text:span text:style-name="T93"> </text:span></text:span><text:span text:style-name="_5f_pointillés_20_gris"><text:span text:style-name="T42">−</text:span></text:span><text:span text:style-name="_5f_pointillés_20_gris"><text:span text:style-name="T93"> 5</text:span></text:span></text:p>
      <text:p text:style-name="P97"><text:span text:style-name="_5f_pointillés_20_gris"><text:span text:style-name="T105">A </text:span></text:span><text:span text:style-name="_5f_pointillés_20_gris"><text:span text:style-name="T42">=</text:span></text:span><text:span text:style-name="_5f_pointillés_20_gris"><text:span text:style-name="T251"> </text:span></text:span><text:span text:style-name="_5f_pointillés_20_gris"><text:span text:style-name="T116">a</text:span></text:span><text:span text:style-name="_5f_pointillés_20_gris"><text:span text:style-name="T163"> </text:span></text:span><text:span text:style-name="_5f_pointillés_20_gris"><text:span text:style-name="T29"></text:span></text:span><text:span text:style-name="_5f_pointillés_20_gris"><text:span text:style-name="T163"> </text:span></text:span><text:span text:style-name="_5f_pointillés_20_gris"><text:span text:style-name="T120">b</text:span></text:span><text:span text:style-name="_5f_pointillés_20_gris"><text:span text:style-name="T93"> </text:span></text:span><text:span text:style-name="_5f_pointillés_20_gris"><text:span text:style-name="T29"></text:span></text:span><text:span text:style-name="_5f_pointillés_20_gris"><text:span text:style-name="T163"> </text:span></text:span><text:span text:style-name="_5f_pointillés_20_gris"><text:span text:style-name="T93">9</text:span></text:span><text:span text:style-name="_5f_pointillés_20_gris"><text:span text:style-name="T163"> </text:span></text:span></text:p>
      <text:p text:style-name="P107">B <text:span text:style-name="T344">=</text:span> 15<text:span text:style-name="T294"> </text:span><text:span text:style-name="T353"></text:span><text:span text:style-name="T294"> </text:span>(7 <text:span text:style-name="T346">−</text:span> <text:span text:style-name="T321">b</text:span>)<text:span text:style-name="_5f_pointillés_20_gris"><text:span text:style-name="T244"> </text:span></text:span><text:span text:style-name="T346">−</text:span>9 <text:span text:style-name="T346">−</text:span><text:span text:style-name="T299"> </text:span>(<text:span text:style-name="T320">a</text:span> <text:span text:style-name="T346">−</text:span> 17)</text:p>
      <text:p text:style-name="P96"><text:span text:style-name="_5f_Correction_5f_surligné"><text:span text:style-name="T188">B </text:span></text:span><text:span text:style-name="_5f_Correction_5f_surligné"><text:span text:style-name="T186">=</text:span></text:span><text:span text:style-name="_5f_pointillés_20_gris"><text:span text:style-name="T93"> 15</text:span></text:span><text:span text:style-name="_5f_pointillés_20_gris"><text:span text:style-name="T163"> </text:span></text:span><text:span text:style-name="_5f_pointillés_20_gris"><text:span text:style-name="T29"></text:span></text:span><text:span text:style-name="_5f_pointillés_20_gris"><text:span text:style-name="T163"> </text:span></text:span><text:span text:style-name="_5f_pointillés_20_gris"><text:span text:style-name="T93">7 </text:span></text:span><text:span text:style-name="_5f_pointillés_20_gris"><text:span text:style-name="T42">−</text:span></text:span><text:span text:style-name="_5f_pointillés_20_gris"><text:span text:style-name="T93"> </text:span></text:span><text:span text:style-name="_5f_pointillés_20_gris"><text:span text:style-name="T120">b</text:span></text:span><text:span text:style-name="_5f_pointillés_20_gris"><text:span text:style-name="T250"> </text:span></text:span><text:span text:style-name="_5f_pointillés_20_gris"><text:span text:style-name="T42">− </text:span></text:span><text:span text:style-name="_5f_pointillés_20_gris"><text:span text:style-name="T93">9 </text:span></text:span><text:span text:style-name="_5f_pointillés_20_gris"><text:span text:style-name="T42">−</text:span></text:span><text:span text:style-name="_5f_pointillés_20_gris"><text:span text:style-name="T159"> 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30"></text:span></text:span><text:span text:style-name="_5f_pointillés_20_gris"><text:span text:style-name="T93"> 17</text:span></text:span></text:p>
      <text:p text:style-name="P98"><text:span text:style-name="_5f_Correction_5f_surligné"><text:span text:style-name="T188">B </text:span></text:span><text:span text:style-name="_5f_Correction_5f_surligné"><text:span text:style-name="T186">= </text:span></text:span><text:span text:style-name="_5f_pointillés_20_gris"><text:span text:style-name="T42">−</text:span></text:span><text:span text:style-name="_5f_pointillés_20_gris"><text:span text:style-name="T159"> 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42">−</text:span></text:span><text:span text:style-name="_5f_pointillés_20_gris"><text:span text:style-name="T93"> </text:span></text:span><text:span text:style-name="_5f_pointillés_20_gris"><text:span text:style-name="T120">b</text:span></text:span><text:span text:style-name="_5f_pointillés_20_gris"><text:span text:style-name="T93"> </text:span></text:span><text:span text:style-name="_5f_pointillés_20_gris"><text:span text:style-name="T30"></text:span></text:span><text:span text:style-name="_5f_pointillés_20_gris"><text:span text:style-name="T93"> </text:span></text:span><text:span text:style-name="_5f_pointillés_20_gris"><text:span text:style-name="T102">30</text:span></text:span></text:p>
      <text:p text:style-name="P107">C <text:span text:style-name="T344">=</text:span><text:span text:style-name="T300"> </text:span>9<text:span text:style-name="_5f_pointillés_20_gris"><text:span text:style-name="T244"> </text:span></text:span><text:span text:style-name="T346">−</text:span><text:span text:style-name="_5f_pointillés_20_gris"><text:span text:style-name="T245"> </text:span></text:span>(<text:span text:style-name="T321">c</text:span><text:span text:style-name="T294"> </text:span><text:span text:style-name="T353"></text:span><text:span text:style-name="T294"> </text:span>4) <text:span text:style-name="T346">−</text:span><text:span text:style-name="T299"> </text:span>(3<text:span text:style-name="_5f_pointillés_20_gris"><text:span text:style-name="T244"> </text:span></text:span><text:span text:style-name="T346">−</text:span><text:span text:style-name="_5f_pointillés_20_gris"><text:span text:style-name="T245"> </text:span></text:span><text:span text:style-name="T323">b</text:span>)<text:span text:style-name="T294"> </text:span><text:span text:style-name="T353"></text:span><text:span text:style-name="T294"> </text:span>21 <text:span text:style-name="T346">−</text:span><text:span text:style-name="T299"> </text:span>(17 <text:span text:style-name="T346">−</text:span><text:span text:style-name="T323">c</text:span>)</text:p>
      <text:p text:style-name="P98"><text:span text:style-name="_5f_Correction_5f_surligné"><text:span text:style-name="T188">C </text:span></text:span><text:span text:style-name="_5f_Correction_5f_surligné"><text:span text:style-name="T186">=</text:span></text:span><text:span text:style-name="_5f_pointillés_20_gris"><text:span text:style-name="T159"> </text:span></text:span><text:span text:style-name="_5f_pointillés_20_gris"><text:span text:style-name="T93">9</text:span></text:span><text:span text:style-name="_5f_pointillés_20_gris"><text:span text:style-name="T250"> </text:span></text:span><text:span text:style-name="_5f_pointillés_20_gris"><text:span text:style-name="T42">−</text:span></text:span><text:span text:style-name="_5f_pointillés_20_gris"><text:span text:style-name="T251"> </text:span></text:span><text:span text:style-name="_5f_pointillés_20_gris"><text:span text:style-name="T120">c</text:span></text:span><text:span text:style-name="_5f_pointillés_20_gris"><text:span text:style-name="T163"> </text:span></text:span><text:span text:style-name="_5f_pointillés_20_gris"><text:span text:style-name="T42">−</text:span></text:span><text:span text:style-name="_5f_pointillés_20_gris"><text:span text:style-name="T163"> </text:span></text:span><text:span text:style-name="_5f_pointillés_20_gris"><text:span text:style-name="T93">4 </text:span></text:span><text:span text:style-name="_5f_pointillés_20_gris"><text:span text:style-name="T42">−</text:span></text:span><text:span text:style-name="_5f_pointillés_20_gris"><text:span text:style-name="T159"> </text:span></text:span><text:span text:style-name="_5f_pointillés_20_gris"><text:span text:style-name="T93">3</text:span></text:span><text:span text:style-name="_5f_pointillés_20_gris"><text:span text:style-name="T250"> </text:span></text:span><text:span text:style-name="_5f_pointillés_20_gris"><text:span text:style-name="T26"></text:span></text:span><text:span text:style-name="_5f_pointillés_20_gris"><text:span text:style-name="T251"> </text:span></text:span><text:span text:style-name="_5f_pointillés_20_gris"><text:span text:style-name="T120">b</text:span></text:span><text:span text:style-name="_5f_pointillés_20_gris"><text:span text:style-name="T163"> </text:span></text:span><text:span text:style-name="_5f_pointillés_20_gris"><text:span text:style-name="T29"></text:span></text:span><text:span text:style-name="_5f_pointillés_20_gris"><text:span text:style-name="T163"> </text:span></text:span><text:span text:style-name="_5f_pointillés_20_gris"><text:span text:style-name="T93">21 </text:span></text:span><text:span text:style-name="_5f_pointillés_20_gris"><text:span text:style-name="T42">−</text:span></text:span><text:span text:style-name="_5f_pointillés_20_gris"><text:span text:style-name="T159"> </text:span></text:span><text:span text:style-name="_5f_pointillés_20_gris"><text:span text:style-name="T93">17 </text:span></text:span><text:span text:style-name="_5f_pointillés_20_gris"><text:span text:style-name="T125">+ </text:span></text:span><text:span text:style-name="_5f_pointillés_20_gris"><text:span text:style-name="T120">c</text:span></text:span></text:p>
      <text:p text:style-name="P99"><text:span text:style-name="_5f_Correction_5f_surligné"><text:span text:style-name="T188">C </text:span></text:span><text:span text:style-name="_5f_Correction_5f_surligné"><text:span text:style-name="T189">=</text:span></text:span><text:span text:style-name="_5f_pointillés_20_gris"><text:span text:style-name="T49"> </text:span></text:span><text:span text:style-name="_5f_pointillés_20_gris"><text:span text:style-name="T120">b </text:span></text:span><text:span text:style-name="_5f_pointillés_20_gris"><text:span text:style-name="T31"></text:span></text:span><text:span text:style-name="_5f_pointillés_20_gris"><text:span text:style-name="T122"> </text:span></text:span><text:span text:style-name="_5f_pointillés_20_gris"><text:span text:style-name="T158">6</text:span></text:span></text:p>
      <text:p text:style-name="P109">D <text:span text:style-name="T344">=</text:span><text:span text:style-name="T300"> </text:span>9<text:span text:style-name="T294"> </text:span><text:span text:style-name="T353"></text:span><text:span text:style-name="T294"> </text:span>[7 <text:span text:style-name="T346">−</text:span><text:span text:style-name="T299"> </text:span>(3 <text:span text:style-name="T346">−</text:span><text:span text:style-name="T299"> </text:span><text:span text:style-name="T322">a</text:span>) + (<text:span text:style-name="T320">a</text:span><text:span text:style-name="T294"> </text:span><text:span text:style-name="T353"></text:span><text:span text:style-name="T294"> </text:span>6)] <text:span text:style-name="T346">−</text:span>[2<text:span text:style-name="T320">a</text:span> <text:span text:style-name="T346">−</text:span>(4<text:span text:style-name="T294"> </text:span><text:span text:style-name="T353"></text:span><text:span text:style-name="T294"> </text:span><text:span text:style-name="T321">b</text:span> <text:span text:style-name="T346">−</text:span><text:span text:style-name="T299"> </text:span><text:span text:style-name="T322">a</text:span>)]</text:p>
      <text:p text:style-name="P95"><text:span text:style-name="_5f_pointillés_20_gris"><text:span text:style-name="T162">D</text:span></text:span><text:span text:style-name="_5f_pointillés_20_gris"><text:span text:style-name="T53"> </text:span></text:span><text:span text:style-name="_5f_pointillés_20_gris"><text:span text:style-name="T42">=</text:span></text:span><text:span text:style-name="_5f_pointillés_20_gris"><text:span text:style-name="T159"> </text:span></text:span><text:span text:style-name="_5f_pointillés_20_gris"><text:span text:style-name="T93">9</text:span></text:span><text:span text:style-name="_5f_pointillés_20_gris"><text:span text:style-name="T163"> </text:span></text:span><text:span text:style-name="_5f_pointillés_20_gris"><text:span text:style-name="T29"></text:span></text:span><text:span text:style-name="_5f_pointillés_20_gris"><text:span text:style-name="T163"> </text:span></text:span><text:span text:style-name="_5f_pointillés_20_gris"><text:span text:style-name="T93">[7 </text:span></text:span><text:span text:style-name="_5f_pointillés_20_gris"><text:span text:style-name="T42">−</text:span></text:span><text:span text:style-name="_5f_pointillés_20_gris"><text:span text:style-name="T159"> </text:span></text:span><text:span text:style-name="_5f_pointillés_20_gris"><text:span text:style-name="T93">3 </text:span></text:span><text:span text:style-name="_5f_pointillés_20_gris"><text:span text:style-name="T29"> 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29"></text:span></text:span><text:span text:style-name="_5f_pointillés_20_gris"><text:span text:style-name="T93"> </text:span></text:span><text:span text:style-name="_5f_pointillés_20_gris"><text:span text:style-name="T116">a</text:span></text:span><text:span text:style-name="_5f_pointillés_20_gris"><text:span text:style-name="T163"> </text:span></text:span><text:span text:style-name="_5f_pointillés_20_gris"><text:span text:style-name="T29"></text:span></text:span><text:span text:style-name="_5f_pointillés_20_gris"><text:span text:style-name="T163"> </text:span></text:span><text:span text:style-name="_5f_pointillés_20_gris"><text:span text:style-name="T93">6] </text:span></text:span><text:span text:style-name="_5f_pointillés_20_gris"><text:span text:style-name="T42">− </text:span></text:span><text:span text:style-name="_5f_pointillés_20_gris"><text:span text:style-name="T93">[2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42">− </text:span></text:span><text:span text:style-name="_5f_pointillés_20_gris"><text:span text:style-name="T93">4</text:span></text:span><text:span text:style-name="_5f_pointillés_20_gris"><text:span text:style-name="T163"> </text:span></text:span><text:span text:style-name="_5f_pointillés_20_gris"><text:span text:style-name="T42">−</text:span></text:span><text:span text:style-name="_5f_pointillés_20_gris"><text:span text:style-name="T163"> </text:span></text:span><text:span text:style-name="_5f_pointillés_20_gris"><text:span text:style-name="T120">b</text:span></text:span><text:span text:style-name="_5f_pointillés_20_gris"><text:span text:style-name="T93"> </text:span></text:span><text:span text:style-name="_5f_pointillés_20_gris"><text:span text:style-name="T32"></text:span></text:span><text:span text:style-name="_5f_pointillés_20_gris"><text:span text:style-name="T159"> </text:span></text:span><text:span text:style-name="_5f_pointillés_20_gris"><text:span text:style-name="T116">a</text:span></text:span><text:span text:style-name="_5f_pointillés_20_gris"><text:span text:style-name="T93">]</text:span></text:span></text:p>
      <text:p text:style-name="P95"><text:span text:style-name="_5f_pointillés_20_gris"><text:span text:style-name="T162">D</text:span></text:span><text:span text:style-name="_5f_pointillés_20_gris"><text:span text:style-name="T53"> </text:span></text:span><text:span text:style-name="_5f_pointillés_20_gris"><text:span text:style-name="T42">=</text:span></text:span><text:span text:style-name="_5f_pointillés_20_gris"><text:span text:style-name="T159"> </text:span></text:span><text:span text:style-name="_5f_pointillés_20_gris"><text:span text:style-name="T93">9</text:span></text:span><text:span text:style-name="_5f_pointillés_20_gris"><text:span text:style-name="T163"> </text:span></text:span><text:span text:style-name="_5f_pointillés_20_gris"><text:span text:style-name="T29"></text:span></text:span><text:span text:style-name="_5f_pointillés_20_gris"><text:span text:style-name="T163"> </text:span></text:span><text:span text:style-name="_5f_pointillés_20_gris"><text:span text:style-name="T93">7 </text:span></text:span><text:span text:style-name="_5f_pointillés_20_gris"><text:span text:style-name="T42">−</text:span></text:span><text:span text:style-name="_5f_pointillés_20_gris"><text:span text:style-name="T159"> </text:span></text:span><text:span text:style-name="_5f_pointillés_20_gris"><text:span text:style-name="T93">3 </text:span></text:span><text:span text:style-name="_5f_pointillés_20_gris"><text:span text:style-name="T32"></text:span></text:span><text:span text:style-name="_5f_pointillés_20_gris"><text:span text:style-name="T159"> 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29"></text:span></text:span><text:span text:style-name="_5f_pointillés_20_gris"><text:span text:style-name="T93"> </text:span></text:span><text:span text:style-name="_5f_pointillés_20_gris"><text:span text:style-name="T116">a</text:span></text:span><text:span text:style-name="_5f_pointillés_20_gris"><text:span text:style-name="T163"> </text:span></text:span><text:span text:style-name="_5f_pointillés_20_gris"><text:span text:style-name="T29"></text:span></text:span><text:span text:style-name="_5f_pointillés_20_gris"><text:span text:style-name="T163"> </text:span></text:span><text:span text:style-name="_5f_pointillés_20_gris"><text:span text:style-name="T93">6 </text:span></text:span><text:span text:style-name="_5f_pointillés_20_gris"><text:span text:style-name="T42">− </text:span></text:span><text:span text:style-name="_5f_pointillés_20_gris"><text:span text:style-name="T93">2</text:span></text:span><text:span text:style-name="_5f_pointillés_20_gris"><text:span text:style-name="T116">a</text:span></text:span><text:span text:style-name="_5f_pointillés_20_gris"><text:span text:style-name="T93"> </text:span></text:span><text:span text:style-name="_5f_pointillés_20_gris"><text:span text:style-name="T32"> </text:span></text:span><text:span text:style-name="_5f_pointillés_20_gris"><text:span text:style-name="T93">4</text:span></text:span><text:span text:style-name="_5f_pointillés_20_gris"><text:span text:style-name="T163"> </text:span></text:span><text:span text:style-name="_5f_pointillés_20_gris"><text:span text:style-name="T32"></text:span></text:span><text:span text:style-name="_5f_pointillés_20_gris"><text:span text:style-name="T163"> </text:span></text:span><text:span text:style-name="_5f_pointillés_20_gris"><text:span text:style-name="T120">b</text:span></text:span><text:span text:style-name="_5f_pointillés_20_gris"><text:span text:style-name="T93"> </text:span></text:span><text:span text:style-name="_5f_pointillés_20_gris"><text:span text:style-name="T50">−</text:span></text:span><text:span text:style-name="_5f_pointillés_20_gris"><text:span text:style-name="T159"> </text:span></text:span><text:span text:style-name="_5f_pointillés_20_gris"><text:span text:style-name="T116">a</text:span></text:span></text:p>
      <text:p text:style-name="P95"><text:span text:style-name="_5f_pointillés_20_gris"><text:span text:style-name="T201">D </text:span></text:span><text:span text:style-name="_5f_pointillés_20_gris"><text:span text:style-name="T103">= </text:span></text:span><text:span text:style-name="_5f_pointillés_20_gris"><text:span text:style-name="T50">−</text:span></text:span><text:span text:style-name="_5f_pointillés_20_gris"><text:span text:style-name="T160"> </text:span></text:span><text:span text:style-name="_5f_pointillés_20_gris"><text:span text:style-name="T121">a +</text:span></text:span><text:span text:style-name="_5f_pointillés_20_gris"><text:span text:style-name="T164"> </text:span></text:span><text:span text:style-name="_5f_pointillés_20_gris"><text:span text:style-name="T120">b </text:span></text:span><text:span text:style-name="_5f_pointillés_20_gris"><text:span text:style-name="T121">+ </text:span></text:span><text:span text:style-name="_5f_pointillés_20_gris"><text:span text:style-name="T276">23</text:span></text:span></text:p>
      <text:p text:style-name="P108"><text:span text:style-name="T372">E</text:span><text:span text:style-name="T399"> </text:span><text:span text:style-name="T365">=</text:span><text:span text:style-name="_5f_pointillés_20_gris"><text:span text:style-name="T263"> </text:span></text:span><text:span text:style-name="_5f_pointillés_20_gris"><text:span text:style-name="T261">9</text:span></text:span><text:span text:style-name="_5f_pointillés_20_gris"><text:span text:style-name="T263"> </text:span></text:span><text:span text:style-name="T366">−</text:span><text:span text:style-name="_5f_pointillés_20_gris"><text:span text:style-name="T263"> </text:span></text:span><text:span text:style-name="T372">[(</text:span><text:span text:style-name="T336">c</text:span><text:span text:style-name="T306"> </text:span><text:span text:style-name="T359"></text:span><text:span text:style-name="T306"> </text:span><text:span text:style-name="T372">4)</text:span><text:span text:style-name="_5f_pointillés_20_gris"><text:span text:style-name="T264"> </text:span></text:span><text:span text:style-name="T366">−</text:span><text:span text:style-name="_5f_pointillés_20_gris"><text:span text:style-name="T265"> </text:span></text:span><text:span text:style-name="T372">(3</text:span><text:span text:style-name="T366">−</text:span><text:span text:style-name="T338">b</text:span><text:span text:style-name="T372">)]</text:span><text:span text:style-name="T306"> </text:span><text:span text:style-name="T359"></text:span><text:span text:style-name="T306"> </text:span><text:span text:style-name="T372">21</text:span><text:span text:style-name="_5f_pointillés_20_gris"><text:span text:style-name="T264"> </text:span></text:span><text:span text:style-name="T366">−</text:span><text:span text:style-name="_5f_pointillés_20_gris"><text:span text:style-name="T265"> </text:span></text:span><text:span text:style-name="T372">[(17</text:span><text:span text:style-name="T399"> </text:span><text:span text:style-name="T366">−</text:span><text:span text:style-name="T399"> </text:span><text:span text:style-name="T338">c</text:span><text:span text:style-name="T372">)</text:span><text:span text:style-name="_5f_pointillés_20_gris"><text:span text:style-name="T264"> </text:span></text:span><text:span text:style-name="T366">−</text:span><text:span text:style-name="_5f_pointillés_20_gris"><text:span text:style-name="T265"> </text:span></text:span><text:span text:style-name="T372">(2</text:span><text:span text:style-name="T337">a</text:span><text:span text:style-name="T306"> </text:span><text:span text:style-name="T359"></text:span><text:span text:style-name="T306"> </text:span><text:span text:style-name="T372">7)]</text:span></text:p>
      <text:p text:style-name="P99"><text:span text:style-name="_5f_pointillés_20_gris"><text:span text:style-name="T175">E</text:span></text:span><text:span text:style-name="_5f_pointillés_20_gris"><text:span text:style-name="T69"> </text:span></text:span><text:span text:style-name="_5f_pointillés_20_gris"><text:span text:style-name="T67">=</text:span></text:span><text:span text:style-name="_5f_pointillés_20_gris"><text:span text:style-name="T266">  </text:span></text:span><text:span text:style-name="_5f_pointillés_20_gris"><text:span text:style-name="T262">9</text:span></text:span><text:span text:style-name="_5f_pointillés_20_gris"><text:span text:style-name="T266"> </text:span></text:span><text:span text:style-name="_5f_pointillés_20_gris"><text:span text:style-name="T67">−</text:span></text:span><text:span text:style-name="_5f_pointillés_20_gris"><text:span text:style-name="T266"> </text:span></text:span><text:span text:style-name="_5f_pointillés_20_gris"><text:span text:style-name="T190">[</text:span></text:span><text:span text:style-name="_5f_pointillés_20_gris"><text:span text:style-name="T126">c</text:span></text:span><text:span text:style-name="_5f_pointillés_20_gris"><text:span text:style-name="T170"> </text:span></text:span><text:span text:style-name="_5f_pointillés_20_gris"><text:span text:style-name="T38"></text:span></text:span><text:span text:style-name="_5f_pointillés_20_gris"><text:span text:style-name="T170"> </text:span></text:span><text:span text:style-name="_5f_pointillés_20_gris"><text:span text:style-name="T190">4</text:span></text:span><text:span text:style-name="_5f_pointillés_20_gris"><text:span text:style-name="T266"> </text:span></text:span><text:span text:style-name="_5f_pointillés_20_gris"><text:span text:style-name="T67">−</text:span></text:span><text:span text:style-name="_5f_pointillés_20_gris"><text:span text:style-name="T267"> </text:span></text:span><text:span text:style-name="_5f_pointillés_20_gris"><text:span text:style-name="T190">3 </text:span></text:span><text:span text:style-name="_5f_pointillés_20_gris"><text:span text:style-name="T40"></text:span></text:span><text:span text:style-name="_5f_pointillés_20_gris"><text:span text:style-name="T69"> </text:span></text:span><text:span text:style-name="_5f_pointillés_20_gris"><text:span text:style-name="T126">b</text:span></text:span><text:span text:style-name="_5f_pointillés_20_gris"><text:span text:style-name="T190">]</text:span></text:span><text:span text:style-name="_5f_pointillés_20_gris"><text:span text:style-name="T170"> </text:span></text:span><text:span text:style-name="_5f_pointillés_20_gris"><text:span text:style-name="T38"></text:span></text:span><text:span text:style-name="_5f_pointillés_20_gris"><text:span text:style-name="T170"> </text:span></text:span><text:span text:style-name="_5f_pointillés_20_gris"><text:span text:style-name="T190">21</text:span></text:span><text:span text:style-name="_5f_pointillés_20_gris"><text:span text:style-name="T266"> </text:span></text:span><text:span text:style-name="_5f_pointillés_20_gris"><text:span text:style-name="T67">−</text:span></text:span><text:span text:style-name="_5f_pointillés_20_gris"><text:span text:style-name="T267"> </text:span></text:span><text:span text:style-name="_5f_pointillés_20_gris"><text:span text:style-name="T190">[17</text:span></text:span><text:span text:style-name="_5f_pointillés_20_gris"><text:span text:style-name="T191"> </text:span></text:span><text:span text:style-name="_5f_pointillés_20_gris"><text:span text:style-name="T67">−</text:span></text:span><text:span text:style-name="_5f_pointillés_20_gris"><text:span text:style-name="T191"> </text:span></text:span><text:span text:style-name="_5f_pointillés_20_gris"><text:span text:style-name="T126">c</text:span></text:span><text:span text:style-name="_5f_pointillés_20_gris"><text:span text:style-name="T266"> </text:span></text:span><text:span text:style-name="_5f_pointillés_20_gris"><text:span text:style-name="T67">−</text:span></text:span><text:span text:style-name="_5f_pointillés_20_gris"><text:span text:style-name="T267"> </text:span></text:span><text:span text:style-name="_5f_pointillés_20_gris"><text:span text:style-name="T190">2</text:span></text:span><text:span text:style-name="_5f_pointillés_20_gris"><text:span text:style-name="T127">a</text:span></text:span><text:span text:style-name="_5f_pointillés_20_gris"><text:span text:style-name="T170"> </text:span></text:span><text:span text:style-name="_5f_pointillés_20_gris"><text:span text:style-name="T67">−</text:span></text:span><text:span text:style-name="_5f_pointillés_20_gris"><text:span text:style-name="T170"> </text:span></text:span><text:span text:style-name="_5f_pointillés_20_gris"><text:span text:style-name="T190">7]</text:span></text:span></text:p>
      <text:p text:style-name="P100"><text:span text:style-name="_5f_pointillés_20_gris"><text:span text:style-name="T175">E</text:span></text:span><text:span text:style-name="_5f_pointillés_20_gris"><text:span text:style-name="T69"> </text:span></text:span><text:span text:style-name="_5f_pointillés_20_gris"><text:span text:style-name="T67">=</text:span></text:span><text:span text:style-name="_5f_pointillés_20_gris"><text:span text:style-name="T266"> </text:span></text:span><text:span text:style-name="_5f_pointillés_20_gris"><text:span text:style-name="T262">9</text:span></text:span><text:span text:style-name="_5f_pointillés_20_gris"><text:span text:style-name="T266"> </text:span></text:span><text:span text:style-name="_5f_pointillés_20_gris"><text:span text:style-name="T67">−</text:span></text:span><text:span text:style-name="_5f_pointillés_20_gris"><text:span text:style-name="T266"> </text:span></text:span><text:span text:style-name="_5f_pointillés_20_gris"><text:span text:style-name="T126">c</text:span></text:span><text:span text:style-name="_5f_pointillés_20_gris"><text:span text:style-name="T170"> </text:span></text:span><text:span text:style-name="_5f_pointillés_20_gris"><text:span text:style-name="T67">−</text:span></text:span><text:span text:style-name="_5f_pointillés_20_gris"><text:span text:style-name="T170"> </text:span></text:span><text:span text:style-name="_5f_pointillés_20_gris"><text:span text:style-name="T190">4</text:span></text:span><text:span text:style-name="_5f_pointillés_20_gris"><text:span text:style-name="T170"> </text:span></text:span><text:span text:style-name="_5f_pointillés_20_gris"><text:span text:style-name="T38"></text:span></text:span><text:span text:style-name="_5f_pointillés_20_gris"><text:span text:style-name="T170"> </text:span></text:span><text:span text:style-name="_5f_pointillés_20_gris"><text:span text:style-name="T190">3 </text:span></text:span><text:span text:style-name="_5f_pointillés_20_gris"><text:span text:style-name="T68">− </text:span></text:span><text:span text:style-name="_5f_pointillés_20_gris"><text:span text:style-name="T126">b</text:span></text:span><text:span text:style-name="_5f_pointillés_20_gris"><text:span text:style-name="T170"> </text:span></text:span><text:span text:style-name="_5f_pointillés_20_gris"><text:span text:style-name="T38"></text:span></text:span><text:span text:style-name="_5f_pointillés_20_gris"><text:span text:style-name="T170"> </text:span></text:span><text:span text:style-name="_5f_pointillés_20_gris"><text:span text:style-name="T190">21</text:span></text:span><text:span text:style-name="_5f_pointillés_20_gris"><text:span text:style-name="T266"> </text:span></text:span><text:span text:style-name="_5f_pointillés_20_gris"><text:span text:style-name="T67">−</text:span></text:span><text:span text:style-name="_5f_pointillés_20_gris"><text:span text:style-name="T267"> </text:span></text:span><text:span text:style-name="_5f_pointillés_20_gris"><text:span text:style-name="T190">17</text:span></text:span><text:span text:style-name="_5f_pointillés_20_gris"><text:span text:style-name="T170"> </text:span></text:span><text:span text:style-name="_5f_pointillés_20_gris"><text:span text:style-name="T38"></text:span></text:span><text:span text:style-name="_5f_pointillés_20_gris"><text:span text:style-name="T170"> </text:span></text:span><text:span text:style-name="_5f_pointillés_20_gris"><text:span text:style-name="T126">c</text:span></text:span><text:span text:style-name="_5f_pointillés_20_gris"><text:span text:style-name="T171"> </text:span></text:span><text:span text:style-name="_5f_pointillés_20_gris"><text:span text:style-name="T39"></text:span></text:span><text:span text:style-name="_5f_pointillés_20_gris"><text:span text:style-name="T171"> </text:span></text:span><text:span text:style-name="_5f_pointillés_20_gris"><text:span text:style-name="T190">2</text:span></text:span><text:span text:style-name="_5f_pointillés_20_gris"><text:span text:style-name="T127">a</text:span></text:span><text:span text:style-name="_5f_pointillés_20_gris"><text:span text:style-name="T170"> </text:span></text:span><text:span text:style-name="_5f_pointillés_20_gris"><text:span text:style-name="T38"></text:span></text:span><text:span text:style-name="_5f_pointillés_20_gris"><text:span text:style-name="T170"> </text:span></text:span><text:span text:style-name="_5f_pointillés_20_gris"><text:span text:style-name="T190">7</text:span></text:span></text:p>
      <text:p text:style-name="P100"><text:span text:style-name="_5f_pointillés_20_gris"><text:span text:style-name="T175">E</text:span></text:span><text:span text:style-name="_5f_pointillés_20_gris"><text:span text:style-name="T69"> </text:span></text:span><text:span text:style-name="_5f_pointillés_20_gris"><text:span text:style-name="T67">= </text:span></text:span><text:span text:style-name="_5f_pointillés_20_gris"><text:span text:style-name="T190">2</text:span></text:span><text:span text:style-name="_5f_pointillés_20_gris"><text:span text:style-name="T127">a </text:span></text:span><text:span text:style-name="_5f_pointillés_20_gris"><text:span text:style-name="T68">− </text:span></text:span><text:span text:style-name="_5f_pointillés_20_gris"><text:span text:style-name="T126">b</text:span></text:span><text:span text:style-name="_5f_pointillés_20_gris"><text:span text:style-name="T171"> </text:span></text:span><text:span text:style-name="_5f_pointillés_20_gris"><text:span text:style-name="T39"></text:span></text:span><text:span text:style-name="_5f_pointillés_20_gris"><text:span text:style-name="T171"> </text:span></text:span><text:span text:style-name="_5f_pointillés_20_gris"><text:span text:style-name="T288">1</text:span></text:span><text:span text:style-name="_5f_pointillés_20_gris"><text:span text:style-name="T262">9</text:span></text:span></text:p>
      <text:p text:style-name="P107"><text:span text:style-name="T381">F</text:span><text:span text:style-name="T382"> </text:span><text:span text:style-name="T362">=</text:span><text:span text:style-name="T303"> </text:span><text:span text:style-name="T381">15</text:span><text:span text:style-name="T304"> </text:span><text:span text:style-name="T363"></text:span><text:span text:style-name="T303"> </text:span><text:span text:style-name="T381">[(7</text:span><text:span text:style-name="T382"> </text:span><text:span text:style-name="T363">−</text:span><text:span text:style-name="T303"> </text:span><text:span text:style-name="T339">b</text:span><text:span text:style-name="T381">)</text:span><text:span text:style-name="T363">−</text:span><text:span text:style-name="T303"> </text:span><text:span text:style-name="T381">9</text:span><text:span text:style-name="T382"> </text:span><text:span text:style-name="T363">−</text:span><text:span text:style-name="_5f_pointillés_20_gris"><text:span text:style-name="T254"> </text:span></text:span><text:span text:style-name="T381">(</text:span><text:span text:style-name="T340">a</text:span><text:span text:style-name="T341"> </text:span><text:span text:style-name="T363">−</text:span><text:span text:style-name="T303"> </text:span><text:span text:style-name="T381">17)]</text:span><text:span text:style-name="_5f_pointillés_20_gris"><text:span text:style-name="T255"> </text:span></text:span><text:span text:style-name="T363">−</text:span><text:span text:style-name="_5f_pointillés_20_gris"><text:span text:style-name="T254"> </text:span></text:span><text:span text:style-name="T381">[12</text:span><text:span text:style-name="T382"> </text:span><text:span text:style-name="_5f_BVS"><text:span text:style-name="T363"></text:span></text:span><text:span text:style-name="_5f_BVS"><text:span text:style-name="T364"> </text:span></text:span><text:span text:style-name="T381">(9</text:span><text:span text:style-name="T382"> </text:span><text:span text:style-name="T363">−</text:span><text:span text:style-name="T303"> </text:span><text:span text:style-name="T339">b</text:span><text:span text:style-name="T381">)</text:span><text:span text:style-name="_5f_pointillés_20_gris"><text:span text:style-name="T255"> </text:span></text:span><text:span text:style-name="T363">−</text:span><text:span text:style-name="_5f_pointillés_20_gris"><text:span text:style-name="T254"> </text:span></text:span><text:span text:style-name="T381">(6</text:span><text:span text:style-name="T304"> </text:span><text:span text:style-name="T363"></text:span><text:span text:style-name="T303"> </text:span><text:span text:style-name="T381">2</text:span><text:span text:style-name="T340">a</text:span><text:span text:style-name="T381">)]</text:span></text:p>
      <text:p text:style-name="P101"><text:span text:style-name="_5f_pointillés_20_gris"><text:span text:style-name="T176">F</text:span></text:span><text:span text:style-name="_5f_pointillés_20_gris"><text:span text:style-name="T73"> </text:span></text:span><text:span text:style-name="_5f_pointillés_20_gris"><text:span text:style-name="T70">=</text:span></text:span><text:span text:style-name="_5f_pointillés_20_gris"><text:span text:style-name="T172"> </text:span></text:span><text:span text:style-name="_5f_pointillés_20_gris"><text:span text:style-name="T192">15</text:span></text:span><text:span text:style-name="_5f_pointillés_20_gris"><text:span text:style-name="T172"> </text:span></text:span><text:span text:style-name="_5f_pointillés_20_gris"><text:span text:style-name="T70"></text:span></text:span><text:span text:style-name="_5f_pointillés_20_gris"><text:span text:style-name="T172"> </text:span></text:span><text:span text:style-name="_5f_pointillés_20_gris"><text:span text:style-name="T192">[7</text:span></text:span><text:span text:style-name="_5f_pointillés_20_gris"><text:span text:style-name="T195"> </text:span></text:span><text:span text:style-name="_5f_pointillés_20_gris"><text:span text:style-name="T70">−</text:span></text:span><text:span text:style-name="_5f_pointillés_20_gris"><text:span text:style-name="T172"> </text:span></text:span><text:span text:style-name="_5f_pointillés_20_gris"><text:span text:style-name="T129">b </text:span></text:span><text:span text:style-name="_5f_pointillés_20_gris"><text:span text:style-name="T70">−</text:span></text:span><text:span text:style-name="_5f_pointillés_20_gris"><text:span text:style-name="T172"> </text:span></text:span><text:span text:style-name="_5f_pointillés_20_gris"><text:span text:style-name="T192">9</text:span></text:span><text:span text:style-name="_5f_pointillés_20_gris"><text:span text:style-name="T195"> </text:span></text:span><text:span text:style-name="_5f_pointillés_20_gris"><text:span text:style-name="T70">−</text:span></text:span><text:span text:style-name="_5f_pointillés_20_gris"><text:span text:style-name="T256"> </text:span></text:span><text:span text:style-name="_5f_pointillés_20_gris"><text:span text:style-name="T128">a</text:span></text:span><text:span text:style-name="_5f_pointillés_20_gris"><text:span text:style-name="T131"> </text:span></text:span><text:span text:style-name="_5f_pointillés_20_gris"><text:span text:style-name="T71">+</text:span></text:span><text:span text:style-name="_5f_pointillés_20_gris"><text:span text:style-name="T172"> </text:span></text:span><text:span text:style-name="_5f_pointillés_20_gris"><text:span text:style-name="T192">17]</text:span></text:span><text:span text:style-name="_5f_pointillés_20_gris"><text:span text:style-name="T257"> </text:span></text:span><text:span text:style-name="_5f_pointillés_20_gris"><text:span text:style-name="T70">−</text:span></text:span><text:span text:style-name="_5f_pointillés_20_gris"><text:span text:style-name="T256"> </text:span></text:span><text:span text:style-name="_5f_pointillés_20_gris"><text:span text:style-name="T192">[12</text:span></text:span><text:span text:style-name="_5f_pointillés_20_gris"><text:span text:style-name="T195"> </text:span></text:span><text:span text:style-name="_5f_BVS"><text:span text:style-name="T230"></text:span></text:span><text:span text:style-name="_5f_BVS"><text:span text:style-name="T231"> </text:span></text:span><text:span text:style-name="_5f_pointillés_20_gris"><text:span text:style-name="T192">9</text:span></text:span><text:span text:style-name="_5f_pointillés_20_gris"><text:span text:style-name="T195"> </text:span></text:span><text:span text:style-name="_5f_pointillés_20_gris"><text:span text:style-name="T70">−</text:span></text:span><text:span text:style-name="_5f_pointillés_20_gris"><text:span text:style-name="T172"> </text:span></text:span><text:span text:style-name="_5f_pointillés_20_gris"><text:span text:style-name="T129">b</text:span></text:span><text:span text:style-name="_5f_pointillés_20_gris"><text:span text:style-name="T257"> </text:span></text:span><text:span text:style-name="_5f_pointillés_20_gris"><text:span text:style-name="T70">−</text:span></text:span><text:span text:style-name="_5f_pointillés_20_gris"><text:span text:style-name="T256"> </text:span></text:span><text:span text:style-name="_5f_pointillés_20_gris"><text:span text:style-name="T192">6</text:span></text:span><text:span text:style-name="_5f_pointillés_20_gris"><text:span text:style-name="T172"> </text:span></text:span><text:span text:style-name="_5f_pointillés_20_gris"><text:span text:style-name="T70">−</text:span></text:span><text:span text:style-name="_5f_pointillés_20_gris"><text:span text:style-name="T172"> </text:span></text:span><text:span text:style-name="_5f_pointillés_20_gris"><text:span text:style-name="T192">2</text:span></text:span><text:span text:style-name="_5f_pointillés_20_gris"><text:span text:style-name="T128">a</text:span></text:span><text:span text:style-name="_5f_pointillés_20_gris"><text:span text:style-name="T192">]</text:span></text:span></text:p>
      <text:p text:style-name="P100"><text:span text:style-name="_5f_pointillés_20_gris"><text:span text:style-name="T176">F</text:span></text:span><text:span text:style-name="_5f_pointillés_20_gris"><text:span text:style-name="T73"> </text:span></text:span><text:span text:style-name="_5f_pointillés_20_gris"><text:span text:style-name="T70">=</text:span></text:span><text:span text:style-name="_5f_pointillés_20_gris"><text:span text:style-name="T172"> </text:span></text:span><text:span text:style-name="_5f_pointillés_20_gris"><text:span text:style-name="T192">15</text:span></text:span><text:span text:style-name="_5f_pointillés_20_gris"><text:span text:style-name="T172"> </text:span></text:span><text:span text:style-name="_5f_pointillés_20_gris"><text:span text:style-name="T70"></text:span></text:span><text:span text:style-name="_5f_pointillés_20_gris"><text:span text:style-name="T172"> </text:span></text:span><text:span text:style-name="_5f_pointillés_20_gris"><text:span text:style-name="T192">7</text:span></text:span><text:span text:style-name="_5f_pointillés_20_gris"><text:span text:style-name="T195"> </text:span></text:span><text:span text:style-name="_5f_pointillés_20_gris"><text:span text:style-name="T70">−</text:span></text:span><text:span text:style-name="_5f_pointillés_20_gris"><text:span text:style-name="T172"> </text:span></text:span><text:span text:style-name="_5f_pointillés_20_gris"><text:span text:style-name="T129">b </text:span></text:span><text:span text:style-name="_5f_pointillés_20_gris"><text:span text:style-name="T70">−</text:span></text:span><text:span text:style-name="_5f_pointillés_20_gris"><text:span text:style-name="T172"> </text:span></text:span><text:span text:style-name="_5f_pointillés_20_gris"><text:span text:style-name="T192">9</text:span></text:span><text:span text:style-name="_5f_pointillés_20_gris"><text:span text:style-name="T195"> </text:span></text:span><text:span text:style-name="_5f_pointillés_20_gris"><text:span text:style-name="T70">−</text:span></text:span><text:span text:style-name="_5f_pointillés_20_gris"><text:span text:style-name="T256"> </text:span></text:span><text:span text:style-name="_5f_pointillés_20_gris"><text:span text:style-name="T128">a</text:span></text:span><text:span text:style-name="_5f_pointillés_20_gris"><text:span text:style-name="T172"> </text:span></text:span><text:span text:style-name="_5f_pointillés_20_gris"><text:span text:style-name="T70"></text:span></text:span><text:span text:style-name="_5f_pointillés_20_gris"><text:span text:style-name="T172"> </text:span></text:span><text:span text:style-name="_5f_pointillés_20_gris"><text:span text:style-name="T192">17</text:span></text:span><text:span text:style-name="_5f_pointillés_20_gris"><text:span text:style-name="T257"> </text:span></text:span><text:span text:style-name="_5f_pointillés_20_gris"><text:span text:style-name="T70">−</text:span></text:span><text:span text:style-name="_5f_pointillés_20_gris"><text:span text:style-name="T256"> </text:span></text:span><text:span text:style-name="_5f_pointillés_20_gris"><text:span text:style-name="T192">12</text:span></text:span><text:span text:style-name="_5f_pointillés_20_gris"><text:span text:style-name="T195"> </text:span></text:span><text:span text:style-name="_5f_pointillés_20_gris"><text:span text:style-name="T70">−</text:span></text:span><text:span text:style-name="_5f_BVS"><text:span text:style-name="T231"> </text:span></text:span><text:span text:style-name="_5f_pointillés_20_gris"><text:span text:style-name="T192">9</text:span></text:span><text:span text:style-name="_5f_pointillés_20_gris"><text:span text:style-name="T172"> </text:span></text:span><text:span text:style-name="_5f_pointillés_20_gris"><text:span text:style-name="T70"></text:span></text:span><text:span text:style-name="_5f_pointillés_20_gris"><text:span text:style-name="T172"> </text:span></text:span><text:span text:style-name="_5f_pointillés_20_gris"><text:span text:style-name="T129">b</text:span></text:span><text:span text:style-name="_5f_pointillés_20_gris"><text:span text:style-name="T173"> </text:span></text:span><text:span text:style-name="_5f_pointillés_20_gris"><text:span text:style-name="T72"></text:span></text:span><text:span text:style-name="_5f_pointillés_20_gris"><text:span text:style-name="T173"> </text:span></text:span><text:span text:style-name="_5f_pointillés_20_gris"><text:span text:style-name="T192">6</text:span></text:span><text:span text:style-name="_5f_pointillés_20_gris"><text:span text:style-name="T173"> </text:span></text:span><text:span text:style-name="_5f_pointillés_20_gris"><text:span text:style-name="T72"></text:span></text:span><text:span text:style-name="_5f_pointillés_20_gris"><text:span text:style-name="T173"> </text:span></text:span><text:span text:style-name="_5f_pointillés_20_gris"><text:span text:style-name="T192">2</text:span></text:span><text:span text:style-name="_5f_pointillés_20_gris"><text:span text:style-name="T128">a</text:span></text:span></text:p>
      <text:p text:style-name="P102"><text:span text:style-name="_5f_pointillés_20_gris"><text:span text:style-name="T177">F</text:span></text:span><text:span text:style-name="_5f_pointillés_20_gris"><text:span text:style-name="T194"> </text:span></text:span><text:span text:style-name="_5f_pointillés_20_gris"><text:span text:style-name="T193">= </text:span></text:span><text:span text:style-name="_5f_pointillés_20_gris"><text:span text:style-name="T130">a +</text:span></text:span><text:span text:style-name="_5f_pointillés_20_gris"><text:span text:style-name="T132"> </text:span></text:span><text:span text:style-name="_5f_pointillés_20_gris"><text:span text:style-name="T193">15</text:span></text:span></text:p>
      <text:p text:style-name="P107"><text:span text:style-name="_5f_BVS"><text:span text:style-name="T383">G </text:span></text:span><text:span text:style-name="_5f_BVS"><text:span text:style-name="T345">=</text:span></text:span><text:span text:style-name="_5f_BVS"><text:span text:style-name="T301"> </text:span></text:span><text:span text:style-name="_5f_BVS">7</text:span><text:span text:style-name="_5f_pointillés_20_gris"><text:span text:style-name="T244"> </text:span></text:span><text:span text:style-name="_5f_BVS"><text:span text:style-name="T346">−</text:span></text:span><text:span text:style-name="_5f_pointillés_20_gris"><text:span text:style-name="T245"> </text:span></text:span><text:span text:style-name="_5f_BVS">[(2</text:span><text:span text:style-name="_5f_pointillés_20_gris"><text:span text:style-name="T244"> </text:span></text:span><text:span text:style-name="_5f_BVS"><text:span text:style-name="T346">−</text:span></text:span><text:span text:style-name="_5f_pointillés_20_gris"><text:span text:style-name="T245"> </text:span></text:span><text:span text:style-name="_5f_BVS"><text:span text:style-name="T322">a</text:span></text:span><text:span text:style-name="_5f_BVS">)</text:span><text:span text:style-name="_5f_pointillés_20_gris"><text:span text:style-name="T244"> </text:span></text:span><text:span text:style-name="_5f_BVS"><text:span text:style-name="T346">−</text:span></text:span><text:span text:style-name="_5f_pointillés_20_gris"><text:span text:style-name="T245"> </text:span></text:span><text:span text:style-name="_5f_BVS">(2</text:span><text:span text:style-name="_5f_BVS"><text:span text:style-name="T294"> </text:span></text:span><text:span text:style-name="_5f_BVS"><text:span text:style-name="T353"></text:span></text:span><text:span text:style-name="_5f_BVS"><text:span text:style-name="T294"> </text:span></text:span><text:span text:style-name="_5f_BVS"><text:span text:style-name="T320">a</text:span></text:span><text:span text:style-name="_5f_BVS">)</text:span><text:span text:style-name="_5f_BVS"><text:span text:style-name="T294"> </text:span></text:span><text:span text:style-name="_5f_BVS"><text:span text:style-name="T353"></text:span></text:span><text:span text:style-name="_5f_BVS"><text:span text:style-name="T294"> </text:span></text:span><text:span text:style-name="_5f_BVS">9]</text:span><text:span text:style-name="_5f_BVS"><text:span text:style-name="T294"> </text:span></text:span><text:span text:style-name="_5f_BVS"><text:span text:style-name="T353"></text:span></text:span><text:span text:style-name="_5f_BVS"><text:span text:style-name="T294"> </text:span></text:span><text:span text:style-name="_5f_BVS">(</text:span><text:span text:style-name="_5f_BVS"><text:span text:style-name="T321">b</text:span></text:span><text:span text:style-name="_5f_pointillés_20_gris"><text:span text:style-name="T246"> </text:span></text:span><text:span text:style-name="_5f_BVS"><text:span text:style-name="T346">−</text:span></text:span><text:span text:style-name="_5f_pointillés_20_gris"><text:span text:style-name="T245"> </text:span></text:span><text:span text:style-name="_5f_BVS">5)</text:span></text:p>
      <text:p text:style-name="P103"><text:span text:style-name="_5f_BVS"><text:span text:style-name="T349">G </text:span></text:span><text:span text:style-name="_5f_BVS"><text:span text:style-name="T348">=</text:span></text:span><text:span text:style-name="_5f_BVS"><text:span text:style-name="T302"> </text:span></text:span><text:span text:style-name="_5f_BVS"><text:span text:style-name="T400">7</text:span></text:span><text:span text:style-name="_5f_pointillés_20_gris"><text:span text:style-name="T250"> </text:span></text:span><text:span text:style-name="_5f_BVS"><text:span text:style-name="T347">−</text:span></text:span><text:span text:style-name="_5f_pointillés_20_gris"><text:span text:style-name="T251"> </text:span></text:span><text:span text:style-name="_5f_BVS"><text:span text:style-name="T400">[2</text:span></text:span><text:span text:style-name="_5f_pointillés_20_gris"><text:span text:style-name="T250"> </text:span></text:span><text:span text:style-name="_5f_BVS"><text:span text:style-name="T347">−</text:span></text:span><text:span text:style-name="_5f_pointillés_20_gris"><text:span text:style-name="T251"> </text:span></text:span><text:span text:style-name="_5f_BVS"><text:span text:style-name="T324">a</text:span></text:span><text:span text:style-name="_5f_pointillés_20_gris"><text:span text:style-name="T250"> </text:span></text:span><text:span text:style-name="_5f_BVS"><text:span text:style-name="T347">−</text:span></text:span><text:span text:style-name="_5f_pointillés_20_gris"><text:span text:style-name="T251"> </text:span></text:span><text:span text:style-name="_5f_BVS"><text:span text:style-name="T400">2</text:span></text:span><text:span text:style-name="_5f_BVS"><text:span text:style-name="T295"> </text:span></text:span><text:span text:style-name="_5f_BVS"><text:span text:style-name="T347">−</text:span></text:span><text:span text:style-name="_5f_BVS"><text:span text:style-name="T295"> </text:span></text:span><text:span text:style-name="_5f_BVS"><text:span text:style-name="T325">a</text:span></text:span><text:span text:style-name="_5f_BVS"><text:span text:style-name="T295"> </text:span></text:span><text:span text:style-name="_5f_BVS"><text:span text:style-name="T357"></text:span></text:span><text:span text:style-name="_5f_BVS"><text:span text:style-name="T295"> </text:span></text:span><text:span text:style-name="_5f_BVS"><text:span text:style-name="T400">9]</text:span></text:span><text:span text:style-name="_5f_BVS"><text:span text:style-name="T295"> </text:span></text:span><text:span text:style-name="_5f_BVS"><text:span text:style-name="T357"></text:span></text:span><text:span text:style-name="_5f_BVS"><text:span text:style-name="T295"> </text:span></text:span><text:span text:style-name="_5f_BVS"><text:span text:style-name="T326">b</text:span></text:span><text:span text:style-name="_5f_pointillés_20_gris"><text:span text:style-name="T252"> </text:span></text:span><text:span text:style-name="_5f_BVS"><text:span text:style-name="T347">−</text:span></text:span><text:span text:style-name="_5f_pointillés_20_gris"><text:span text:style-name="T251"> </text:span></text:span><text:span text:style-name="_5f_BVS"><text:span text:style-name="T400">5</text:span></text:span></text:p>
      <text:p text:style-name="P100"><text:span text:style-name="_5f_BVS"><text:span text:style-name="T349">G </text:span></text:span><text:span text:style-name="_5f_BVS"><text:span text:style-name="T348">=</text:span></text:span><text:span text:style-name="_5f_BVS"><text:span text:style-name="T302"> </text:span></text:span><text:span text:style-name="_5f_BVS"><text:span text:style-name="T400">7</text:span></text:span><text:span text:style-name="_5f_pointillés_20_gris"><text:span text:style-name="T250"> </text:span></text:span><text:span text:style-name="_5f_BVS"><text:span text:style-name="T347">−</text:span></text:span><text:span text:style-name="_5f_pointillés_20_gris"><text:span text:style-name="T251"> </text:span></text:span><text:span text:style-name="_5f_BVS"><text:span text:style-name="T378">2</text:span></text:span><text:span text:style-name="_5f_BVS"><text:span text:style-name="T297"> </text:span></text:span><text:span text:style-name="_5f_BVS"><text:span text:style-name="T360"></text:span></text:span><text:span text:style-name="_5f_BVS"><text:span text:style-name="T297"> </text:span></text:span><text:span text:style-name="_5f_BVS"><text:span text:style-name="T332">a</text:span></text:span><text:span text:style-name="_5f_BVS"><text:span text:style-name="T297"> </text:span></text:span><text:span text:style-name="_5f_BVS"><text:span text:style-name="T360"></text:span></text:span><text:span text:style-name="_5f_BVS"><text:span text:style-name="T297"> </text:span></text:span><text:span text:style-name="_5f_BVS"><text:span text:style-name="T378">2</text:span></text:span><text:span text:style-name="_5f_BVS"><text:span text:style-name="T297"> </text:span></text:span><text:span text:style-name="_5f_BVS"><text:span text:style-name="T360"></text:span></text:span><text:span text:style-name="_5f_BVS"><text:span text:style-name="T297"> </text:span></text:span><text:span text:style-name="_5f_BVS"><text:span text:style-name="T334">a</text:span></text:span><text:span text:style-name="_5f_BVS"><text:span text:style-name="T297"> </text:span></text:span><text:span text:style-name="_5f_BVS"><text:span text:style-name="T367">−</text:span></text:span><text:span text:style-name="_5f_BVS"><text:span text:style-name="T297"> </text:span></text:span><text:span text:style-name="_5f_BVS"><text:span text:style-name="T378">9</text:span></text:span><text:span text:style-name="_5f_BVS"><text:span text:style-name="T297"> </text:span></text:span><text:span text:style-name="_5f_BVS"><text:span text:style-name="T360"></text:span></text:span><text:span text:style-name="_5f_BVS"><text:span text:style-name="T297"> </text:span></text:span><text:span text:style-name="_5f_BVS"><text:span text:style-name="T335">b</text:span></text:span><text:span text:style-name="_5f_pointillés_20_gris"><text:span text:style-name="T252"> </text:span></text:span><text:span text:style-name="_5f_BVS"><text:span text:style-name="T367">−</text:span></text:span><text:span text:style-name="_5f_pointillés_20_gris"><text:span text:style-name="T251"> </text:span></text:span><text:span text:style-name="_5f_BVS"><text:span text:style-name="T378">5</text:span></text:span></text:p>
      <text:p text:style-name="P99"><text:span text:style-name="_5f_BVS"><text:span text:style-name="T370">G </text:span></text:span><text:span text:style-name="_5f_BVS"><text:span text:style-name="T369">= </text:span></text:span><text:span text:style-name="_5f_BVS"><text:span text:style-name="T379">2</text:span></text:span><text:span text:style-name="_5f_BVS"><text:span text:style-name="T333">a</text:span></text:span><text:span text:style-name="_5f_pointillés_20_gris"><text:span text:style-name="T253"> </text:span></text:span><text:span text:style-name="_5f_BVS"><text:span text:style-name="T361"></text:span></text:span><text:span text:style-name="_5f_BVS"><text:span text:style-name="T298"> </text:span></text:span><text:span text:style-name="_5f_BVS"><text:span text:style-name="T335">b </text:span></text:span><text:span text:style-name="_5f_BVS"><text:span text:style-name="T368">−</text:span></text:span><text:span text:style-name="_5f_BVS"><text:span text:style-name="T307"> </text:span></text:span><text:span text:style-name="_5f_BVS"><text:span text:style-name="T378">7</text:span></text:span></text:p>
      <text:p text:style-name="P43"><text:span text:style-name="_5f_BVS"><text:span text:style-name="T37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3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OpenSymbol2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itmap_20_2" draw:display-name="Bitmap 2" xlink:href="Pictures/1000000000000462000000589ACB62EABBDEC34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text-position="0% 100%" style:font-name="Bitstream Vera Sans5" fo:font-family="'Bitstream Vera Sans'" style:font-style-name="Oblique" style:font-family-generic="swiss" style:font-pitch="variable" fo:font-size="10pt" fo:font-style="normal" style:text-underline-style="none" fo:font-weight="normal" fo:background-color="transparent" style:font-name-asian="OpenSymbol" style:font-family-asian="OpenSymbol" style:font-pitch-asian="variable" style:font-charset-asian="x-symbol" style:font-size-asian="10pt" style:font-style-asian="normal" style:font-name-complex="OpenSymbol" style:font-family-complex="OpenSymbol" style:font-pitch-complex="variable" style:font-charset-complex="x-symbol" style:font-size-complex="10pt" style:font-style-complex="normal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4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4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4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4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4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4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4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4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4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4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4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4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image text:level="1" xlink:href="Pictures/100008870000018B0000018B903A573EF2CBD1FA.svg" xlink:type="simple" xlink:show="embed" xlink:actuate="onLoad">
        <style:list-level-properties text:min-label-distance="0.25cm" fo:text-align="center" style:vertical-pos="middle" style:vertical-rel="line" fo:width="0.395cm" fo:height="0.395cm"/>
      </text:list-level-style-image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812de4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812de4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MT7" style:family="text">
      <style:text-properties officeooo:rsid="00812de4"/>
    </style:style>
    <style:style style:name="MT8" style:family="text">
      <style:text-properties fo:text-transform="uppercase" fo:color="#808080" loext:opacity="100%" style:font-name="Bitstream Vera Sans" fo:font-size="9pt" officeooo:rsid="003163d5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062063b" fo:background-color="transparent" loext:char-shading-value="0"/>
    </style:style>
    <style:style style:name="MT10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7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9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<draw:line text:anchor-type="paragraph" draw:z-index="12" draw:name="Forme3" draw:style-name="Mgr3" draw:text-style-name="MP24" svg:x1="12.014cm" svg:y1="0.36cm" svg:x2="20.497cm" svg:y2="0.36cm"><text:p/></draw:line><text:span text:style-name="MT6">S</text:span><text:span text:style-name="MT7">upprimer les parenthèses</text:span></text:p>
      </style:header>
      <style:footer>
        <text:p text:style-name="MP26"><draw:frame draw:style-name="Mfr1" draw:name="Cadre1" text:anchor-type="paragraph" svg:y="-0.06cm" draw:z-index="1"><draw:text-box fo:min-height="0.499cm" fo:min-width="1cm"><draw:frame draw:style-name="Mfr2" draw:name="Cadre2" text:anchor-type="frame" svg:x="0.45cm" svg:y="0.079cm" svg:width="0.817cm" draw:z-index="3"><draw:text-box fo:min-height="0.355cm"><text:p text:style-name="MP27"><draw:g text:anchor-type="paragraph" draw:z-index="5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21</text:page-number></text:p></draw:text-box></draw:frame><text:p text:style-name="MP29"><text:span text:style-name="MT8">C</text:span><text:span text:style-name="MT9">alcul littéral</text:span> • <text:span text:style-name="MT10">A7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5T09:51:46.843000000</dc:date>
    <meta:editing-duration>PT20H9M7S</meta:editing-duration>
    <meta:editing-cycles>169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2" meta:image-count="0" meta:object-count="0" meta:page-count="2" meta:paragraph-count="167" meta:word-count="1417" meta:character-count="4621" meta:non-whitespace-character-count="2959"/>
  </office:meta>
</office:document-meta>
</file>